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471cm"/>
    </style:style>
    <style:style style:name="co4" style:family="table-column">
      <style:table-column-properties fo:break-before="auto" style:column-width="1.192cm"/>
    </style:style>
    <style:style style:name="co5" style:family="table-column">
      <style:table-column-properties fo:break-before="auto" style:column-width="3.374cm"/>
    </style:style>
    <style:style style:name="co6" style:family="table-column">
      <style:table-column-properties fo:break-before="auto" style:column-width="2.08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37"/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0000f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00ff"/>
    </style:style>
    <style:style style:name="ce8" style:family="table-cell" style:parent-style-name="Default">
      <style:table-cell-properties fo:background-color="#66ff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66ff00"/>
    </style:style>
    <style:style style:name="ce10" style:family="table-cell" style:parent-style-name="Default">
      <style:table-cell-properties fo:background-color="#9999cc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9999cc"/>
    </style:style>
    <style:style style:name="ce12" style:family="table-cell" style:parent-style-name="Default">
      <style:table-cell-properties fo:background-color="#99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990000"/>
    </style:style>
    <style:style style:name="ce14" style:family="table-cell" style:parent-style-name="Default">
      <style:table-cell-properties fo:border-bottom="none" fo:border-left="0.002cm solid #000000" fo:border-right="none" fo:border-top="0.002cm solid #000000"/>
    </style:style>
    <style:style style:name="ce15" style:family="table-cell" style:parent-style-name="Default">
      <style:table-cell-properties fo:border-bottom="none" fo:border-left="0.002cm solid #000000" fo:border-right="none" fo:border-top="none"/>
    </style:style>
    <style:style style:name="ce16" style:family="table-cell" style:parent-style-name="Default">
      <style:table-cell-properties fo:border-bottom="0.002cm solid #000000" fo:border-left="0.002cm solid #000000" fo:border-right="none" fo:border-top="none"/>
    </style:style>
    <style:style style:name="ce17" style:family="table-cell" style:parent-style-name="Default">
      <style:table-cell-properties fo:background-color="#000000"/>
      <style:text-properties style:use-window-font-color="true" fo:font-weight="bold" style:font-weight-asian="bold" style:font-weight-complex="bold"/>
    </style:style>
    <style:style style:name="ce18" style:family="table-cell" style:parent-style-name="Default">
      <style:table-cell-properties fo:background-color="#000000"/>
      <style:text-properties style:use-window-font-color="true"/>
    </style:style>
    <style:style style:name="ce19" style:family="table-cell" style:parent-style-name="Default">
      <style:table-cell-properties fo:border-bottom="none" fo:border-left="none" fo:border-right="none" fo:border-top="0.002cm solid #000000"/>
    </style:style>
    <style:style style:name="ce20" style:family="table-cell" style:parent-style-name="Default">
      <style:table-cell-properties fo:border-bottom="0.002cm solid #000000" fo:border-left="none" fo:border-right="none" fo:border-top="none"/>
    </style:style>
    <style:style style:name="ce21" style:family="table-cell" style:parent-style-name="Default">
      <style:table-cell-properties fo:border-bottom="none" fo:border-left="none" fo:border-right="0.002cm solid #000000" fo:border-top="0.002cm solid #000000"/>
    </style:style>
    <style:style style:name="ce22" style:family="table-cell" style:parent-style-name="Default">
      <style:table-cell-properties fo:border-bottom="none" fo:border-left="none" fo:border-right="0.002cm solid #000000" fo:border-top="none"/>
    </style:style>
    <style:style style:name="ce24" style:family="table-cell" style:parent-style-name="Default">
      <style:table-cell-properties fo:border-bottom="0.002cm solid #000000" fo:border-left="none" fo:border-right="0.002cm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Overview" table:style-name="ta1" table:print="false">
        <table:table-column table:style-name="co3" table:default-cell-style-name="Default"/>
        <table:table-column table:style-name="co2" table:number-columns-repeated="296" table:default-cell-style-name="Default"/>
        <table:table-row table:style-name="ro1">
          <table:table-cell office:value-type="string">
            <text:p>Date:</text:p>
          </table:table-cell>
          <table:table-cell table:style-name="ce3" office:value-type="date" office:date-value="2017-11-14">
            <text:p>14.11.17</text:p>
          </table:table-cell>
          <table:table-cell table:style-name="ce3" table:number-columns-repeated="295"/>
        </table:table-row>
        <table:table-row table:style-name="ro3">
          <table:table-cell office:value-type="string">
            <text:p>Ranked Games:</text:p>
          </table:table-cell>
          <table:table-cell office:value-type="float" office:value="243">
            <text:p>243</text:p>
          </table:table-cell>
          <table:table-cell table:number-columns-repeated="295"/>
        </table:table-row>
        <table:table-row table:style-name="ro3">
          <table:table-cell office:value-type="string">
            <text:p>Custom Games:</text:p>
          </table:table-cell>
          <table:table-cell office:value-type="float" office:value="310">
            <text:p>310</text:p>
          </table:table-cell>
          <table:table-cell table:number-columns-repeated="295"/>
        </table:table-row>
        <table:table-row table:style-name="ro1">
          <table:table-cell office:value-type="string">
            <text:p>Total Players:</text:p>
          </table:table-cell>
          <table:table-cell office:value-type="float" office:value="1944">
            <text:p>1944</text:p>
          </table:table-cell>
          <table:table-cell table:number-columns-repeated="295"/>
        </table:table-row>
        <table:table-row table:style-name="ro3">
          <table:table-cell office:value-type="string">
            <text:p>Avg Gametime:</text:p>
          </table:table-cell>
          <table:table-cell office:value-type="float" office:value="23.0458847736626">
            <text:p>23,0458847737</text:p>
          </table:table-cell>
          <table:table-cell table:number-columns-repeated="295"/>
        </table:table-row>
        <table:table-row table:style-name="ro3">
          <table:table-cell office:value-type="string">
            <text:p>Avg Level:</text:p>
          </table:table-cell>
          <table:table-cell office:value-type="float" office:value="13.6008230452675">
            <text:p>13,6008230453</text:p>
          </table:table-cell>
          <table:table-cell table:number-columns-repeated="295"/>
        </table:table-row>
        <table:table-row table:style-name="ro3">
          <table:table-cell office:value-type="string">
            <text:p>Wins East:</text:p>
          </table:table-cell>
          <table:table-cell office:value-type="float" office:value="126">
            <text:p>126</text:p>
          </table:table-cell>
          <table:table-cell table:number-columns-repeated="295"/>
        </table:table-row>
        <table:table-row table:style-name="ro3">
          <table:table-cell office:value-type="string">
            <text:p>Wins West:</text:p>
          </table:table-cell>
          <table:table-cell office:value-type="float" office:value="117">
            <text:p>117</text:p>
          </table:table-cell>
          <table:table-cell table:number-columns-repeated="295"/>
        </table:table-row>
        <table:table-row table:style-name="ro3">
          <table:table-cell office:value-type="string">
            <text:p>Forsaken picks:</text:p>
          </table:table-cell>
          <table:table-cell office:value-type="float" office:value="318">
            <text:p>318</text:p>
          </table:table-cell>
          <table:table-cell table:number-columns-repeated="295"/>
        </table:table-row>
        <table:table-row table:style-name="ro3">
          <table:table-cell office:value-type="string">
            <text:p>Grove picks:</text:p>
          </table:table-cell>
          <table:table-cell office:value-type="float" office:value="202">
            <text:p>202</text:p>
          </table:table-cell>
          <table:table-cell table:number-columns-repeated="295"/>
        </table:table-row>
        <table:table-row table:style-name="ro3">
          <table:table-cell office:value-type="string">
            <text:p>Mech picks:</text:p>
          </table:table-cell>
          <table:table-cell office:value-type="float" office:value="269">
            <text:p>269</text:p>
          </table:table-cell>
          <table:table-cell table:number-columns-repeated="295"/>
        </table:table-row>
        <table:table-row table:style-name="ro3">
          <table:table-cell office:value-type="string">
            <text:p>Forsaken picks:</text:p>
          </table:table-cell>
          <table:table-cell office:value-type="float" office:value="212">
            <text:p>212</text:p>
          </table:table-cell>
          <table:table-cell table:number-columns-repeated="295"/>
        </table:table-row>
        <table:table-row table:style-name="ro3">
          <table:table-cell office:value-type="string">
            <text:p>Mastermind picks:</text:p>
          </table:table-cell>
          <table:table-cell office:value-type="float" office:value="943">
            <text:p>943</text:p>
          </table:table-cell>
          <table:table-cell table:number-columns-repeated="295"/>
        </table:table-row>
        <table:table-row table:style-name="ro3">
          <table:table-cell office:value-type="string">
            <text:p>Forsaken wins:</text:p>
          </table:table-cell>
          <table:table-cell office:value-type="float" office:value="176">
            <text:p>176</text:p>
          </table:table-cell>
          <table:table-cell table:number-columns-repeated="295"/>
        </table:table-row>
        <table:table-row table:style-name="ro3">
          <table:table-cell office:value-type="string">
            <text:p>Grove wins:</text:p>
          </table:table-cell>
          <table:table-cell office:value-type="float" office:value="117">
            <text:p>117</text:p>
          </table:table-cell>
          <table:table-cell table:number-columns-repeated="295"/>
        </table:table-row>
        <table:table-row table:style-name="ro3">
          <table:table-cell office:value-type="string">
            <text:p>Mech wins:</text:p>
          </table:table-cell>
          <table:table-cell office:value-type="float" office:value="178">
            <text:p>178</text:p>
          </table:table-cell>
          <table:table-cell table:number-columns-repeated="295"/>
        </table:table-row>
        <table:table-row table:style-name="ro3">
          <table:table-cell office:value-type="string">
            <text:p>Forsaken wins:</text:p>
          </table:table-cell>
          <table:table-cell office:value-type="float" office:value="91">
            <text:p>91</text:p>
          </table:table-cell>
          <table:table-cell table:number-columns-repeated="295"/>
        </table:table-row>
        <table:table-row table:style-name="ro3">
          <table:table-cell office:value-type="string">
            <text:p>Mastermind wins:</text:p>
          </table:table-cell>
          <table:table-cell office:value-type="float" office:value="410">
            <text:p>410</text:p>
          </table:table-cell>
          <table:table-cell table:number-columns-repeated="295"/>
        </table:table-row>
        <table:table-row table:style-name="ro3">
          <table:table-cell office:value-type="string">
            <text:p>Games ended on 1: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3">
          <table:table-cell office:value-type="string">
            <text:p>Games ended on 2: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3">
          <table:table-cell office:value-type="string">
            <text:p>Games ended on 3: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3">
          <table:table-cell office:value-type="string">
            <text:p>Games ended on 4: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3">
          <table:table-cell office:value-type="string">
            <text:p>Games ended on 5:</text:p>
          </table:table-cell>
          <table:table-cell office:value-type="float" office:value="2">
            <text:p>2</text:p>
          </table:table-cell>
          <table:table-cell table:number-columns-repeated="295"/>
        </table:table-row>
        <table:table-row table:style-name="ro3">
          <table:table-cell office:value-type="string">
            <text:p>Games ended on 6:</text:p>
          </table:table-cell>
          <table:table-cell office:value-type="float" office:value="3">
            <text:p>3</text:p>
          </table:table-cell>
          <table:table-cell table:number-columns-repeated="295"/>
        </table:table-row>
        <table:table-row table:style-name="ro3">
          <table:table-cell office:value-type="string">
            <text:p>Games ended on 7:</text:p>
          </table:table-cell>
          <table:table-cell office:value-type="float" office:value="1">
            <text:p>1</text:p>
          </table:table-cell>
          <table:table-cell table:number-columns-repeated="295"/>
        </table:table-row>
        <table:table-row table:style-name="ro3">
          <table:table-cell office:value-type="string">
            <text:p>Games ended on 8: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3">
          <table:table-cell office:value-type="string">
            <text:p>Games ended on 9:</text:p>
          </table:table-cell>
          <table:table-cell office:value-type="float" office:value="15">
            <text:p>15</text:p>
          </table:table-cell>
          <table:table-cell table:number-columns-repeated="295"/>
        </table:table-row>
        <table:table-row table:style-name="ro3">
          <table:table-cell office:value-type="string">
            <text:p>Games ended on 10:</text:p>
          </table:table-cell>
          <table:table-cell office:value-type="float" office:value="1">
            <text:p>1</text:p>
          </table:table-cell>
          <table:table-cell table:number-columns-repeated="295"/>
        </table:table-row>
        <table:table-row table:style-name="ro3">
          <table:table-cell office:value-type="string">
            <text:p>Games ended on 11:</text:p>
          </table:table-cell>
          <table:table-cell office:value-type="float" office:value="5">
            <text:p>5</text:p>
          </table:table-cell>
          <table:table-cell table:number-columns-repeated="295"/>
        </table:table-row>
        <table:table-row table:style-name="ro3">
          <table:table-cell office:value-type="string">
            <text:p>Games ended on 12</text:p>
          </table:table-cell>
          <table:table-cell office:value-type="float" office:value="10">
            <text:p>10</text:p>
          </table:table-cell>
          <table:table-cell table:number-columns-repeated="295"/>
        </table:table-row>
        <table:table-row table:style-name="ro3">
          <table:table-cell office:value-type="string">
            <text:p>Games ended on 13:</text:p>
          </table:table-cell>
          <table:table-cell office:value-type="float" office:value="104">
            <text:p>104</text:p>
          </table:table-cell>
          <table:table-cell table:number-columns-repeated="295"/>
        </table:table-row>
        <table:table-row table:style-name="ro3">
          <table:table-cell office:value-type="string">
            <text:p>Games ended on 14:</text:p>
          </table:table-cell>
          <table:table-cell office:value-type="float" office:value="35">
            <text:p>35</text:p>
          </table:table-cell>
          <table:table-cell table:number-columns-repeated="295"/>
        </table:table-row>
        <table:table-row table:style-name="ro3">
          <table:table-cell office:value-type="string">
            <text:p>Games ended on 15:</text:p>
          </table:table-cell>
          <table:table-cell office:value-type="float" office:value="6">
            <text:p>6</text:p>
          </table:table-cell>
          <table:table-cell table:number-columns-repeated="295"/>
        </table:table-row>
        <table:table-row table:style-name="ro3">
          <table:table-cell office:value-type="string">
            <text:p>Games ended on 16:</text:p>
          </table:table-cell>
          <table:table-cell office:value-type="float" office:value="31">
            <text:p>31</text:p>
          </table:table-cell>
          <table:table-cell table:number-columns-repeated="295"/>
        </table:table-row>
        <table:table-row table:style-name="ro3">
          <table:table-cell office:value-type="string">
            <text:p>Games ended on 17:</text:p>
          </table:table-cell>
          <table:table-cell office:value-type="float" office:value="23">
            <text:p>23</text:p>
          </table:table-cell>
          <table:table-cell table:number-columns-repeated="295"/>
        </table:table-row>
        <table:table-row table:style-name="ro3">
          <table:table-cell office:value-type="string">
            <text:p>Games ended on 18:</text:p>
          </table:table-cell>
          <table:table-cell office:value-type="float" office:value="3">
            <text:p>3</text:p>
          </table:table-cell>
          <table:table-cell table:number-columns-repeated="295"/>
        </table:table-row>
        <table:table-row table:style-name="ro3">
          <table:table-cell office:value-type="string">
            <text:p>Games ended on 19:</text:p>
          </table:table-cell>
          <table:table-cell office:value-type="float" office:value="3">
            <text:p>3</text:p>
          </table:table-cell>
          <table:table-cell table:number-columns-repeated="295"/>
        </table:table-row>
        <table:table-row table:style-name="ro3">
          <table:table-cell office:value-type="string">
            <text:p>Games ended on 20:</text:p>
          </table:table-cell>
          <table:table-cell office:value-type="float" office:value="1">
            <text:p>1</text:p>
          </table:table-cell>
          <table:table-cell table:number-columns-repeated="295"/>
        </table:table-row>
        <table:table-row table:style-name="ro3">
          <table:table-cell office:value-type="string">
            <text:p>Games ended on 21: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3">
          <table:table-cell office:value-type="string">
            <text:p>Element worker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worker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worker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worker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workers lvl 5</text:p>
          </table:table-cell>
          <table:table-cell office:value-type="float" office:value="3.5">
            <text:p>3,5</text:p>
          </table:table-cell>
          <table:table-cell table:number-columns-repeated="295"/>
        </table:table-row>
        <table:table-row table:style-name="ro3">
          <table:table-cell office:value-type="string">
            <text:p>Element workers lvl 6</text:p>
          </table:table-cell>
          <table:table-cell office:value-type="float" office:value="4.33333333333333">
            <text:p>4,3333333333</text:p>
          </table:table-cell>
          <table:table-cell table:number-columns-repeated="295"/>
        </table:table-row>
        <table:table-row table:style-name="ro3">
          <table:table-cell office:value-type="string">
            <text:p>Element workers lvl 7</text:p>
          </table:table-cell>
          <table:table-cell office:value-type="float" office:value="7">
            <text:p>7</text:p>
          </table:table-cell>
          <table:table-cell table:number-columns-repeated="295"/>
        </table:table-row>
        <table:table-row table:style-name="ro3">
          <table:table-cell office:value-type="string">
            <text:p>Element workers lvl 8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workers lvl 9</text:p>
          </table:table-cell>
          <table:table-cell office:value-type="float" office:value="5.69230769230769">
            <text:p>5,6923076923</text:p>
          </table:table-cell>
          <table:table-cell table:number-columns-repeated="295"/>
        </table:table-row>
        <table:table-row table:style-name="ro3">
          <table:table-cell office:value-type="string">
            <text:p>Element workers lvl 10</text:p>
          </table:table-cell>
          <table:table-cell office:value-type="float" office:value="6.5">
            <text:p>6,5</text:p>
          </table:table-cell>
          <table:table-cell table:number-columns-repeated="295"/>
        </table:table-row>
        <table:table-row table:style-name="ro3">
          <table:table-cell office:value-type="string">
            <text:p>Element workers lvl 11</text:p>
          </table:table-cell>
          <table:table-cell office:value-type="float" office:value="9.57142857142857">
            <text:p>9,5714285714</text:p>
          </table:table-cell>
          <table:table-cell table:number-columns-repeated="295"/>
        </table:table-row>
        <table:table-row table:style-name="ro3">
          <table:table-cell office:value-type="string">
            <text:p>Element workers lvl 12</text:p>
          </table:table-cell>
          <table:table-cell office:value-type="float" office:value="8.16666666666667">
            <text:p>8,1666666667</text:p>
          </table:table-cell>
          <table:table-cell table:number-columns-repeated="295"/>
        </table:table-row>
        <table:table-row table:style-name="ro3">
          <table:table-cell office:value-type="string">
            <text:p>Element workers lvl 13</text:p>
          </table:table-cell>
          <table:table-cell office:value-type="float" office:value="9.61333333333333">
            <text:p>9,6133333333</text:p>
          </table:table-cell>
          <table:table-cell table:number-columns-repeated="295"/>
        </table:table-row>
        <table:table-row table:style-name="ro3">
          <table:table-cell office:value-type="string">
            <text:p>Element workers lvl 14</text:p>
          </table:table-cell>
          <table:table-cell office:value-type="float" office:value="9.90196078431373">
            <text:p>9,9019607843</text:p>
          </table:table-cell>
          <table:table-cell table:number-columns-repeated="295"/>
        </table:table-row>
        <table:table-row table:style-name="ro3">
          <table:table-cell office:value-type="string">
            <text:p>Element workers lvl 15</text:p>
          </table:table-cell>
          <table:table-cell office:value-type="float" office:value="11.6666666666667">
            <text:p>11,6666666667</text:p>
          </table:table-cell>
          <table:table-cell table:number-columns-repeated="295"/>
        </table:table-row>
        <table:table-row table:style-name="ro3">
          <table:table-cell office:value-type="string">
            <text:p>Element workers lvl 16</text:p>
          </table:table-cell>
          <table:table-cell office:value-type="float" office:value="10.6410256410256">
            <text:p>10,641025641</text:p>
          </table:table-cell>
          <table:table-cell table:number-columns-repeated="295"/>
        </table:table-row>
        <table:table-row table:style-name="ro3">
          <table:table-cell office:value-type="string">
            <text:p>Element workers lvl 17</text:p>
          </table:table-cell>
          <table:table-cell office:value-type="float" office:value="11.8636363636364">
            <text:p>11,8636363636</text:p>
          </table:table-cell>
          <table:table-cell table:number-columns-repeated="295"/>
        </table:table-row>
        <table:table-row table:style-name="ro3">
          <table:table-cell office:value-type="string">
            <text:p>Element workers lvl 18</text:p>
          </table:table-cell>
          <table:table-cell office:value-type="float" office:value="12">
            <text:p>12</text:p>
          </table:table-cell>
          <table:table-cell table:number-columns-repeated="295"/>
        </table:table-row>
        <table:table-row table:style-name="ro3">
          <table:table-cell office:value-type="string">
            <text:p>Element workers lvl 19</text:p>
          </table:table-cell>
          <table:table-cell office:value-type="float" office:value="9.33333333333333">
            <text:p>9,3333333333</text:p>
          </table:table-cell>
          <table:table-cell table:number-columns-repeated="295"/>
        </table:table-row>
        <table:table-row table:style-name="ro3">
          <table:table-cell office:value-type="string">
            <text:p>Element workers lvl 20</text:p>
          </table:table-cell>
          <table:table-cell office:value-type="float" office:value="10">
            <text:p>10</text:p>
          </table:table-cell>
          <table:table-cell table:number-columns-repeated="295"/>
        </table:table-row>
        <table:table-row table:style-name="ro3">
          <table:table-cell office:value-type="string">
            <text:p>Element worker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incom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incom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incom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income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income lvl 5</text:p>
          </table:table-cell>
          <table:table-cell office:value-type="float" office:value="57">
            <text:p>57</text:p>
          </table:table-cell>
          <table:table-cell table:number-columns-repeated="295"/>
        </table:table-row>
        <table:table-row table:style-name="ro3">
          <table:table-cell office:value-type="string">
            <text:p>Element income lvl 6</text:p>
          </table:table-cell>
          <table:table-cell office:value-type="float" office:value="76.6666666666667">
            <text:p>76,6666666667</text:p>
          </table:table-cell>
          <table:table-cell table:number-columns-repeated="295"/>
        </table:table-row>
        <table:table-row table:style-name="ro3">
          <table:table-cell office:value-type="string">
            <text:p>Element income lvl 7</text:p>
          </table:table-cell>
          <table:table-cell office:value-type="float" office:value="120">
            <text:p>120</text:p>
          </table:table-cell>
          <table:table-cell table:number-columns-repeated="295"/>
        </table:table-row>
        <table:table-row table:style-name="ro3">
          <table:table-cell office:value-type="string">
            <text:p>Element income lvl 8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income lvl 9</text:p>
          </table:table-cell>
          <table:table-cell office:value-type="float" office:value="109.846153846154">
            <text:p>109,8461538462</text:p>
          </table:table-cell>
          <table:table-cell table:number-columns-repeated="295"/>
        </table:table-row>
        <table:table-row table:style-name="ro3">
          <table:table-cell office:value-type="string">
            <text:p>Element income lvl 10</text:p>
          </table:table-cell>
          <table:table-cell office:value-type="float" office:value="135.5">
            <text:p>135,5</text:p>
          </table:table-cell>
          <table:table-cell table:number-columns-repeated="295"/>
        </table:table-row>
        <table:table-row table:style-name="ro3">
          <table:table-cell office:value-type="string">
            <text:p>Element income lvl 11</text:p>
          </table:table-cell>
          <table:table-cell office:value-type="float" office:value="173.714285714286">
            <text:p>173,7142857143</text:p>
          </table:table-cell>
          <table:table-cell table:number-columns-repeated="295"/>
        </table:table-row>
        <table:table-row table:style-name="ro3">
          <table:table-cell office:value-type="string">
            <text:p>Element income lvl 12</text:p>
          </table:table-cell>
          <table:table-cell office:value-type="float" office:value="205.916666666667">
            <text:p>205,9166666667</text:p>
          </table:table-cell>
          <table:table-cell table:number-columns-repeated="295"/>
        </table:table-row>
        <table:table-row table:style-name="ro3">
          <table:table-cell office:value-type="string">
            <text:p>Element income lvl 13</text:p>
          </table:table-cell>
          <table:table-cell office:value-type="float" office:value="249.2">
            <text:p>249,2</text:p>
          </table:table-cell>
          <table:table-cell table:number-columns-repeated="295"/>
        </table:table-row>
        <table:table-row table:style-name="ro3">
          <table:table-cell office:value-type="string">
            <text:p>Element income lvl 14</text:p>
          </table:table-cell>
          <table:table-cell office:value-type="float" office:value="280.176470588235">
            <text:p>280,1764705882</text:p>
          </table:table-cell>
          <table:table-cell table:number-columns-repeated="295"/>
        </table:table-row>
        <table:table-row table:style-name="ro3">
          <table:table-cell office:value-type="string">
            <text:p>Element income lvl 15</text:p>
          </table:table-cell>
          <table:table-cell office:value-type="float" office:value="334.333333333333">
            <text:p>334,3333333333</text:p>
          </table:table-cell>
          <table:table-cell table:number-columns-repeated="295"/>
        </table:table-row>
        <table:table-row table:style-name="ro3">
          <table:table-cell office:value-type="string">
            <text:p>Element income lvl 16</text:p>
          </table:table-cell>
          <table:table-cell office:value-type="float" office:value="353.769230769231">
            <text:p>353,7692307692</text:p>
          </table:table-cell>
          <table:table-cell table:number-columns-repeated="295"/>
        </table:table-row>
        <table:table-row table:style-name="ro3">
          <table:table-cell office:value-type="string">
            <text:p>Element income lvl 17</text:p>
          </table:table-cell>
          <table:table-cell office:value-type="float" office:value="457">
            <text:p>457</text:p>
          </table:table-cell>
          <table:table-cell table:number-columns-repeated="295"/>
        </table:table-row>
        <table:table-row table:style-name="ro3">
          <table:table-cell office:value-type="string">
            <text:p>Element income lvl 18</text:p>
          </table:table-cell>
          <table:table-cell office:value-type="float" office:value="498.666666666667">
            <text:p>498,6666666667</text:p>
          </table:table-cell>
          <table:table-cell table:number-columns-repeated="295"/>
        </table:table-row>
        <table:table-row table:style-name="ro3">
          <table:table-cell office:value-type="string">
            <text:p>Element income lvl 19</text:p>
          </table:table-cell>
          <table:table-cell office:value-type="float" office:value="442.333333333333">
            <text:p>442,3333333333</text:p>
          </table:table-cell>
          <table:table-cell table:number-columns-repeated="295"/>
        </table:table-row>
        <table:table-row table:style-name="ro3">
          <table:table-cell office:value-type="string">
            <text:p>Element income lvl 20</text:p>
          </table:table-cell>
          <table:table-cell office:value-type="float" office:value="476">
            <text:p>476</text:p>
          </table:table-cell>
          <table:table-cell table:number-columns-repeated="295"/>
        </table:table-row>
        <table:table-row table:style-name="ro3">
          <table:table-cell office:value-type="string">
            <text:p>Element incom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valu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valu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valu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value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value lvl 5</text:p>
          </table:table-cell>
          <table:table-cell office:value-type="float" office:value="457.5">
            <text:p>457,5</text:p>
          </table:table-cell>
          <table:table-cell table:number-columns-repeated="295"/>
        </table:table-row>
        <table:table-row table:style-name="ro3">
          <table:table-cell office:value-type="string">
            <text:p>Element value lvl 6</text:p>
          </table:table-cell>
          <table:table-cell office:value-type="float" office:value="558.333333333333">
            <text:p>558,3333333333</text:p>
          </table:table-cell>
          <table:table-cell table:number-columns-repeated="295"/>
        </table:table-row>
        <table:table-row table:style-name="ro3">
          <table:table-cell office:value-type="string">
            <text:p>Element value lvl 7</text:p>
          </table:table-cell>
          <table:table-cell office:value-type="float" office:value="190">
            <text:p>190</text:p>
          </table:table-cell>
          <table:table-cell table:number-columns-repeated="295"/>
        </table:table-row>
        <table:table-row table:style-name="ro3">
          <table:table-cell office:value-type="string">
            <text:p>Element value lvl 8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value lvl 9</text:p>
          </table:table-cell>
          <table:table-cell office:value-type="float" office:value="993.076923076923">
            <text:p>993,0769230769</text:p>
          </table:table-cell>
          <table:table-cell table:number-columns-repeated="295"/>
        </table:table-row>
        <table:table-row table:style-name="ro3">
          <table:table-cell office:value-type="string">
            <text:p>Element value lvl 10</text:p>
          </table:table-cell>
          <table:table-cell office:value-type="float" office:value="1260">
            <text:p>1260</text:p>
          </table:table-cell>
          <table:table-cell table:number-columns-repeated="295"/>
        </table:table-row>
        <table:table-row table:style-name="ro3">
          <table:table-cell office:value-type="string">
            <text:p>Element value lvl 11</text:p>
          </table:table-cell>
          <table:table-cell office:value-type="float" office:value="1212.85714285714">
            <text:p>1212,8571428571</text:p>
          </table:table-cell>
          <table:table-cell table:number-columns-repeated="295"/>
        </table:table-row>
        <table:table-row table:style-name="ro3">
          <table:table-cell office:value-type="string">
            <text:p>Element value lvl 12</text:p>
          </table:table-cell>
          <table:table-cell office:value-type="float" office:value="1722.91666666667">
            <text:p>1722,9166666667</text:p>
          </table:table-cell>
          <table:table-cell table:number-columns-repeated="295"/>
        </table:table-row>
        <table:table-row table:style-name="ro3">
          <table:table-cell office:value-type="string">
            <text:p>Element value lvl 13</text:p>
          </table:table-cell>
          <table:table-cell office:value-type="float" office:value="2074.23333333333">
            <text:p>2074,2333333333</text:p>
          </table:table-cell>
          <table:table-cell table:number-columns-repeated="295"/>
        </table:table-row>
        <table:table-row table:style-name="ro3">
          <table:table-cell office:value-type="string">
            <text:p>Element value lvl 14</text:p>
          </table:table-cell>
          <table:table-cell office:value-type="float" office:value="2511.56862745098">
            <text:p>2511,568627451</text:p>
          </table:table-cell>
          <table:table-cell table:number-columns-repeated="295"/>
        </table:table-row>
        <table:table-row table:style-name="ro3">
          <table:table-cell office:value-type="string">
            <text:p>Element value lvl 15</text:p>
          </table:table-cell>
          <table:table-cell office:value-type="float" office:value="2785">
            <text:p>2785</text:p>
          </table:table-cell>
          <table:table-cell table:number-columns-repeated="295"/>
        </table:table-row>
        <table:table-row table:style-name="ro3">
          <table:table-cell office:value-type="string">
            <text:p>Element value lvl 16</text:p>
          </table:table-cell>
          <table:table-cell office:value-type="float" office:value="3397.69230769231">
            <text:p>3397,6923076923</text:p>
          </table:table-cell>
          <table:table-cell table:number-columns-repeated="295"/>
        </table:table-row>
        <table:table-row table:style-name="ro3">
          <table:table-cell office:value-type="string">
            <text:p>Element value lvl 17</text:p>
          </table:table-cell>
          <table:table-cell office:value-type="float" office:value="4145.90909090909">
            <text:p>4145,9090909091</text:p>
          </table:table-cell>
          <table:table-cell table:number-columns-repeated="295"/>
        </table:table-row>
        <table:table-row table:style-name="ro3">
          <table:table-cell office:value-type="string">
            <text:p>Element value lvl 18</text:p>
          </table:table-cell>
          <table:table-cell office:value-type="float" office:value="5003.33333333333">
            <text:p>5003,3333333333</text:p>
          </table:table-cell>
          <table:table-cell table:number-columns-repeated="295"/>
        </table:table-row>
        <table:table-row table:style-name="ro3">
          <table:table-cell office:value-type="string">
            <text:p>Element value lvl 19</text:p>
          </table:table-cell>
          <table:table-cell office:value-type="float" office:value="5498.33333333333">
            <text:p>5498,3333333333</text:p>
          </table:table-cell>
          <table:table-cell table:number-columns-repeated="295"/>
        </table:table-row>
        <table:table-row table:style-name="ro3">
          <table:table-cell office:value-type="string">
            <text:p>Element value lvl 20</text:p>
          </table:table-cell>
          <table:table-cell office:value-type="float" office:value="5890">
            <text:p>5890</text:p>
          </table:table-cell>
          <table:table-cell table:number-columns-repeated="295"/>
        </table:table-row>
        <table:table-row table:style-name="ro3">
          <table:table-cell office:value-type="string">
            <text:p>Element valu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kill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kill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kill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kill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kills lvl 5</text:p>
          </table:table-cell>
          <table:table-cell office:value-type="float" office:value="60.5">
            <text:p>60,5</text:p>
          </table:table-cell>
          <table:table-cell table:number-columns-repeated="295"/>
        </table:table-row>
        <table:table-row table:style-name="ro3">
          <table:table-cell office:value-type="string">
            <text:p>Element kills lvl 6</text:p>
          </table:table-cell>
          <table:table-cell office:value-type="float" office:value="70.6666666666667">
            <text:p>70,6666666667</text:p>
          </table:table-cell>
          <table:table-cell table:number-columns-repeated="295"/>
        </table:table-row>
        <table:table-row table:style-name="ro3">
          <table:table-cell office:value-type="string">
            <text:p>Element kills lvl 7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3">
          <table:table-cell office:value-type="string">
            <text:p>Element kills lvl 8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kills lvl 9</text:p>
          </table:table-cell>
          <table:table-cell office:value-type="float" office:value="107.384615384615">
            <text:p>107,3846153846</text:p>
          </table:table-cell>
          <table:table-cell table:number-columns-repeated="295"/>
        </table:table-row>
        <table:table-row table:style-name="ro3">
          <table:table-cell office:value-type="string">
            <text:p>Element kills lvl 10</text:p>
          </table:table-cell>
          <table:table-cell office:value-type="float" office:value="117.5">
            <text:p>117,5</text:p>
          </table:table-cell>
          <table:table-cell table:number-columns-repeated="295"/>
        </table:table-row>
        <table:table-row table:style-name="ro3">
          <table:table-cell office:value-type="string">
            <text:p>Element kills lvl 11</text:p>
          </table:table-cell>
          <table:table-cell office:value-type="float" office:value="126.428571428571">
            <text:p>126,4285714286</text:p>
          </table:table-cell>
          <table:table-cell table:number-columns-repeated="295"/>
        </table:table-row>
        <table:table-row table:style-name="ro3">
          <table:table-cell office:value-type="string">
            <text:p>Element kills lvl 12</text:p>
          </table:table-cell>
          <table:table-cell office:value-type="float" office:value="139.75">
            <text:p>139,75</text:p>
          </table:table-cell>
          <table:table-cell table:number-columns-repeated="295"/>
        </table:table-row>
        <table:table-row table:style-name="ro3">
          <table:table-cell office:value-type="string">
            <text:p>Element kills lvl 13</text:p>
          </table:table-cell>
          <table:table-cell office:value-type="float" office:value="148.686666666667">
            <text:p>148,6866666667</text:p>
          </table:table-cell>
          <table:table-cell table:number-columns-repeated="295"/>
        </table:table-row>
        <table:table-row table:style-name="ro3">
          <table:table-cell office:value-type="string">
            <text:p>Element kills lvl 14</text:p>
          </table:table-cell>
          <table:table-cell office:value-type="float" office:value="162.843137254902">
            <text:p>162,8431372549</text:p>
          </table:table-cell>
          <table:table-cell table:number-columns-repeated="295"/>
        </table:table-row>
        <table:table-row table:style-name="ro3">
          <table:table-cell office:value-type="string">
            <text:p>Element kills lvl 15</text:p>
          </table:table-cell>
          <table:table-cell office:value-type="float" office:value="168.222222222222">
            <text:p>168,2222222222</text:p>
          </table:table-cell>
          <table:table-cell table:number-columns-repeated="295"/>
        </table:table-row>
        <table:table-row table:style-name="ro3">
          <table:table-cell office:value-type="string">
            <text:p>Element kills lvl 16</text:p>
          </table:table-cell>
          <table:table-cell office:value-type="float" office:value="189.512820512821">
            <text:p>189,5128205128</text:p>
          </table:table-cell>
          <table:table-cell table:number-columns-repeated="295"/>
        </table:table-row>
        <table:table-row table:style-name="ro3">
          <table:table-cell office:value-type="string">
            <text:p>Element kills lvl 17</text:p>
          </table:table-cell>
          <table:table-cell office:value-type="float" office:value="204.090909090909">
            <text:p>204,0909090909</text:p>
          </table:table-cell>
          <table:table-cell table:number-columns-repeated="295"/>
        </table:table-row>
        <table:table-row table:style-name="ro3">
          <table:table-cell office:value-type="string">
            <text:p>Element kills lvl 18</text:p>
          </table:table-cell>
          <table:table-cell office:value-type="float" office:value="228">
            <text:p>228</text:p>
          </table:table-cell>
          <table:table-cell table:number-columns-repeated="295"/>
        </table:table-row>
        <table:table-row table:style-name="ro3">
          <table:table-cell office:value-type="string">
            <text:p>Element kills lvl 19</text:p>
          </table:table-cell>
          <table:table-cell office:value-type="float" office:value="227">
            <text:p>227</text:p>
          </table:table-cell>
          <table:table-cell table:number-columns-repeated="295"/>
        </table:table-row>
        <table:table-row table:style-name="ro3">
          <table:table-cell office:value-type="string">
            <text:p>Element kills lvl 20</text:p>
          </table:table-cell>
          <table:table-cell office:value-type="float" office:value="223">
            <text:p>223</text:p>
          </table:table-cell>
          <table:table-cell table:number-columns-repeated="295"/>
        </table:table-row>
        <table:table-row table:style-name="ro3">
          <table:table-cell office:value-type="string">
            <text:p>Element kill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leak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leak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leak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leak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leaks lvl 5</text:p>
          </table:table-cell>
          <table:table-cell office:value-type="float" office:value="4.5">
            <text:p>4,5</text:p>
          </table:table-cell>
          <table:table-cell table:number-columns-repeated="295"/>
        </table:table-row>
        <table:table-row table:style-name="ro3">
          <table:table-cell office:value-type="string">
            <text:p>Element leaks lvl 6</text:p>
          </table:table-cell>
          <table:table-cell office:value-type="float" office:value="11">
            <text:p>11</text:p>
          </table:table-cell>
          <table:table-cell table:number-columns-repeated="295"/>
        </table:table-row>
        <table:table-row table:style-name="ro3">
          <table:table-cell office:value-type="string">
            <text:p>Element leaks lvl 7</text:p>
          </table:table-cell>
          <table:table-cell office:value-type="float" office:value="82">
            <text:p>82</text:p>
          </table:table-cell>
          <table:table-cell table:number-columns-repeated="295"/>
        </table:table-row>
        <table:table-row table:style-name="ro3">
          <table:table-cell office:value-type="string">
            <text:p>Element leaks lvl 8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leaks lvl 9</text:p>
          </table:table-cell>
          <table:table-cell office:value-type="float" office:value="9.69230769230769">
            <text:p>9,6923076923</text:p>
          </table:table-cell>
          <table:table-cell table:number-columns-repeated="295"/>
        </table:table-row>
        <table:table-row table:style-name="ro3">
          <table:table-cell office:value-type="string">
            <text:p>Element leaks lvl 10</text:p>
          </table:table-cell>
          <table:table-cell office:value-type="float" office:value="4">
            <text:p>4</text:p>
          </table:table-cell>
          <table:table-cell table:number-columns-repeated="295"/>
        </table:table-row>
        <table:table-row table:style-name="ro3">
          <table:table-cell office:value-type="string">
            <text:p>Element leaks lvl 11</text:p>
          </table:table-cell>
          <table:table-cell office:value-type="float" office:value="7.42857142857143">
            <text:p>7,4285714286</text:p>
          </table:table-cell>
          <table:table-cell table:number-columns-repeated="295"/>
        </table:table-row>
        <table:table-row table:style-name="ro3">
          <table:table-cell office:value-type="string">
            <text:p>Element leaks lvl 12</text:p>
          </table:table-cell>
          <table:table-cell office:value-type="float" office:value="11.75">
            <text:p>11,75</text:p>
          </table:table-cell>
          <table:table-cell table:number-columns-repeated="295"/>
        </table:table-row>
        <table:table-row table:style-name="ro3">
          <table:table-cell office:value-type="string">
            <text:p>Element leaks lvl 13</text:p>
          </table:table-cell>
          <table:table-cell office:value-type="float" office:value="9.93333333333333">
            <text:p>9,9333333333</text:p>
          </table:table-cell>
          <table:table-cell table:number-columns-repeated="295"/>
        </table:table-row>
        <table:table-row table:style-name="ro3">
          <table:table-cell office:value-type="string">
            <text:p>Element leaks lvl 14</text:p>
          </table:table-cell>
          <table:table-cell office:value-type="float" office:value="11.8823529411765">
            <text:p>11,8823529412</text:p>
          </table:table-cell>
          <table:table-cell table:number-columns-repeated="295"/>
        </table:table-row>
        <table:table-row table:style-name="ro3">
          <table:table-cell office:value-type="string">
            <text:p>Element leaks lvl 15</text:p>
          </table:table-cell>
          <table:table-cell office:value-type="float" office:value="10.4444444444444">
            <text:p>10,4444444444</text:p>
          </table:table-cell>
          <table:table-cell table:number-columns-repeated="295"/>
        </table:table-row>
        <table:table-row table:style-name="ro3">
          <table:table-cell office:value-type="string">
            <text:p>Element leaks lvl 16</text:p>
          </table:table-cell>
          <table:table-cell office:value-type="float" office:value="14.9487179487179">
            <text:p>14,9487179487</text:p>
          </table:table-cell>
          <table:table-cell table:number-columns-repeated="295"/>
        </table:table-row>
        <table:table-row table:style-name="ro3">
          <table:table-cell office:value-type="string">
            <text:p>Element leaks lvl 17</text:p>
          </table:table-cell>
          <table:table-cell office:value-type="float" office:value="16.3181818181818">
            <text:p>16,3181818182</text:p>
          </table:table-cell>
          <table:table-cell table:number-columns-repeated="295"/>
        </table:table-row>
        <table:table-row table:style-name="ro3">
          <table:table-cell office:value-type="string">
            <text:p>Element leaks lvl 18</text:p>
          </table:table-cell>
          <table:table-cell office:value-type="float" office:value="6.66666666666667">
            <text:p>6,6666666667</text:p>
          </table:table-cell>
          <table:table-cell table:number-columns-repeated="295"/>
        </table:table-row>
        <table:table-row table:style-name="ro3">
          <table:table-cell office:value-type="string">
            <text:p>Element leaks lvl 19</text:p>
          </table:table-cell>
          <table:table-cell office:value-type="float" office:value="17.3333333333333">
            <text:p>17,3333333333</text:p>
          </table:table-cell>
          <table:table-cell table:number-columns-repeated="295"/>
        </table:table-row>
        <table:table-row table:style-name="ro3">
          <table:table-cell office:value-type="string">
            <text:p>Element leaks lvl 20</text:p>
          </table:table-cell>
          <table:table-cell office:value-type="float" office:value="39">
            <text:p>39</text:p>
          </table:table-cell>
          <table:table-cell table:number-columns-repeated="295"/>
        </table:table-row>
        <table:table-row table:style-name="ro3">
          <table:table-cell office:value-type="string">
            <text:p>Element leak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6</text:p>
          </table:table-cell>
          <table:table-cell office:value-type="float" office:value="4">
            <text:p>4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7</text:p>
          </table:table-cell>
          <table:table-cell office:value-type="float" office:value="7">
            <text:p>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8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9</text:p>
          </table:table-cell>
          <table:table-cell office:value-type="float" office:value="5.76923076923077">
            <text:p>5,7692307692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0</text:p>
          </table:table-cell>
          <table:table-cell office:value-type="float" office:value="8">
            <text:p>8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1</text:p>
          </table:table-cell>
          <table:table-cell office:value-type="float" office:value="7.66666666666667">
            <text:p>7,666666666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2</text:p>
          </table:table-cell>
          <table:table-cell office:value-type="float" office:value="9.11111111111111">
            <text:p>9,1111111111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3</text:p>
          </table:table-cell>
          <table:table-cell office:value-type="float" office:value="8.43529411764706">
            <text:p>8,4352941176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4</text:p>
          </table:table-cell>
          <table:table-cell office:value-type="float" office:value="10.7333333333333">
            <text:p>10,733333333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5</text:p>
          </table:table-cell>
          <table:table-cell office:value-type="float" office:value="10.75">
            <text:p>10,7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6</text:p>
          </table:table-cell>
          <table:table-cell office:value-type="float" office:value="9.72">
            <text:p>9,72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7</text:p>
          </table:table-cell>
          <table:table-cell office:value-type="float" office:value="11">
            <text:p>11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8</text:p>
          </table:table-cell>
          <table:table-cell office:value-type="float" office:value="12">
            <text:p>12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9</text:p>
          </table:table-cell>
          <table:table-cell office:value-type="float" office:value="11.5">
            <text:p>11,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6</text:p>
          </table:table-cell>
          <table:table-cell office:value-type="float" office:value="50">
            <text:p>50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7</text:p>
          </table:table-cell>
          <table:table-cell office:value-type="float" office:value="87">
            <text:p>8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8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9</text:p>
          </table:table-cell>
          <table:table-cell office:value-type="float" office:value="104.769230769231">
            <text:p>104,7692307692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0</text:p>
          </table:table-cell>
          <table:table-cell office:value-type="float" office:value="156">
            <text:p>156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1</text:p>
          </table:table-cell>
          <table:table-cell office:value-type="float" office:value="173.666666666667">
            <text:p>173,666666666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2</text:p>
          </table:table-cell>
          <table:table-cell office:value-type="float" office:value="202">
            <text:p>202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3</text:p>
          </table:table-cell>
          <table:table-cell office:value-type="float" office:value="227.482352941176">
            <text:p>227,4823529412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4</text:p>
          </table:table-cell>
          <table:table-cell office:value-type="float" office:value="298.166666666667">
            <text:p>298,166666666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5</text:p>
          </table:table-cell>
          <table:table-cell office:value-type="float" office:value="306.75">
            <text:p>306,7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6</text:p>
          </table:table-cell>
          <table:table-cell office:value-type="float" office:value="334.8">
            <text:p>334,8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7</text:p>
          </table:table-cell>
          <table:table-cell office:value-type="float" office:value="401.545454545455">
            <text:p>401,545454545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8</text:p>
          </table:table-cell>
          <table:table-cell office:value-type="float" office:value="478.333333333333">
            <text:p>478,333333333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9</text:p>
          </table:table-cell>
          <table:table-cell office:value-type="float" office:value="525.5">
            <text:p>525,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6</text:p>
          </table:table-cell>
          <table:table-cell office:value-type="float" office:value="530">
            <text:p>530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7</text:p>
          </table:table-cell>
          <table:table-cell office:value-type="float" office:value="705">
            <text:p>70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8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9</text:p>
          </table:table-cell>
          <table:table-cell office:value-type="float" office:value="982.692307692308">
            <text:p>982,692307692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0</text:p>
          </table:table-cell>
          <table:table-cell office:value-type="float" office:value="1270">
            <text:p>1270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1</text:p>
          </table:table-cell>
          <table:table-cell office:value-type="float" office:value="1296.66666666667">
            <text:p>1296,666666666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2</text:p>
          </table:table-cell>
          <table:table-cell office:value-type="float" office:value="1671.11111111111">
            <text:p>1671,1111111111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3</text:p>
          </table:table-cell>
          <table:table-cell office:value-type="float" office:value="2077.11764705882">
            <text:p>2077,1176470588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4</text:p>
          </table:table-cell>
          <table:table-cell office:value-type="float" office:value="2490.5">
            <text:p>2490,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5</text:p>
          </table:table-cell>
          <table:table-cell office:value-type="float" office:value="2831.25">
            <text:p>2831,2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6</text:p>
          </table:table-cell>
          <table:table-cell office:value-type="float" office:value="3295.6">
            <text:p>3295,6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7</text:p>
          </table:table-cell>
          <table:table-cell office:value-type="float" office:value="3961.59090909091">
            <text:p>3961,5909090909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8</text:p>
          </table:table-cell>
          <table:table-cell office:value-type="float" office:value="4906.66666666667">
            <text:p>4906,666666666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9</text:p>
          </table:table-cell>
          <table:table-cell office:value-type="float" office:value="5690">
            <text:p>5690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6</text:p>
          </table:table-cell>
          <table:table-cell office:value-type="float" office:value="70">
            <text:p>70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7</text:p>
          </table:table-cell>
          <table:table-cell office:value-type="float" office:value="92">
            <text:p>92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8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9</text:p>
          </table:table-cell>
          <table:table-cell office:value-type="float" office:value="109">
            <text:p>109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0</text:p>
          </table:table-cell>
          <table:table-cell office:value-type="float" office:value="114">
            <text:p>114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1</text:p>
          </table:table-cell>
          <table:table-cell office:value-type="float" office:value="115.666666666667">
            <text:p>115,666666666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2</text:p>
          </table:table-cell>
          <table:table-cell office:value-type="float" office:value="139.777777777778">
            <text:p>139,7777777778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3</text:p>
          </table:table-cell>
          <table:table-cell office:value-type="float" office:value="144.811764705882">
            <text:p>144,8117647059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4</text:p>
          </table:table-cell>
          <table:table-cell office:value-type="float" office:value="165.833333333333">
            <text:p>165,833333333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5</text:p>
          </table:table-cell>
          <table:table-cell office:value-type="float" office:value="164.5">
            <text:p>164,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6</text:p>
          </table:table-cell>
          <table:table-cell office:value-type="float" office:value="181.2">
            <text:p>181,2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7</text:p>
          </table:table-cell>
          <table:table-cell office:value-type="float" office:value="201.681818181818">
            <text:p>201,6818181818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8</text:p>
          </table:table-cell>
          <table:table-cell office:value-type="float" office:value="234.333333333333">
            <text:p>234,333333333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9</text:p>
          </table:table-cell>
          <table:table-cell office:value-type="float" office:value="227">
            <text:p>22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6</text:p>
          </table:table-cell>
          <table:table-cell office:value-type="float" office:value="7">
            <text:p>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7</text:p>
          </table:table-cell>
          <table:table-cell office:value-type="float" office:value="10">
            <text:p>10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8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9</text:p>
          </table:table-cell>
          <table:table-cell office:value-type="float" office:value="8">
            <text:p>8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0</text:p>
          </table:table-cell>
          <table:table-cell office:value-type="float" office:value="4">
            <text:p>4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1</text:p>
          </table:table-cell>
          <table:table-cell office:value-type="float" office:value="17.1666666666667">
            <text:p>17,166666666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2</text:p>
          </table:table-cell>
          <table:table-cell office:value-type="float" office:value="8">
            <text:p>8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3</text:p>
          </table:table-cell>
          <table:table-cell office:value-type="float" office:value="11.4117647058824">
            <text:p>11,4117647059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4</text:p>
          </table:table-cell>
          <table:table-cell office:value-type="float" office:value="10.9">
            <text:p>10,9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5</text:p>
          </table:table-cell>
          <table:table-cell office:value-type="float" office:value="10">
            <text:p>10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6</text:p>
          </table:table-cell>
          <table:table-cell office:value-type="float" office:value="19.68">
            <text:p>19,68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7</text:p>
          </table:table-cell>
          <table:table-cell office:value-type="float" office:value="17.7272727272727">
            <text:p>17,727272727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8</text:p>
          </table:table-cell>
          <table:table-cell office:value-type="float" office:value="7.33333333333333">
            <text:p>7,333333333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9</text:p>
          </table:table-cell>
          <table:table-cell office:value-type="float" office:value="14.5">
            <text:p>14,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worker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worker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worker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worker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workers lvl 5</text:p>
          </table:table-cell>
          <table:table-cell office:value-type="float" office:value="3">
            <text:p>3</text:p>
          </table:table-cell>
          <table:table-cell table:number-columns-repeated="295"/>
        </table:table-row>
        <table:table-row table:style-name="ro3">
          <table:table-cell office:value-type="string">
            <text:p>Mech workers lvl 6</text:p>
          </table:table-cell>
          <table:table-cell office:value-type="float" office:value="4">
            <text:p>4</text:p>
          </table:table-cell>
          <table:table-cell table:number-columns-repeated="295"/>
        </table:table-row>
        <table:table-row table:style-name="ro3">
          <table:table-cell office:value-type="string">
            <text:p>Mech workers lvl 7</text:p>
          </table:table-cell>
          <table:table-cell office:value-type="float" office:value="7">
            <text:p>7</text:p>
          </table:table-cell>
          <table:table-cell table:number-columns-repeated="295"/>
        </table:table-row>
        <table:table-row table:style-name="ro3">
          <table:table-cell office:value-type="string">
            <text:p>Mech workers lvl 8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workers lvl 9</text:p>
          </table:table-cell>
          <table:table-cell office:value-type="float" office:value="5.625">
            <text:p>5,625</text:p>
          </table:table-cell>
          <table:table-cell table:number-columns-repeated="295"/>
        </table:table-row>
        <table:table-row table:style-name="ro3">
          <table:table-cell office:value-type="string">
            <text:p>Mech workers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workers lvl 11</text:p>
          </table:table-cell>
          <table:table-cell office:value-type="float" office:value="6.25">
            <text:p>6,25</text:p>
          </table:table-cell>
          <table:table-cell table:number-columns-repeated="295"/>
        </table:table-row>
        <table:table-row table:style-name="ro3">
          <table:table-cell office:value-type="string">
            <text:p>Mech workers lvl 12</text:p>
          </table:table-cell>
          <table:table-cell office:value-type="float" office:value="7.08333333333333">
            <text:p>7,0833333333</text:p>
          </table:table-cell>
          <table:table-cell table:number-columns-repeated="295"/>
        </table:table-row>
        <table:table-row table:style-name="ro3">
          <table:table-cell office:value-type="string">
            <text:p>Mech workers lvl 13</text:p>
          </table:table-cell>
          <table:table-cell office:value-type="float" office:value="8.47777777777778">
            <text:p>8,4777777778</text:p>
          </table:table-cell>
          <table:table-cell table:number-columns-repeated="295"/>
        </table:table-row>
        <table:table-row table:style-name="ro3">
          <table:table-cell office:value-type="string">
            <text:p>Mech workers lvl 14</text:p>
          </table:table-cell>
          <table:table-cell office:value-type="float" office:value="9.84615384615385">
            <text:p>9,8461538462</text:p>
          </table:table-cell>
          <table:table-cell table:number-columns-repeated="295"/>
        </table:table-row>
        <table:table-row table:style-name="ro3">
          <table:table-cell office:value-type="string">
            <text:p>Mech workers lvl 15</text:p>
          </table:table-cell>
          <table:table-cell office:value-type="float" office:value="10.3636363636364">
            <text:p>10,3636363636</text:p>
          </table:table-cell>
          <table:table-cell table:number-columns-repeated="295"/>
        </table:table-row>
        <table:table-row table:style-name="ro3">
          <table:table-cell office:value-type="string">
            <text:p>Mech workers lvl 16</text:p>
          </table:table-cell>
          <table:table-cell office:value-type="float" office:value="10.1612903225806">
            <text:p>10,1612903226</text:p>
          </table:table-cell>
          <table:table-cell table:number-columns-repeated="295"/>
        </table:table-row>
        <table:table-row table:style-name="ro3">
          <table:table-cell office:value-type="string">
            <text:p>Mech workers lvl 17</text:p>
          </table:table-cell>
          <table:table-cell office:value-type="float" office:value="10.0681818181818">
            <text:p>10,0681818182</text:p>
          </table:table-cell>
          <table:table-cell table:number-columns-repeated="295"/>
        </table:table-row>
        <table:table-row table:style-name="ro3">
          <table:table-cell office:value-type="string">
            <text:p>Mech workers lvl 18</text:p>
          </table:table-cell>
          <table:table-cell office:value-type="float" office:value="8.66666666666667">
            <text:p>8,6666666667</text:p>
          </table:table-cell>
          <table:table-cell table:number-columns-repeated="295"/>
        </table:table-row>
        <table:table-row table:style-name="ro3">
          <table:table-cell office:value-type="string">
            <text:p>Mech workers lvl 19</text:p>
          </table:table-cell>
          <table:table-cell office:value-type="float" office:value="11.75">
            <text:p>11,75</text:p>
          </table:table-cell>
          <table:table-cell table:number-columns-repeated="295"/>
        </table:table-row>
        <table:table-row table:style-name="ro3">
          <table:table-cell office:value-type="string">
            <text:p>Mech workers lvl 20</text:p>
          </table:table-cell>
          <table:table-cell office:value-type="float" office:value="10">
            <text:p>10</text:p>
          </table:table-cell>
          <table:table-cell table:number-columns-repeated="295"/>
        </table:table-row>
        <table:table-row table:style-name="ro3">
          <table:table-cell office:value-type="string">
            <text:p>Mech worker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incom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incom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incom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income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income lvl 5</text:p>
          </table:table-cell>
          <table:table-cell office:value-type="float" office:value="18">
            <text:p>18</text:p>
          </table:table-cell>
          <table:table-cell table:number-columns-repeated="295"/>
        </table:table-row>
        <table:table-row table:style-name="ro3">
          <table:table-cell office:value-type="string">
            <text:p>Mech income lvl 6</text:p>
          </table:table-cell>
          <table:table-cell office:value-type="float" office:value="53.75">
            <text:p>53,75</text:p>
          </table:table-cell>
          <table:table-cell table:number-columns-repeated="295"/>
        </table:table-row>
        <table:table-row table:style-name="ro3">
          <table:table-cell office:value-type="string">
            <text:p>Mech income lvl 7</text:p>
          </table:table-cell>
          <table:table-cell office:value-type="float" office:value="98">
            <text:p>98</text:p>
          </table:table-cell>
          <table:table-cell table:number-columns-repeated="295"/>
        </table:table-row>
        <table:table-row table:style-name="ro3">
          <table:table-cell office:value-type="string">
            <text:p>Mech income lvl 8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income lvl 9</text:p>
          </table:table-cell>
          <table:table-cell office:value-type="float" office:value="100.625">
            <text:p>100,625</text:p>
          </table:table-cell>
          <table:table-cell table:number-columns-repeated="295"/>
        </table:table-row>
        <table:table-row table:style-name="ro3">
          <table:table-cell office:value-type="string">
            <text:p>Mech income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income lvl 11</text:p>
          </table:table-cell>
          <table:table-cell office:value-type="float" office:value="159">
            <text:p>159</text:p>
          </table:table-cell>
          <table:table-cell table:number-columns-repeated="295"/>
        </table:table-row>
        <table:table-row table:style-name="ro3">
          <table:table-cell office:value-type="string">
            <text:p>Mech income lvl 12</text:p>
          </table:table-cell>
          <table:table-cell office:value-type="float" office:value="191.166666666667">
            <text:p>191,1666666667</text:p>
          </table:table-cell>
          <table:table-cell table:number-columns-repeated="295"/>
        </table:table-row>
        <table:table-row table:style-name="ro3">
          <table:table-cell office:value-type="string">
            <text:p>Mech income lvl 13</text:p>
          </table:table-cell>
          <table:table-cell office:value-type="float" office:value="227.344444444444">
            <text:p>227,3444444444</text:p>
          </table:table-cell>
          <table:table-cell table:number-columns-repeated="295"/>
        </table:table-row>
        <table:table-row table:style-name="ro3">
          <table:table-cell office:value-type="string">
            <text:p>Mech income lvl 14</text:p>
          </table:table-cell>
          <table:table-cell office:value-type="float" office:value="272.769230769231">
            <text:p>272,7692307692</text:p>
          </table:table-cell>
          <table:table-cell table:number-columns-repeated="295"/>
        </table:table-row>
        <table:table-row table:style-name="ro3">
          <table:table-cell office:value-type="string">
            <text:p>Mech income lvl 15</text:p>
          </table:table-cell>
          <table:table-cell office:value-type="float" office:value="328.090909090909">
            <text:p>328,0909090909</text:p>
          </table:table-cell>
          <table:table-cell table:number-columns-repeated="295"/>
        </table:table-row>
        <table:table-row table:style-name="ro3">
          <table:table-cell office:value-type="string">
            <text:p>Mech income lvl 16</text:p>
          </table:table-cell>
          <table:table-cell office:value-type="float" office:value="343.41935483871">
            <text:p>343,4193548387</text:p>
          </table:table-cell>
          <table:table-cell table:number-columns-repeated="295"/>
        </table:table-row>
        <table:table-row table:style-name="ro3">
          <table:table-cell office:value-type="string">
            <text:p>Mech income lvl 17</text:p>
          </table:table-cell>
          <table:table-cell office:value-type="float" office:value="387.795454545455">
            <text:p>387,7954545455</text:p>
          </table:table-cell>
          <table:table-cell table:number-columns-repeated="295"/>
        </table:table-row>
        <table:table-row table:style-name="ro3">
          <table:table-cell office:value-type="string">
            <text:p>Mech income lvl 18</text:p>
          </table:table-cell>
          <table:table-cell office:value-type="float" office:value="351.666666666667">
            <text:p>351,6666666667</text:p>
          </table:table-cell>
          <table:table-cell table:number-columns-repeated="295"/>
        </table:table-row>
        <table:table-row table:style-name="ro3">
          <table:table-cell office:value-type="string">
            <text:p>Mech income lvl 19</text:p>
          </table:table-cell>
          <table:table-cell office:value-type="float" office:value="470.75">
            <text:p>470,75</text:p>
          </table:table-cell>
          <table:table-cell table:number-columns-repeated="295"/>
        </table:table-row>
        <table:table-row table:style-name="ro3">
          <table:table-cell office:value-type="string">
            <text:p>Mech income lvl 20</text:p>
          </table:table-cell>
          <table:table-cell office:value-type="float" office:value="484">
            <text:p>484</text:p>
          </table:table-cell>
          <table:table-cell table:number-columns-repeated="295"/>
        </table:table-row>
        <table:table-row table:style-name="ro3">
          <table:table-cell office:value-type="string">
            <text:p>Mech incom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valu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valu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valu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value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value lvl 5</text:p>
          </table:table-cell>
          <table:table-cell office:value-type="float" office:value="440">
            <text:p>440</text:p>
          </table:table-cell>
          <table:table-cell table:number-columns-repeated="295"/>
        </table:table-row>
        <table:table-row table:style-name="ro3">
          <table:table-cell office:value-type="string">
            <text:p>Mech value lvl 6</text:p>
          </table:table-cell>
          <table:table-cell office:value-type="float" office:value="646.25">
            <text:p>646,25</text:p>
          </table:table-cell>
          <table:table-cell table:number-columns-repeated="295"/>
        </table:table-row>
        <table:table-row table:style-name="ro3">
          <table:table-cell office:value-type="string">
            <text:p>Mech value lvl 7</text:p>
          </table:table-cell>
          <table:table-cell office:value-type="float" office:value="770">
            <text:p>770</text:p>
          </table:table-cell>
          <table:table-cell table:number-columns-repeated="295"/>
        </table:table-row>
        <table:table-row table:style-name="ro3">
          <table:table-cell office:value-type="string">
            <text:p>Mech value lvl 8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value lvl 9</text:p>
          </table:table-cell>
          <table:table-cell office:value-type="float" office:value="965.9375">
            <text:p>965,9375</text:p>
          </table:table-cell>
          <table:table-cell table:number-columns-repeated="295"/>
        </table:table-row>
        <table:table-row table:style-name="ro3">
          <table:table-cell office:value-type="string">
            <text:p>Mech value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value lvl 11</text:p>
          </table:table-cell>
          <table:table-cell office:value-type="float" office:value="1557.5">
            <text:p>1557,5</text:p>
          </table:table-cell>
          <table:table-cell table:number-columns-repeated="295"/>
        </table:table-row>
        <table:table-row table:style-name="ro3">
          <table:table-cell office:value-type="string">
            <text:p>Mech value lvl 12</text:p>
          </table:table-cell>
          <table:table-cell office:value-type="float" office:value="1795">
            <text:p>1795</text:p>
          </table:table-cell>
          <table:table-cell table:number-columns-repeated="295"/>
        </table:table-row>
        <table:table-row table:style-name="ro3">
          <table:table-cell office:value-type="string">
            <text:p>Mech value lvl 13</text:p>
          </table:table-cell>
          <table:table-cell office:value-type="float" office:value="2032.38888888889">
            <text:p>2032,3888888889</text:p>
          </table:table-cell>
          <table:table-cell table:number-columns-repeated="295"/>
        </table:table-row>
        <table:table-row table:style-name="ro3">
          <table:table-cell office:value-type="string">
            <text:p>Mech value lvl 14</text:p>
          </table:table-cell>
          <table:table-cell office:value-type="float" office:value="2399.42307692308">
            <text:p>2399,4230769231</text:p>
          </table:table-cell>
          <table:table-cell table:number-columns-repeated="295"/>
        </table:table-row>
        <table:table-row table:style-name="ro3">
          <table:table-cell office:value-type="string">
            <text:p>Mech value lvl 15</text:p>
          </table:table-cell>
          <table:table-cell office:value-type="float" office:value="2924.09090909091">
            <text:p>2924,0909090909</text:p>
          </table:table-cell>
          <table:table-cell table:number-columns-repeated="295"/>
        </table:table-row>
        <table:table-row table:style-name="ro3">
          <table:table-cell office:value-type="string">
            <text:p>Mech value lvl 16</text:p>
          </table:table-cell>
          <table:table-cell office:value-type="float" office:value="3391.45161290323">
            <text:p>3391,4516129032</text:p>
          </table:table-cell>
          <table:table-cell table:number-columns-repeated="295"/>
        </table:table-row>
        <table:table-row table:style-name="ro3">
          <table:table-cell office:value-type="string">
            <text:p>Mech value lvl 17</text:p>
          </table:table-cell>
          <table:table-cell office:value-type="float" office:value="4009.77272727273">
            <text:p>4009,7727272727</text:p>
          </table:table-cell>
          <table:table-cell table:number-columns-repeated="295"/>
        </table:table-row>
        <table:table-row table:style-name="ro3">
          <table:table-cell office:value-type="string">
            <text:p>Mech value lvl 18</text:p>
          </table:table-cell>
          <table:table-cell office:value-type="float" office:value="4585">
            <text:p>4585</text:p>
          </table:table-cell>
          <table:table-cell table:number-columns-repeated="295"/>
        </table:table-row>
        <table:table-row table:style-name="ro3">
          <table:table-cell office:value-type="string">
            <text:p>Mech value lvl 19</text:p>
          </table:table-cell>
          <table:table-cell office:value-type="float" office:value="6048.75">
            <text:p>6048,75</text:p>
          </table:table-cell>
          <table:table-cell table:number-columns-repeated="295"/>
        </table:table-row>
        <table:table-row table:style-name="ro3">
          <table:table-cell office:value-type="string">
            <text:p>Mech value lvl 20</text:p>
          </table:table-cell>
          <table:table-cell office:value-type="float" office:value="6957.5">
            <text:p>6957,5</text:p>
          </table:table-cell>
          <table:table-cell table:number-columns-repeated="295"/>
        </table:table-row>
        <table:table-row table:style-name="ro3">
          <table:table-cell office:value-type="string">
            <text:p>Mech valu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kill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kill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kill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kill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kills lvl 5</text:p>
          </table:table-cell>
          <table:table-cell office:value-type="float" office:value="73">
            <text:p>73</text:p>
          </table:table-cell>
          <table:table-cell table:number-columns-repeated="295"/>
        </table:table-row>
        <table:table-row table:style-name="ro3">
          <table:table-cell office:value-type="string">
            <text:p>Mech kills lvl 6</text:p>
          </table:table-cell>
          <table:table-cell office:value-type="float" office:value="85.75">
            <text:p>85,75</text:p>
          </table:table-cell>
          <table:table-cell table:number-columns-repeated="295"/>
        </table:table-row>
        <table:table-row table:style-name="ro3">
          <table:table-cell office:value-type="string">
            <text:p>Mech kills lvl 7</text:p>
          </table:table-cell>
          <table:table-cell office:value-type="float" office:value="128">
            <text:p>128</text:p>
          </table:table-cell>
          <table:table-cell table:number-columns-repeated="295"/>
        </table:table-row>
        <table:table-row table:style-name="ro3">
          <table:table-cell office:value-type="string">
            <text:p>Mech kills lvl 8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kills lvl 9</text:p>
          </table:table-cell>
          <table:table-cell office:value-type="float" office:value="111.15625">
            <text:p>111,15625</text:p>
          </table:table-cell>
          <table:table-cell table:number-columns-repeated="295"/>
        </table:table-row>
        <table:table-row table:style-name="ro3">
          <table:table-cell office:value-type="string">
            <text:p>Mech kills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kills lvl 11</text:p>
          </table:table-cell>
          <table:table-cell office:value-type="float" office:value="133.625">
            <text:p>133,625</text:p>
          </table:table-cell>
          <table:table-cell table:number-columns-repeated="295"/>
        </table:table-row>
        <table:table-row table:style-name="ro3">
          <table:table-cell office:value-type="string">
            <text:p>Mech kills lvl 12</text:p>
          </table:table-cell>
          <table:table-cell office:value-type="float" office:value="136.416666666667">
            <text:p>136,4166666667</text:p>
          </table:table-cell>
          <table:table-cell table:number-columns-repeated="295"/>
        </table:table-row>
        <table:table-row table:style-name="ro3">
          <table:table-cell office:value-type="string">
            <text:p>Mech kills lvl 13</text:p>
          </table:table-cell>
          <table:table-cell office:value-type="float" office:value="144.533333333333">
            <text:p>144,5333333333</text:p>
          </table:table-cell>
          <table:table-cell table:number-columns-repeated="295"/>
        </table:table-row>
        <table:table-row table:style-name="ro3">
          <table:table-cell office:value-type="string">
            <text:p>Mech kills lvl 14</text:p>
          </table:table-cell>
          <table:table-cell office:value-type="float" office:value="162.5">
            <text:p>162,5</text:p>
          </table:table-cell>
          <table:table-cell table:number-columns-repeated="295"/>
        </table:table-row>
        <table:table-row table:style-name="ro3">
          <table:table-cell office:value-type="string">
            <text:p>Mech kills lvl 15</text:p>
          </table:table-cell>
          <table:table-cell office:value-type="float" office:value="174.363636363636">
            <text:p>174,3636363636</text:p>
          </table:table-cell>
          <table:table-cell table:number-columns-repeated="295"/>
        </table:table-row>
        <table:table-row table:style-name="ro3">
          <table:table-cell office:value-type="string">
            <text:p>Mech kills lvl 16</text:p>
          </table:table-cell>
          <table:table-cell office:value-type="float" office:value="186.41935483871">
            <text:p>186,4193548387</text:p>
          </table:table-cell>
          <table:table-cell table:number-columns-repeated="295"/>
        </table:table-row>
        <table:table-row table:style-name="ro3">
          <table:table-cell office:value-type="string">
            <text:p>Mech kills lvl 17</text:p>
          </table:table-cell>
          <table:table-cell office:value-type="float" office:value="208.295454545455">
            <text:p>208,2954545455</text:p>
          </table:table-cell>
          <table:table-cell table:number-columns-repeated="295"/>
        </table:table-row>
        <table:table-row table:style-name="ro3">
          <table:table-cell office:value-type="string">
            <text:p>Mech kills lvl 18</text:p>
          </table:table-cell>
          <table:table-cell office:value-type="float" office:value="212.333333333333">
            <text:p>212,3333333333</text:p>
          </table:table-cell>
          <table:table-cell table:number-columns-repeated="295"/>
        </table:table-row>
        <table:table-row table:style-name="ro3">
          <table:table-cell office:value-type="string">
            <text:p>Mech kills lvl 19</text:p>
          </table:table-cell>
          <table:table-cell office:value-type="float" office:value="275.5">
            <text:p>275,5</text:p>
          </table:table-cell>
          <table:table-cell table:number-columns-repeated="295"/>
        </table:table-row>
        <table:table-row table:style-name="ro3">
          <table:table-cell office:value-type="string">
            <text:p>Mech kills lvl 20</text:p>
          </table:table-cell>
          <table:table-cell office:value-type="float" office:value="307">
            <text:p>307</text:p>
          </table:table-cell>
          <table:table-cell table:number-columns-repeated="295"/>
        </table:table-row>
        <table:table-row table:style-name="ro3">
          <table:table-cell office:value-type="string">
            <text:p>Mech kill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leak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leak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leak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leak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leaks lvl 5</text:p>
          </table:table-cell>
          <table:table-cell office:value-type="float" office:value="4">
            <text:p>4</text:p>
          </table:table-cell>
          <table:table-cell table:number-columns-repeated="295"/>
        </table:table-row>
        <table:table-row table:style-name="ro3">
          <table:table-cell office:value-type="string">
            <text:p>Mech leaks lvl 6</text:p>
          </table:table-cell>
          <table:table-cell office:value-type="float" office:value="5.25">
            <text:p>5,25</text:p>
          </table:table-cell>
          <table:table-cell table:number-columns-repeated="295"/>
        </table:table-row>
        <table:table-row table:style-name="ro3">
          <table:table-cell office:value-type="string">
            <text:p>Mech leaks lvl 7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3">
          <table:table-cell office:value-type="string">
            <text:p>Mech leaks lvl 8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leaks lvl 9</text:p>
          </table:table-cell>
          <table:table-cell office:value-type="float" office:value="5.1875">
            <text:p>5,1875</text:p>
          </table:table-cell>
          <table:table-cell table:number-columns-repeated="295"/>
        </table:table-row>
        <table:table-row table:style-name="ro3">
          <table:table-cell office:value-type="string">
            <text:p>Mech leaks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leaks lvl 11</text:p>
          </table:table-cell>
          <table:table-cell office:value-type="float" office:value="12.875">
            <text:p>12,875</text:p>
          </table:table-cell>
          <table:table-cell table:number-columns-repeated="295"/>
        </table:table-row>
        <table:table-row table:style-name="ro3">
          <table:table-cell office:value-type="string">
            <text:p>Mech leaks lvl 12</text:p>
          </table:table-cell>
          <table:table-cell office:value-type="float" office:value="12.8333333333333">
            <text:p>12,8333333333</text:p>
          </table:table-cell>
          <table:table-cell table:number-columns-repeated="295"/>
        </table:table-row>
        <table:table-row table:style-name="ro3">
          <table:table-cell office:value-type="string">
            <text:p>Mech leaks lvl 13</text:p>
          </table:table-cell>
          <table:table-cell office:value-type="float" office:value="12.6222222222222">
            <text:p>12,6222222222</text:p>
          </table:table-cell>
          <table:table-cell table:number-columns-repeated="295"/>
        </table:table-row>
        <table:table-row table:style-name="ro3">
          <table:table-cell office:value-type="string">
            <text:p>Mech leaks lvl 14</text:p>
          </table:table-cell>
          <table:table-cell office:value-type="float" office:value="13.5769230769231">
            <text:p>13,5769230769</text:p>
          </table:table-cell>
          <table:table-cell table:number-columns-repeated="295"/>
        </table:table-row>
        <table:table-row table:style-name="ro3">
          <table:table-cell office:value-type="string">
            <text:p>Mech leaks lvl 15</text:p>
          </table:table-cell>
          <table:table-cell office:value-type="float" office:value="9.45454545454546">
            <text:p>9,4545454545</text:p>
          </table:table-cell>
          <table:table-cell table:number-columns-repeated="295"/>
        </table:table-row>
        <table:table-row table:style-name="ro3">
          <table:table-cell office:value-type="string">
            <text:p>Mech leaks lvl 16</text:p>
          </table:table-cell>
          <table:table-cell office:value-type="float" office:value="18.3870967741935">
            <text:p>18,3870967742</text:p>
          </table:table-cell>
          <table:table-cell table:number-columns-repeated="295"/>
        </table:table-row>
        <table:table-row table:style-name="ro3">
          <table:table-cell office:value-type="string">
            <text:p>Mech leaks lvl 17</text:p>
          </table:table-cell>
          <table:table-cell office:value-type="float" office:value="10.5227272727273">
            <text:p>10,5227272727</text:p>
          </table:table-cell>
          <table:table-cell table:number-columns-repeated="295"/>
        </table:table-row>
        <table:table-row table:style-name="ro3">
          <table:table-cell office:value-type="string">
            <text:p>Mech leaks lvl 18</text:p>
          </table:table-cell>
          <table:table-cell office:value-type="float" office:value="24.3333333333333">
            <text:p>24,3333333333</text:p>
          </table:table-cell>
          <table:table-cell table:number-columns-repeated="295"/>
        </table:table-row>
        <table:table-row table:style-name="ro3">
          <table:table-cell office:value-type="string">
            <text:p>Mech leaks lvl 19</text:p>
          </table:table-cell>
          <table:table-cell office:value-type="float" office:value="14.75">
            <text:p>14,75</text:p>
          </table:table-cell>
          <table:table-cell table:number-columns-repeated="295"/>
        </table:table-row>
        <table:table-row table:style-name="ro3">
          <table:table-cell office:value-type="string">
            <text:p>Mech leaks lvl 20</text:p>
          </table:table-cell>
          <table:table-cell office:value-type="float" office:value="12">
            <text:p>12</text:p>
          </table:table-cell>
          <table:table-cell table:number-columns-repeated="295"/>
        </table:table-row>
        <table:table-row table:style-name="ro3">
          <table:table-cell office:value-type="string">
            <text:p>Mech leak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worker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worker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worker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workers lvl 5</text:p>
          </table:table-cell>
          <table:table-cell office:value-type="float" office:value="4">
            <text:p>4</text:p>
          </table:table-cell>
          <table:table-cell table:number-columns-repeated="295"/>
        </table:table-row>
        <table:table-row table:style-name="ro3">
          <table:table-cell office:value-type="string">
            <text:p>Forsaken workers lvl 6</text:p>
          </table:table-cell>
          <table:table-cell office:value-type="float" office:value="3.66666666666667">
            <text:p>3,6666666667</text:p>
          </table:table-cell>
          <table:table-cell table:number-columns-repeated="295"/>
        </table:table-row>
        <table:table-row table:style-name="ro3">
          <table:table-cell office:value-type="string">
            <text:p>Forsaken workers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workers lvl 8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workers lvl 9</text:p>
          </table:table-cell>
          <table:table-cell office:value-type="float" office:value="6.36363636363636">
            <text:p>6,3636363636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1</text:p>
          </table:table-cell>
          <table:table-cell office:value-type="float" office:value="8.5">
            <text:p>8,5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2</text:p>
          </table:table-cell>
          <table:table-cell office:value-type="float" office:value="8.14285714285714">
            <text:p>8,1428571429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3</text:p>
          </table:table-cell>
          <table:table-cell office:value-type="float" office:value="8.76041666666667">
            <text:p>8,7604166667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4</text:p>
          </table:table-cell>
          <table:table-cell office:value-type="float" office:value="10.8">
            <text:p>10,8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5</text:p>
          </table:table-cell>
          <table:table-cell office:value-type="float" office:value="9.11111111111111">
            <text:p>9,1111111111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6</text:p>
          </table:table-cell>
          <table:table-cell office:value-type="float" office:value="10.9565217391304">
            <text:p>10,9565217391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7</text:p>
          </table:table-cell>
          <table:table-cell office:value-type="float" office:value="11.0384615384615">
            <text:p>11,0384615385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8</text:p>
          </table:table-cell>
          <table:table-cell office:value-type="float" office:value="10.5">
            <text:p>10,5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9</text:p>
          </table:table-cell>
          <table:table-cell office:value-type="float" office:value="8.66666666666667">
            <text:p>8,6666666667</text:p>
          </table:table-cell>
          <table:table-cell table:number-columns-repeated="295"/>
        </table:table-row>
        <table:table-row table:style-name="ro3">
          <table:table-cell office:value-type="string">
            <text:p>Forsaken workers lvl 20</text:p>
          </table:table-cell>
          <table:table-cell office:value-type="float" office:value="15">
            <text:p>15</text:p>
          </table:table-cell>
          <table:table-cell table:number-columns-repeated="295"/>
        </table:table-row>
        <table:table-row table:style-name="ro3">
          <table:table-cell office:value-type="string">
            <text:p>Forsaken worker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incom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incom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incom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income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income lvl 5</text:p>
          </table:table-cell>
          <table:table-cell office:value-type="float" office:value="42">
            <text:p>42</text:p>
          </table:table-cell>
          <table:table-cell table:number-columns-repeated="295"/>
        </table:table-row>
        <table:table-row table:style-name="ro3">
          <table:table-cell office:value-type="string">
            <text:p>Forsaken income lvl 6</text:p>
          </table:table-cell>
          <table:table-cell office:value-type="float" office:value="54">
            <text:p>54</text:p>
          </table:table-cell>
          <table:table-cell table:number-columns-repeated="295"/>
        </table:table-row>
        <table:table-row table:style-name="ro3">
          <table:table-cell office:value-type="string">
            <text:p>Forsaken income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income lvl 8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income lvl 9</text:p>
          </table:table-cell>
          <table:table-cell office:value-type="float" office:value="109">
            <text:p>109</text:p>
          </table:table-cell>
          <table:table-cell table:number-columns-repeated="295"/>
        </table:table-row>
        <table:table-row table:style-name="ro3">
          <table:table-cell office:value-type="string">
            <text:p>Forsaken income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income lvl 11</text:p>
          </table:table-cell>
          <table:table-cell office:value-type="float" office:value="208">
            <text:p>208</text:p>
          </table:table-cell>
          <table:table-cell table:number-columns-repeated="295"/>
        </table:table-row>
        <table:table-row table:style-name="ro3">
          <table:table-cell office:value-type="string">
            <text:p>Forsaken income lvl 12</text:p>
          </table:table-cell>
          <table:table-cell office:value-type="float" office:value="198.428571428571">
            <text:p>198,4285714286</text:p>
          </table:table-cell>
          <table:table-cell table:number-columns-repeated="295"/>
        </table:table-row>
        <table:table-row table:style-name="ro3">
          <table:table-cell office:value-type="string">
            <text:p>Forsaken income lvl 13</text:p>
          </table:table-cell>
          <table:table-cell office:value-type="float" office:value="236.270833333333">
            <text:p>236,2708333333</text:p>
          </table:table-cell>
          <table:table-cell table:number-columns-repeated="295"/>
        </table:table-row>
        <table:table-row table:style-name="ro3">
          <table:table-cell office:value-type="string">
            <text:p>Forsaken income lvl 14</text:p>
          </table:table-cell>
          <table:table-cell office:value-type="float" office:value="291.72">
            <text:p>291,72</text:p>
          </table:table-cell>
          <table:table-cell table:number-columns-repeated="295"/>
        </table:table-row>
        <table:table-row table:style-name="ro3">
          <table:table-cell office:value-type="string">
            <text:p>Forsaken income lvl 15</text:p>
          </table:table-cell>
          <table:table-cell office:value-type="float" office:value="281.666666666667">
            <text:p>281,6666666667</text:p>
          </table:table-cell>
          <table:table-cell table:number-columns-repeated="295"/>
        </table:table-row>
        <table:table-row table:style-name="ro3">
          <table:table-cell office:value-type="string">
            <text:p>Forsaken income lvl 16</text:p>
          </table:table-cell>
          <table:table-cell office:value-type="float" office:value="362.913043478261">
            <text:p>362,9130434783</text:p>
          </table:table-cell>
          <table:table-cell table:number-columns-repeated="295"/>
        </table:table-row>
        <table:table-row table:style-name="ro3">
          <table:table-cell office:value-type="string">
            <text:p>Forsaken income lvl 17</text:p>
          </table:table-cell>
          <table:table-cell office:value-type="float" office:value="391.076923076923">
            <text:p>391,0769230769</text:p>
          </table:table-cell>
          <table:table-cell table:number-columns-repeated="295"/>
        </table:table-row>
        <table:table-row table:style-name="ro3">
          <table:table-cell office:value-type="string">
            <text:p>Forsaken income lvl 18</text:p>
          </table:table-cell>
          <table:table-cell office:value-type="float" office:value="414.25">
            <text:p>414,25</text:p>
          </table:table-cell>
          <table:table-cell table:number-columns-repeated="295"/>
        </table:table-row>
        <table:table-row table:style-name="ro3">
          <table:table-cell office:value-type="string">
            <text:p>Forsaken income lvl 19</text:p>
          </table:table-cell>
          <table:table-cell office:value-type="float" office:value="454">
            <text:p>454</text:p>
          </table:table-cell>
          <table:table-cell table:number-columns-repeated="295"/>
        </table:table-row>
        <table:table-row table:style-name="ro3">
          <table:table-cell office:value-type="string">
            <text:p>Forsaken income lvl 20</text:p>
          </table:table-cell>
          <table:table-cell office:value-type="float" office:value="649">
            <text:p>649</text:p>
          </table:table-cell>
          <table:table-cell table:number-columns-repeated="295"/>
        </table:table-row>
        <table:table-row table:style-name="ro3">
          <table:table-cell office:value-type="string">
            <text:p>Forsaken incom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valu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valu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valu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value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value lvl 5</text:p>
          </table:table-cell>
          <table:table-cell office:value-type="float" office:value="375">
            <text:p>375</text:p>
          </table:table-cell>
          <table:table-cell table:number-columns-repeated="295"/>
        </table:table-row>
        <table:table-row table:style-name="ro3">
          <table:table-cell office:value-type="string">
            <text:p>Forsaken value lvl 6</text:p>
          </table:table-cell>
          <table:table-cell office:value-type="float" office:value="583.333333333333">
            <text:p>583,3333333333</text:p>
          </table:table-cell>
          <table:table-cell table:number-columns-repeated="295"/>
        </table:table-row>
        <table:table-row table:style-name="ro3">
          <table:table-cell office:value-type="string">
            <text:p>Forsaken value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value lvl 8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value lvl 9</text:p>
          </table:table-cell>
          <table:table-cell office:value-type="float" office:value="939.545454545455">
            <text:p>939,5454545455</text:p>
          </table:table-cell>
          <table:table-cell table:number-columns-repeated="295"/>
        </table:table-row>
        <table:table-row table:style-name="ro3">
          <table:table-cell office:value-type="string">
            <text:p>Forsaken value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value lvl 11</text:p>
          </table:table-cell>
          <table:table-cell office:value-type="float" office:value="1532.5">
            <text:p>1532,5</text:p>
          </table:table-cell>
          <table:table-cell table:number-columns-repeated="295"/>
        </table:table-row>
        <table:table-row table:style-name="ro3">
          <table:table-cell office:value-type="string">
            <text:p>Forsaken value lvl 12</text:p>
          </table:table-cell>
          <table:table-cell office:value-type="float" office:value="1599.28571428571">
            <text:p>1599,2857142857</text:p>
          </table:table-cell>
          <table:table-cell table:number-columns-repeated="295"/>
        </table:table-row>
        <table:table-row table:style-name="ro3">
          <table:table-cell office:value-type="string">
            <text:p>Forsaken value lvl 13</text:p>
          </table:table-cell>
          <table:table-cell office:value-type="float" office:value="2111.09375">
            <text:p>2111,09375</text:p>
          </table:table-cell>
          <table:table-cell table:number-columns-repeated="295"/>
        </table:table-row>
        <table:table-row table:style-name="ro3">
          <table:table-cell office:value-type="string">
            <text:p>Forsaken value lvl 14</text:p>
          </table:table-cell>
          <table:table-cell office:value-type="float" office:value="2486.8">
            <text:p>2486,8</text:p>
          </table:table-cell>
          <table:table-cell table:number-columns-repeated="295"/>
        </table:table-row>
        <table:table-row table:style-name="ro3">
          <table:table-cell office:value-type="string">
            <text:p>Forsaken value lvl 15</text:p>
          </table:table-cell>
          <table:table-cell office:value-type="float" office:value="2875">
            <text:p>2875</text:p>
          </table:table-cell>
          <table:table-cell table:number-columns-repeated="295"/>
        </table:table-row>
        <table:table-row table:style-name="ro3">
          <table:table-cell office:value-type="string">
            <text:p>Forsaken value lvl 16</text:p>
          </table:table-cell>
          <table:table-cell office:value-type="float" office:value="3275">
            <text:p>3275</text:p>
          </table:table-cell>
          <table:table-cell table:number-columns-repeated="295"/>
        </table:table-row>
        <table:table-row table:style-name="ro3">
          <table:table-cell office:value-type="string">
            <text:p>Forsaken value lvl 17</text:p>
          </table:table-cell>
          <table:table-cell office:value-type="float" office:value="3901.73076923077">
            <text:p>3901,7307692308</text:p>
          </table:table-cell>
          <table:table-cell table:number-columns-repeated="295"/>
        </table:table-row>
        <table:table-row table:style-name="ro3">
          <table:table-cell office:value-type="string">
            <text:p>Forsaken value lvl 18</text:p>
          </table:table-cell>
          <table:table-cell office:value-type="float" office:value="4413.75">
            <text:p>4413,75</text:p>
          </table:table-cell>
          <table:table-cell table:number-columns-repeated="295"/>
        </table:table-row>
        <table:table-row table:style-name="ro3">
          <table:table-cell office:value-type="string">
            <text:p>Forsaken value lvl 19</text:p>
          </table:table-cell>
          <table:table-cell office:value-type="float" office:value="4600">
            <text:p>4600</text:p>
          </table:table-cell>
          <table:table-cell table:number-columns-repeated="295"/>
        </table:table-row>
        <table:table-row table:style-name="ro3">
          <table:table-cell office:value-type="string">
            <text:p>Forsaken value lvl 20</text:p>
          </table:table-cell>
          <table:table-cell office:value-type="float" office:value="6447.5">
            <text:p>6447,5</text:p>
          </table:table-cell>
          <table:table-cell table:number-columns-repeated="295"/>
        </table:table-row>
        <table:table-row table:style-name="ro3">
          <table:table-cell office:value-type="string">
            <text:p>Forsaken valu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kill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kill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kill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kill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kills lvl 5</text:p>
          </table:table-cell>
          <table:table-cell office:value-type="float" office:value="62">
            <text:p>62</text:p>
          </table:table-cell>
          <table:table-cell table:number-columns-repeated="295"/>
        </table:table-row>
        <table:table-row table:style-name="ro3">
          <table:table-cell office:value-type="string">
            <text:p>Forsaken kills lvl 6</text:p>
          </table:table-cell>
          <table:table-cell office:value-type="float" office:value="71.6666666666667">
            <text:p>71,6666666667</text:p>
          </table:table-cell>
          <table:table-cell table:number-columns-repeated="295"/>
        </table:table-row>
        <table:table-row table:style-name="ro3">
          <table:table-cell office:value-type="string">
            <text:p>Forsaken kills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kills lvl 8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kills lvl 9</text:p>
          </table:table-cell>
          <table:table-cell office:value-type="float" office:value="108.636363636364">
            <text:p>108,6363636364</text:p>
          </table:table-cell>
          <table:table-cell table:number-columns-repeated="295"/>
        </table:table-row>
        <table:table-row table:style-name="ro3">
          <table:table-cell office:value-type="string">
            <text:p>Forsaken kills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kills lvl 11</text:p>
          </table:table-cell>
          <table:table-cell office:value-type="float" office:value="132.5">
            <text:p>132,5</text:p>
          </table:table-cell>
          <table:table-cell table:number-columns-repeated="295"/>
        </table:table-row>
        <table:table-row table:style-name="ro3">
          <table:table-cell office:value-type="string">
            <text:p>Forsaken kills lvl 12</text:p>
          </table:table-cell>
          <table:table-cell office:value-type="float" office:value="130">
            <text:p>130</text:p>
          </table:table-cell>
          <table:table-cell table:number-columns-repeated="295"/>
        </table:table-row>
        <table:table-row table:style-name="ro3">
          <table:table-cell office:value-type="string">
            <text:p>Forsaken kills lvl 13</text:p>
          </table:table-cell>
          <table:table-cell office:value-type="float" office:value="149.28125">
            <text:p>149,28125</text:p>
          </table:table-cell>
          <table:table-cell table:number-columns-repeated="295"/>
        </table:table-row>
        <table:table-row table:style-name="ro3">
          <table:table-cell office:value-type="string">
            <text:p>Forsaken kills lvl 14</text:p>
          </table:table-cell>
          <table:table-cell office:value-type="float" office:value="165.8">
            <text:p>165,8</text:p>
          </table:table-cell>
          <table:table-cell table:number-columns-repeated="295"/>
        </table:table-row>
        <table:table-row table:style-name="ro3">
          <table:table-cell office:value-type="string">
            <text:p>Forsaken kills lvl 15</text:p>
          </table:table-cell>
          <table:table-cell office:value-type="float" office:value="171.222222222222">
            <text:p>171,2222222222</text:p>
          </table:table-cell>
          <table:table-cell table:number-columns-repeated="295"/>
        </table:table-row>
        <table:table-row table:style-name="ro3">
          <table:table-cell office:value-type="string">
            <text:p>Forsaken kills lvl 16</text:p>
          </table:table-cell>
          <table:table-cell office:value-type="float" office:value="179.434782608696">
            <text:p>179,4347826087</text:p>
          </table:table-cell>
          <table:table-cell table:number-columns-repeated="295"/>
        </table:table-row>
        <table:table-row table:style-name="ro3">
          <table:table-cell office:value-type="string">
            <text:p>Forsaken kills lvl 17</text:p>
          </table:table-cell>
          <table:table-cell office:value-type="float" office:value="202.884615384615">
            <text:p>202,8846153846</text:p>
          </table:table-cell>
          <table:table-cell table:number-columns-repeated="295"/>
        </table:table-row>
        <table:table-row table:style-name="ro3">
          <table:table-cell office:value-type="string">
            <text:p>Forsaken kills lvl 18</text:p>
          </table:table-cell>
          <table:table-cell office:value-type="float" office:value="203.25">
            <text:p>203,25</text:p>
          </table:table-cell>
          <table:table-cell table:number-columns-repeated="295"/>
        </table:table-row>
        <table:table-row table:style-name="ro3">
          <table:table-cell office:value-type="string">
            <text:p>Forsaken kills lvl 19</text:p>
          </table:table-cell>
          <table:table-cell office:value-type="float" office:value="207">
            <text:p>207</text:p>
          </table:table-cell>
          <table:table-cell table:number-columns-repeated="295"/>
        </table:table-row>
        <table:table-row table:style-name="ro3">
          <table:table-cell office:value-type="string">
            <text:p>Forsaken kills lvl 20</text:p>
          </table:table-cell>
          <table:table-cell office:value-type="float" office:value="253">
            <text:p>253</text:p>
          </table:table-cell>
          <table:table-cell table:number-columns-repeated="295"/>
        </table:table-row>
        <table:table-row table:style-name="ro3">
          <table:table-cell office:value-type="string">
            <text:p>Forsaken kill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leak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leak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leak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leak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leaks lvl 5</text:p>
          </table:table-cell>
          <table:table-cell office:value-type="float" office:value="6">
            <text:p>6</text:p>
          </table:table-cell>
          <table:table-cell table:number-columns-repeated="295"/>
        </table:table-row>
        <table:table-row table:style-name="ro3">
          <table:table-cell office:value-type="string">
            <text:p>Forsaken leaks lvl 6</text:p>
          </table:table-cell>
          <table:table-cell office:value-type="float" office:value="8.66666666666667">
            <text:p>8,6666666667</text:p>
          </table:table-cell>
          <table:table-cell table:number-columns-repeated="295"/>
        </table:table-row>
        <table:table-row table:style-name="ro3">
          <table:table-cell office:value-type="string">
            <text:p>Forsaken leaks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leaks lvl 8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leaks lvl 9</text:p>
          </table:table-cell>
          <table:table-cell office:value-type="float" office:value="8.36363636363636">
            <text:p>8,3636363636</text:p>
          </table:table-cell>
          <table:table-cell table:number-columns-repeated="295"/>
        </table:table-row>
        <table:table-row table:style-name="ro3">
          <table:table-cell office:value-type="string">
            <text:p>Forsaken leaks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leaks lvl 11</text:p>
          </table:table-cell>
          <table:table-cell office:value-type="float" office:value="3">
            <text:p>3</text:p>
          </table:table-cell>
          <table:table-cell table:number-columns-repeated="295"/>
        </table:table-row>
        <table:table-row table:style-name="ro3">
          <table:table-cell office:value-type="string">
            <text:p>Forsaken leaks lvl 12</text:p>
          </table:table-cell>
          <table:table-cell office:value-type="float" office:value="17">
            <text:p>17</text:p>
          </table:table-cell>
          <table:table-cell table:number-columns-repeated="295"/>
        </table:table-row>
        <table:table-row table:style-name="ro3">
          <table:table-cell office:value-type="string">
            <text:p>Forsaken leaks lvl 13</text:p>
          </table:table-cell>
          <table:table-cell office:value-type="float" office:value="11.46875">
            <text:p>11,46875</text:p>
          </table:table-cell>
          <table:table-cell table:number-columns-repeated="295"/>
        </table:table-row>
        <table:table-row table:style-name="ro3">
          <table:table-cell office:value-type="string">
            <text:p>Forsaken leaks lvl 14</text:p>
          </table:table-cell>
          <table:table-cell office:value-type="float" office:value="12.88">
            <text:p>12,88</text:p>
          </table:table-cell>
          <table:table-cell table:number-columns-repeated="295"/>
        </table:table-row>
        <table:table-row table:style-name="ro3">
          <table:table-cell office:value-type="string">
            <text:p>Forsaken leaks lvl 15</text:p>
          </table:table-cell>
          <table:table-cell office:value-type="float" office:value="16.2222222222222">
            <text:p>16,2222222222</text:p>
          </table:table-cell>
          <table:table-cell table:number-columns-repeated="295"/>
        </table:table-row>
        <table:table-row table:style-name="ro3">
          <table:table-cell office:value-type="string">
            <text:p>Forsaken leaks lvl 16</text:p>
          </table:table-cell>
          <table:table-cell office:value-type="float" office:value="23.6086956521739">
            <text:p>23,6086956522</text:p>
          </table:table-cell>
          <table:table-cell table:number-columns-repeated="295"/>
        </table:table-row>
        <table:table-row table:style-name="ro3">
          <table:table-cell office:value-type="string">
            <text:p>Forsaken leaks lvl 17</text:p>
          </table:table-cell>
          <table:table-cell office:value-type="float" office:value="20.5384615384615">
            <text:p>20,5384615385</text:p>
          </table:table-cell>
          <table:table-cell table:number-columns-repeated="295"/>
        </table:table-row>
        <table:table-row table:style-name="ro3">
          <table:table-cell office:value-type="string">
            <text:p>Forsaken leaks lvl 18</text:p>
          </table:table-cell>
          <table:table-cell office:value-type="float" office:value="25.25">
            <text:p>25,25</text:p>
          </table:table-cell>
          <table:table-cell table:number-columns-repeated="295"/>
        </table:table-row>
        <table:table-row table:style-name="ro3">
          <table:table-cell office:value-type="string">
            <text:p>Forsaken leaks lvl 19</text:p>
          </table:table-cell>
          <table:table-cell office:value-type="float" office:value="42">
            <text:p>42</text:p>
          </table:table-cell>
          <table:table-cell table:number-columns-repeated="295"/>
        </table:table-row>
        <table:table-row table:style-name="ro3">
          <table:table-cell office:value-type="string">
            <text:p>Forsaken leaks lvl 20</text:p>
          </table:table-cell>
          <table:table-cell office:value-type="float" office:value="19">
            <text:p>19</text:p>
          </table:table-cell>
          <table:table-cell table:number-columns-repeated="295"/>
        </table:table-row>
        <table:table-row table:style-name="ro3">
          <table:table-cell office:value-type="string">
            <text:p>Forsaken leak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5</text:p>
          </table:table-cell>
          <table:table-cell office:value-type="float" office:value="3.16666666666667">
            <text:p>3,1666666667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6</text:p>
          </table:table-cell>
          <table:table-cell office:value-type="float" office:value="4">
            <text:p>4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7</text:p>
          </table:table-cell>
          <table:table-cell office:value-type="float" office:value="4">
            <text:p>4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8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9</text:p>
          </table:table-cell>
          <table:table-cell office:value-type="float" office:value="5.25490196078431">
            <text:p>5,2549019608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0</text:p>
          </table:table-cell>
          <table:table-cell office:value-type="float" office:value="5.8">
            <text:p>5,8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1</text:p>
          </table:table-cell>
          <table:table-cell office:value-type="float" office:value="6.94117647058824">
            <text:p>6,9411764706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2</text:p>
          </table:table-cell>
          <table:table-cell office:value-type="float" office:value="7.75">
            <text:p>7,75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3</text:p>
          </table:table-cell>
          <table:table-cell office:value-type="float" office:value="8.18248175182482">
            <text:p>8,1824817518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4</text:p>
          </table:table-cell>
          <table:table-cell office:value-type="float" office:value="9.03378378378378">
            <text:p>9,0337837838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5</text:p>
          </table:table-cell>
          <table:table-cell office:value-type="float" office:value="8.2">
            <text:p>8,2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6</text:p>
          </table:table-cell>
          <table:table-cell office:value-type="float" office:value="9.62307692307692">
            <text:p>9,6230769231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7</text:p>
          </table:table-cell>
          <table:table-cell office:value-type="float" office:value="10.2571428571429">
            <text:p>10,2571428571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8</text:p>
          </table:table-cell>
          <table:table-cell office:value-type="float" office:value="9.45454545454546">
            <text:p>9,4545454545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9</text:p>
          </table:table-cell>
          <table:table-cell office:value-type="float" office:value="11">
            <text:p>11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20</text:p>
          </table:table-cell>
          <table:table-cell office:value-type="float" office:value="12">
            <text:p>12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5</text:p>
          </table:table-cell>
          <table:table-cell office:value-type="float" office:value="30.75">
            <text:p>30,75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6</text:p>
          </table:table-cell>
          <table:table-cell office:value-type="float" office:value="65.0769230769231">
            <text:p>65,0769230769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7</text:p>
          </table:table-cell>
          <table:table-cell office:value-type="float" office:value="61.8">
            <text:p>61,8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8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9</text:p>
          </table:table-cell>
          <table:table-cell office:value-type="float" office:value="102.372549019608">
            <text:p>102,3725490196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0</text:p>
          </table:table-cell>
          <table:table-cell office:value-type="float" office:value="110.6">
            <text:p>110,6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1</text:p>
          </table:table-cell>
          <table:table-cell office:value-type="float" office:value="145.705882352941">
            <text:p>145,7058823529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2</text:p>
          </table:table-cell>
          <table:table-cell office:value-type="float" office:value="185.525">
            <text:p>185,525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3</text:p>
          </table:table-cell>
          <table:table-cell office:value-type="float" office:value="220.87104622871">
            <text:p>220,8710462287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4</text:p>
          </table:table-cell>
          <table:table-cell office:value-type="float" office:value="258.939189189189">
            <text:p>258,9391891892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5</text:p>
          </table:table-cell>
          <table:table-cell office:value-type="float" office:value="253.866666666667">
            <text:p>253,8666666667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6</text:p>
          </table:table-cell>
          <table:table-cell office:value-type="float" office:value="333.507692307692">
            <text:p>333,5076923077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7</text:p>
          </table:table-cell>
          <table:table-cell office:value-type="float" office:value="381.871428571429">
            <text:p>381,8714285714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8</text:p>
          </table:table-cell>
          <table:table-cell office:value-type="float" office:value="420.181818181818">
            <text:p>420,1818181818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9</text:p>
          </table:table-cell>
          <table:table-cell office:value-type="float" office:value="498.083333333333">
            <text:p>498,0833333333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20</text:p>
          </table:table-cell>
          <table:table-cell office:value-type="float" office:value="629">
            <text:p>629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valu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valu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value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value lvl 5</text:p>
          </table:table-cell>
          <table:table-cell office:value-type="float" office:value="447.083333333333">
            <text:p>447,0833333333</text:p>
          </table:table-cell>
          <table:table-cell table:number-columns-repeated="295"/>
        </table:table-row>
        <table:table-row table:style-name="ro3">
          <table:table-cell office:value-type="string">
            <text:p>Mastermind value lvl 6</text:p>
          </table:table-cell>
          <table:table-cell office:value-type="float" office:value="548.461538461538">
            <text:p>548,4615384615</text:p>
          </table:table-cell>
          <table:table-cell table:number-columns-repeated="295"/>
        </table:table-row>
        <table:table-row table:style-name="ro3">
          <table:table-cell office:value-type="string">
            <text:p>Mastermind value lvl 7</text:p>
          </table:table-cell>
          <table:table-cell office:value-type="float" office:value="685">
            <text:p>685</text:p>
          </table:table-cell>
          <table:table-cell table:number-columns-repeated="295"/>
        </table:table-row>
        <table:table-row table:style-name="ro3">
          <table:table-cell office:value-type="string">
            <text:p>Mastermind value lvl 8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value lvl 9</text:p>
          </table:table-cell>
          <table:table-cell office:value-type="float" office:value="1012.25490196078">
            <text:p>1012,2549019608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0</text:p>
          </table:table-cell>
          <table:table-cell office:value-type="float" office:value="1173">
            <text:p>1173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1</text:p>
          </table:table-cell>
          <table:table-cell office:value-type="float" office:value="1405">
            <text:p>1405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2</text:p>
          </table:table-cell>
          <table:table-cell office:value-type="float" office:value="1698.25">
            <text:p>1698,25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3</text:p>
          </table:table-cell>
          <table:table-cell office:value-type="float" office:value="2048.17518248175">
            <text:p>2048,1751824818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4</text:p>
          </table:table-cell>
          <table:table-cell office:value-type="float" office:value="2443.17567567568">
            <text:p>2443,1756756757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5</text:p>
          </table:table-cell>
          <table:table-cell office:value-type="float" office:value="2768.66666666667">
            <text:p>2768,6666666667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6</text:p>
          </table:table-cell>
          <table:table-cell office:value-type="float" office:value="3317.53846153846">
            <text:p>3317,5384615385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7</text:p>
          </table:table-cell>
          <table:table-cell office:value-type="float" office:value="3840.92857142857">
            <text:p>3840,9285714286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8</text:p>
          </table:table-cell>
          <table:table-cell office:value-type="float" office:value="4692.27272727273">
            <text:p>4692,2727272727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9</text:p>
          </table:table-cell>
          <table:table-cell office:value-type="float" office:value="5157.08333333333">
            <text:p>5157,0833333333</text:p>
          </table:table-cell>
          <table:table-cell table:number-columns-repeated="295"/>
        </table:table-row>
        <table:table-row table:style-name="ro3">
          <table:table-cell office:value-type="string">
            <text:p>Mastermind value lvl 20</text:p>
          </table:table-cell>
          <table:table-cell office:value-type="float" office:value="6021.66666666667">
            <text:p>6021,6666666667</text:p>
          </table:table-cell>
          <table:table-cell table:number-columns-repeated="295"/>
        </table:table-row>
        <table:table-row table:style-name="ro3">
          <table:table-cell office:value-type="string">
            <text:p>Mastermind valu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kill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kill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kill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kills lvl 5</text:p>
          </table:table-cell>
          <table:table-cell office:value-type="float" office:value="63.75">
            <text:p>63,75</text:p>
          </table:table-cell>
          <table:table-cell table:number-columns-repeated="295"/>
        </table:table-row>
        <table:table-row table:style-name="ro3">
          <table:table-cell office:value-type="string">
            <text:p>Mastermind kills lvl 6</text:p>
          </table:table-cell>
          <table:table-cell office:value-type="float" office:value="65">
            <text:p>65</text:p>
          </table:table-cell>
          <table:table-cell table:number-columns-repeated="295"/>
        </table:table-row>
        <table:table-row table:style-name="ro3">
          <table:table-cell office:value-type="string">
            <text:p>Mastermind kills lvl 7</text:p>
          </table:table-cell>
          <table:table-cell office:value-type="float" office:value="76.2">
            <text:p>76,2</text:p>
          </table:table-cell>
          <table:table-cell table:number-columns-repeated="295"/>
        </table:table-row>
        <table:table-row table:style-name="ro3">
          <table:table-cell office:value-type="string">
            <text:p>Mastermind kills lvl 8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kills lvl 9</text:p>
          </table:table-cell>
          <table:table-cell office:value-type="float" office:value="104.647058823529">
            <text:p>104,6470588235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0</text:p>
          </table:table-cell>
          <table:table-cell office:value-type="float" office:value="107.2">
            <text:p>107,2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1</text:p>
          </table:table-cell>
          <table:table-cell office:value-type="float" office:value="116.823529411765">
            <text:p>116,8235294118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2</text:p>
          </table:table-cell>
          <table:table-cell office:value-type="float" office:value="133.45">
            <text:p>133,45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3</text:p>
          </table:table-cell>
          <table:table-cell office:value-type="float" office:value="144.530413625304">
            <text:p>144,5304136253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4</text:p>
          </table:table-cell>
          <table:table-cell office:value-type="float" office:value="154.527027027027">
            <text:p>154,527027027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5</text:p>
          </table:table-cell>
          <table:table-cell office:value-type="float" office:value="163.2">
            <text:p>163,2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6</text:p>
          </table:table-cell>
          <table:table-cell office:value-type="float" office:value="181.169230769231">
            <text:p>181,1692307692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7</text:p>
          </table:table-cell>
          <table:table-cell office:value-type="float" office:value="193.2">
            <text:p>193,2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8</text:p>
          </table:table-cell>
          <table:table-cell office:value-type="float" office:value="213.090909090909">
            <text:p>213,0909090909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9</text:p>
          </table:table-cell>
          <table:table-cell office:value-type="float" office:value="202.166666666667">
            <text:p>202,1666666667</text:p>
          </table:table-cell>
          <table:table-cell table:number-columns-repeated="295"/>
        </table:table-row>
        <table:table-row table:style-name="ro3">
          <table:table-cell office:value-type="string">
            <text:p>Mastermind kills lvl 20</text:p>
          </table:table-cell>
          <table:table-cell office:value-type="float" office:value="177.333333333333">
            <text:p>177,3333333333</text:p>
          </table:table-cell>
          <table:table-cell table:number-columns-repeated="295"/>
        </table:table-row>
        <table:table-row table:style-name="ro3">
          <table:table-cell office:value-type="string">
            <text:p>Mastermind kill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leak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leak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leak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leaks lvl 5</text:p>
          </table:table-cell>
          <table:table-cell office:value-type="float" office:value="5.16666666666667">
            <text:p>5,1666666667</text:p>
          </table:table-cell>
          <table:table-cell table:number-columns-repeated="295"/>
        </table:table-row>
        <table:table-row table:style-name="ro3">
          <table:table-cell office:value-type="string">
            <text:p>Mastermind leaks lvl 6</text:p>
          </table:table-cell>
          <table:table-cell office:value-type="float" office:value="8.07692307692308">
            <text:p>8,0769230769</text:p>
          </table:table-cell>
          <table:table-cell table:number-columns-repeated="295"/>
        </table:table-row>
        <table:table-row table:style-name="ro3">
          <table:table-cell office:value-type="string">
            <text:p>Mastermind leaks lvl 7</text:p>
          </table:table-cell>
          <table:table-cell office:value-type="float" office:value="29.6">
            <text:p>29,6</text:p>
          </table:table-cell>
          <table:table-cell table:number-columns-repeated="295"/>
        </table:table-row>
        <table:table-row table:style-name="ro3">
          <table:table-cell office:value-type="string">
            <text:p>Mastermind leaks lvl 8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leaks lvl 9</text:p>
          </table:table-cell>
          <table:table-cell office:value-type="float" office:value="11.3921568627451">
            <text:p>11,3921568627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0</text:p>
          </table:table-cell>
          <table:table-cell office:value-type="float" office:value="13.2">
            <text:p>13,2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1</text:p>
          </table:table-cell>
          <table:table-cell office:value-type="float" office:value="12.8235294117647">
            <text:p>12,8235294118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2</text:p>
          </table:table-cell>
          <table:table-cell office:value-type="float" office:value="15.875">
            <text:p>15,875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3</text:p>
          </table:table-cell>
          <table:table-cell office:value-type="float" office:value="14.3990267639903">
            <text:p>14,399026764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4</text:p>
          </table:table-cell>
          <table:table-cell office:value-type="float" office:value="19.2432432432432">
            <text:p>19,2432432432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5</text:p>
          </table:table-cell>
          <table:table-cell office:value-type="float" office:value="23.4">
            <text:p>23,4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6</text:p>
          </table:table-cell>
          <table:table-cell office:value-type="float" office:value="21.9307692307692">
            <text:p>21,9307692308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7</text:p>
          </table:table-cell>
          <table:table-cell office:value-type="float" office:value="27.8285714285714">
            <text:p>27,8285714286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8</text:p>
          </table:table-cell>
          <table:table-cell office:value-type="float" office:value="21.9090909090909">
            <text:p>21,9090909091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9</text:p>
          </table:table-cell>
          <table:table-cell office:value-type="float" office:value="24.8333333333333">
            <text:p>24,8333333333</text:p>
          </table:table-cell>
          <table:table-cell table:number-columns-repeated="295"/>
        </table:table-row>
        <table:table-row table:style-name="ro3">
          <table:table-cell office:value-type="string">
            <text:p>Mastermind leaks lvl 20</text:p>
          </table:table-cell>
          <table:table-cell office:value-type="float" office:value="29.3333333333333">
            <text:p>29,3333333333</text:p>
          </table:table-cell>
          <table:table-cell table:number-columns-repeated="295"/>
        </table:table-row>
        <table:table-row table:style-name="ro3">
          <table:table-cell office:value-type="string">
            <text:p>Mastermind leak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Most wins: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Diamondprox(20)</text:p>
          </table:table-cell>
          <table:table-cell table:number-columns-repeated="295"/>
        </table:table-row>
        <table:table-row table:style-name="ro4">
          <table:table-cell/>
          <table:table-cell office:value-type="string">
            <text:p><text:s/>Dester(20)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Tun(18)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Most workers: 26 (scrimshanK)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Most income: 906 (scrimshanK)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Most value: 7930 (scrimshanK)</text:p>
          </table:table-cell>
          <table:table-cell table:number-columns-repeated="295"/>
        </table:table-row>
        <table:table-row table:style-name="ro1" table:number-rows-repeated="445">
          <table:table-cell table:number-columns-repeated="297"/>
        </table:table-row>
        <table:table-row table:style-name="ro1">
          <table:table-cell>
            <draw:frame table:end-cell-address="Overview.K1054" table:end-x="1.763cm" table:end-y="0.427cm" draw:z-index="0" draw:style-name="gr1" draw:text-style-name="P1" svg:width="26.539cm" svg:height="16.759cm" svg:x="0.001cm" svg:y="0.378cm">
              <draw:object draw:notify-on-update-of-ranges="Overview.C19:Overview.C3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96"/>
        </table:table-row>
      </table:table>
      <table:table table:name="Graph" table:style-name="ta1" table:print="false">
        <table:table-column table:style-name="co4" table:default-cell-style-name="Default"/>
        <table:table-column table:style-name="co2" table:number-columns-repeated="19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table:style-name="ce4" office:value-type="string">
            <text:p>Level</text:p>
          </table:table-cell>
          <table:table-cell table:number-columns-repeated="5" table:style-name="ce6" office:value-type="string">
            <text:p>Element</text:p>
          </table:table-cell>
          <table:table-cell table:style-name="ce8" office:value-type="string">
            <text:p>Grove</text:p>
          </table:table-cell>
          <table:table-cell table:style-name="ce8" office:value-type="string">
            <text:p>Grove</text:p>
          </table:table-cell>
          <table:table-cell table:style-name="ce8" office:value-type="string">
            <text:p>Grove</text:p>
          </table:table-cell>
          <table:table-cell table:style-name="ce8" office:value-type="string">
            <text:p>Grove</text:p>
          </table:table-cell>
          <table:table-cell table:style-name="ce8" office:value-type="string">
            <text:p>Grove</text:p>
          </table:table-cell>
          <table:table-cell table:style-name="ce10" office:value-type="string">
            <text:p>Mech</text:p>
          </table:table-cell>
          <table:table-cell table:style-name="ce10" office:value-type="string">
            <text:p>Mech</text:p>
          </table:table-cell>
          <table:table-cell table:style-name="ce10" office:value-type="string">
            <text:p>Mech</text:p>
          </table:table-cell>
          <table:table-cell table:style-name="ce10" office:value-type="string">
            <text:p>Mech</text:p>
          </table:table-cell>
          <table:table-cell table:style-name="ce10" office:value-type="string">
            <text:p>Mech</text:p>
          </table:table-cell>
          <table:table-cell table:style-name="ce12" office:value-type="string">
            <text:p>Forsaken</text:p>
          </table:table-cell>
          <table:table-cell table:style-name="ce12" office:value-type="string">
            <text:p>Forsaken</text:p>
          </table:table-cell>
          <table:table-cell table:style-name="ce12" office:value-type="string">
            <text:p>Forsaken</text:p>
          </table:table-cell>
          <table:table-cell table:style-name="ce12" office:value-type="string">
            <text:p>Forsaken</text:p>
          </table:table-cell>
          <table:table-cell table:style-name="ce12" office:value-type="string">
            <text:p>Forsaken</text:p>
          </table:table-cell>
          <table:table-cell table:number-columns-repeated="5" table:style-name="ce17" office:value-type="string">
            <text:p>Mastermind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7" table:formula="of:=AVERAGE([Overview.B40:.KK40])" office:value-type="float" office:value="0">
            <text:p>#DIV/0!</text:p>
          </table:table-cell>
          <table:table-cell table:style-name="ce7" table:formula="of:=AVERAGE([Overview.B61:.KK61])" office:value-type="float" office:value="0">
            <text:p>#DIV/0!</text:p>
          </table:table-cell>
          <table:table-cell table:style-name="ce7" table:formula="of:=AVERAGE([Overview.B82:.KK82])" office:value-type="float" office:value="0">
            <text:p>#DIV/0!</text:p>
          </table:table-cell>
          <table:table-cell table:style-name="ce7" table:formula="of:=AVERAGE([Overview.B103:.KK103])" office:value-type="float" office:value="0">
            <text:p>#DIV/0!</text:p>
          </table:table-cell>
          <table:table-cell table:style-name="ce7" table:formula="of:=AVERAGE([Overview.B124:.KK124])" office:value-type="float" office:value="0">
            <text:p>#DIV/0!</text:p>
          </table:table-cell>
          <table:table-cell table:style-name="ce9" table:formula="of:=AVERAGE([Overview.B145:.KK145])" office:value-type="float" office:value="0">
            <text:p>#DIV/0!</text:p>
          </table:table-cell>
          <table:table-cell table:style-name="ce9" table:formula="of:=AVERAGE([Overview.B166:.KK166])" office:value-type="float" office:value="0">
            <text:p>#DIV/0!</text:p>
          </table:table-cell>
          <table:table-cell table:style-name="ce9" table:formula="of:=AVERAGE([Overview.B187:.KK187])" office:value-type="float" office:value="0">
            <text:p>#DIV/0!</text:p>
          </table:table-cell>
          <table:table-cell table:style-name="ce9" table:formula="of:=AVERAGE([Overview.B208:.KK208])" office:value-type="float" office:value="0">
            <text:p>#DIV/0!</text:p>
          </table:table-cell>
          <table:table-cell table:style-name="ce9" table:formula="of:=AVERAGE([Overview.B229:.KK229])" office:value-type="float" office:value="0">
            <text:p>#DIV/0!</text:p>
          </table:table-cell>
          <table:table-cell table:style-name="ce11" table:formula="of:=AVERAGE([Overview.B250:.KK250])" office:value-type="float" office:value="0">
            <text:p>#DIV/0!</text:p>
          </table:table-cell>
          <table:table-cell table:style-name="ce11" table:formula="of:=AVERAGE([Overview.B271:.KK271])" office:value-type="float" office:value="0">
            <text:p>#DIV/0!</text:p>
          </table:table-cell>
          <table:table-cell table:style-name="ce11" table:formula="of:=AVERAGE([Overview.B292:.KK292])" office:value-type="float" office:value="0">
            <text:p>#DIV/0!</text:p>
          </table:table-cell>
          <table:table-cell table:style-name="ce11" table:formula="of:=AVERAGE([Overview.B313:.KK313])" office:value-type="float" office:value="0">
            <text:p>#DIV/0!</text:p>
          </table:table-cell>
          <table:table-cell table:style-name="ce11" table:formula="of:=AVERAGE([Overview.B334:.KK334])" office:value-type="float" office:value="0">
            <text:p>#DIV/0!</text:p>
          </table:table-cell>
          <table:table-cell table:style-name="ce13" table:formula="of:=AVERAGE([Overview.B355:.KK355])" office:value-type="float" office:value="0">
            <text:p>#DIV/0!</text:p>
          </table:table-cell>
          <table:table-cell table:style-name="ce13" table:formula="of:=AVERAGE([Overview.B376:.KK376])" office:value-type="float" office:value="0">
            <text:p>#DIV/0!</text:p>
          </table:table-cell>
          <table:table-cell table:style-name="ce13" table:formula="of:=AVERAGE([Overview.B397:.KK397])" office:value-type="float" office:value="0">
            <text:p>#DIV/0!</text:p>
          </table:table-cell>
          <table:table-cell table:style-name="ce13" table:formula="of:=AVERAGE([Overview.B418:.KK418])" office:value-type="float" office:value="0">
            <text:p>#DIV/0!</text:p>
          </table:table-cell>
          <table:table-cell table:style-name="ce13" table:formula="of:=AVERAGE([Overview.B439:.KK439])" office:value-type="float" office:value="0">
            <text:p>#DIV/0!</text:p>
          </table:table-cell>
          <table:table-cell table:style-name="ce18" table:formula="of:=AVERAGE([Overview.B460:.KK460])" office:value-type="float" office:value="0">
            <text:p>#DIV/0!</text:p>
          </table:table-cell>
          <table:table-cell table:style-name="ce18" table:formula="of:=AVERAGE([Overview.B481:.KK481])" office:value-type="float" office:value="0">
            <text:p>#DIV/0!</text:p>
          </table:table-cell>
          <table:table-cell table:style-name="ce18" table:formula="of:=AVERAGE([Overview.B502:.KK502])" office:value-type="float" office:value="0">
            <text:p>#DIV/0!</text:p>
          </table:table-cell>
          <table:table-cell table:style-name="ce18" table:formula="of:=AVERAGE([Overview.B523:.KK523])" office:value-type="float" office:value="0">
            <text:p>#DIV/0!</text:p>
          </table:table-cell>
          <table:table-cell table:style-name="ce18" table:formula="of:=AVERAGE([Overview.B544:.KK544])" office:value-type="float" office:value="0">
            <text:p>#DIV/0!</text:p>
          </table:table-cell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7" table:formula="of:=AVERAGE([Overview.B41:.KK41])" office:value-type="float" office:value="0">
            <text:p>#DIV/0!</text:p>
          </table:table-cell>
          <table:table-cell table:style-name="ce7" table:formula="of:=AVERAGE([Overview.B62:.KK62])" office:value-type="float" office:value="0">
            <text:p>#DIV/0!</text:p>
          </table:table-cell>
          <table:table-cell table:style-name="ce7" table:formula="of:=AVERAGE([Overview.B83:.KK83])" office:value-type="float" office:value="0">
            <text:p>#DIV/0!</text:p>
          </table:table-cell>
          <table:table-cell table:style-name="ce7" table:formula="of:=AVERAGE([Overview.B104:.KK104])" office:value-type="float" office:value="0">
            <text:p>#DIV/0!</text:p>
          </table:table-cell>
          <table:table-cell table:style-name="ce7" table:formula="of:=AVERAGE([Overview.B125:.KK125])" office:value-type="float" office:value="0">
            <text:p>#DIV/0!</text:p>
          </table:table-cell>
          <table:table-cell table:style-name="ce9" table:formula="of:=AVERAGE([Overview.B146:.KK146])" office:value-type="float" office:value="0">
            <text:p>#DIV/0!</text:p>
          </table:table-cell>
          <table:table-cell table:style-name="ce9" table:formula="of:=AVERAGE([Overview.B167:.KK167])" office:value-type="float" office:value="0">
            <text:p>#DIV/0!</text:p>
          </table:table-cell>
          <table:table-cell table:style-name="ce9" table:formula="of:=AVERAGE([Overview.B188:.KK188])" office:value-type="float" office:value="0">
            <text:p>#DIV/0!</text:p>
          </table:table-cell>
          <table:table-cell table:style-name="ce9" table:formula="of:=AVERAGE([Overview.B209:.KK209])" office:value-type="float" office:value="0">
            <text:p>#DIV/0!</text:p>
          </table:table-cell>
          <table:table-cell table:style-name="ce9" table:formula="of:=AVERAGE([Overview.B230:.KK230])" office:value-type="float" office:value="0">
            <text:p>#DIV/0!</text:p>
          </table:table-cell>
          <table:table-cell table:style-name="ce11" table:formula="of:=AVERAGE([Overview.B251:.KK251])" office:value-type="float" office:value="0">
            <text:p>#DIV/0!</text:p>
          </table:table-cell>
          <table:table-cell table:style-name="ce11" table:formula="of:=AVERAGE([Overview.B272:.KK272])" office:value-type="float" office:value="0">
            <text:p>#DIV/0!</text:p>
          </table:table-cell>
          <table:table-cell table:style-name="ce11" table:formula="of:=AVERAGE([Overview.B293:.KK293])" office:value-type="float" office:value="0">
            <text:p>#DIV/0!</text:p>
          </table:table-cell>
          <table:table-cell table:style-name="ce11" table:formula="of:=AVERAGE([Overview.B314:.KK314])" office:value-type="float" office:value="0">
            <text:p>#DIV/0!</text:p>
          </table:table-cell>
          <table:table-cell table:style-name="ce11" table:formula="of:=AVERAGE([Overview.B335:.KK335])" office:value-type="float" office:value="0">
            <text:p>#DIV/0!</text:p>
          </table:table-cell>
          <table:table-cell table:style-name="ce13" table:formula="of:=AVERAGE([Overview.B356:.KK356])" office:value-type="float" office:value="0">
            <text:p>#DIV/0!</text:p>
          </table:table-cell>
          <table:table-cell table:style-name="ce13" table:formula="of:=AVERAGE([Overview.B377:.KK377])" office:value-type="float" office:value="0">
            <text:p>#DIV/0!</text:p>
          </table:table-cell>
          <table:table-cell table:style-name="ce13" table:formula="of:=AVERAGE([Overview.B398:.KK398])" office:value-type="float" office:value="0">
            <text:p>#DIV/0!</text:p>
          </table:table-cell>
          <table:table-cell table:style-name="ce13" table:formula="of:=AVERAGE([Overview.B419:.KK419])" office:value-type="float" office:value="0">
            <text:p>#DIV/0!</text:p>
          </table:table-cell>
          <table:table-cell table:style-name="ce13" table:formula="of:=AVERAGE([Overview.B440:.KK440])" office:value-type="float" office:value="0">
            <text:p>#DIV/0!</text:p>
          </table:table-cell>
          <table:table-cell table:style-name="ce18" table:formula="of:=AVERAGE([Overview.B461:.KK461])" office:value-type="float" office:value="0">
            <text:p>#DIV/0!</text:p>
          </table:table-cell>
          <table:table-cell table:style-name="ce18" table:formula="of:=AVERAGE([Overview.B482:.KK482])" office:value-type="float" office:value="0">
            <text:p>#DIV/0!</text:p>
          </table:table-cell>
          <table:table-cell table:style-name="ce18" table:formula="of:=AVERAGE([Overview.B503:.KK503])" office:value-type="float" office:value="0">
            <text:p>#DIV/0!</text:p>
          </table:table-cell>
          <table:table-cell table:style-name="ce18" table:formula="of:=AVERAGE([Overview.B524:.KK524])" office:value-type="float" office:value="0">
            <text:p>#DIV/0!</text:p>
          </table:table-cell>
          <table:table-cell table:style-name="ce18" table:formula="of:=AVERAGE([Overview.B545:.KK545])" office:value-type="float" office:value="0">
            <text:p>#DIV/0!</text:p>
          </table:table-cell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7" table:formula="of:=AVERAGE([Overview.B42:.KK42])" office:value-type="float" office:value="0">
            <text:p>#DIV/0!</text:p>
          </table:table-cell>
          <table:table-cell table:style-name="ce7" table:formula="of:=AVERAGE([Overview.B63:.KK63])" office:value-type="float" office:value="0">
            <text:p>#DIV/0!</text:p>
          </table:table-cell>
          <table:table-cell table:style-name="ce7" table:formula="of:=AVERAGE([Overview.B84:.KK84])" office:value-type="float" office:value="0">
            <text:p>#DIV/0!</text:p>
          </table:table-cell>
          <table:table-cell table:style-name="ce7" table:formula="of:=AVERAGE([Overview.B105:.KK105])" office:value-type="float" office:value="0">
            <text:p>#DIV/0!</text:p>
          </table:table-cell>
          <table:table-cell table:style-name="ce7" table:formula="of:=AVERAGE([Overview.B126:.KK126])" office:value-type="float" office:value="0">
            <text:p>#DIV/0!</text:p>
          </table:table-cell>
          <table:table-cell table:style-name="ce9" table:formula="of:=AVERAGE([Overview.B147:.KK147])" office:value-type="float" office:value="0">
            <text:p>#DIV/0!</text:p>
          </table:table-cell>
          <table:table-cell table:style-name="ce9" table:formula="of:=AVERAGE([Overview.B168:.KK168])" office:value-type="float" office:value="0">
            <text:p>#DIV/0!</text:p>
          </table:table-cell>
          <table:table-cell table:style-name="ce9" table:formula="of:=AVERAGE([Overview.B189:.KK189])" office:value-type="float" office:value="0">
            <text:p>#DIV/0!</text:p>
          </table:table-cell>
          <table:table-cell table:style-name="ce9" table:formula="of:=AVERAGE([Overview.B210:.KK210])" office:value-type="float" office:value="0">
            <text:p>#DIV/0!</text:p>
          </table:table-cell>
          <table:table-cell table:style-name="ce9" table:formula="of:=AVERAGE([Overview.B231:.KK231])" office:value-type="float" office:value="0">
            <text:p>#DIV/0!</text:p>
          </table:table-cell>
          <table:table-cell table:style-name="ce11" table:formula="of:=AVERAGE([Overview.B252:.KK252])" office:value-type="float" office:value="0">
            <text:p>#DIV/0!</text:p>
          </table:table-cell>
          <table:table-cell table:style-name="ce11" table:formula="of:=AVERAGE([Overview.B273:.KK273])" office:value-type="float" office:value="0">
            <text:p>#DIV/0!</text:p>
          </table:table-cell>
          <table:table-cell table:style-name="ce11" table:formula="of:=AVERAGE([Overview.B294:.KK294])" office:value-type="float" office:value="0">
            <text:p>#DIV/0!</text:p>
          </table:table-cell>
          <table:table-cell table:style-name="ce11" table:formula="of:=AVERAGE([Overview.B315:.KK315])" office:value-type="float" office:value="0">
            <text:p>#DIV/0!</text:p>
          </table:table-cell>
          <table:table-cell table:style-name="ce11" table:formula="of:=AVERAGE([Overview.B336:.KK336])" office:value-type="float" office:value="0">
            <text:p>#DIV/0!</text:p>
          </table:table-cell>
          <table:table-cell table:style-name="ce13" table:formula="of:=AVERAGE([Overview.B357:.KK357])" office:value-type="float" office:value="0">
            <text:p>#DIV/0!</text:p>
          </table:table-cell>
          <table:table-cell table:style-name="ce13" table:formula="of:=AVERAGE([Overview.B378:.KK378])" office:value-type="float" office:value="0">
            <text:p>#DIV/0!</text:p>
          </table:table-cell>
          <table:table-cell table:style-name="ce13" table:formula="of:=AVERAGE([Overview.B399:.KK399])" office:value-type="float" office:value="0">
            <text:p>#DIV/0!</text:p>
          </table:table-cell>
          <table:table-cell table:style-name="ce13" table:formula="of:=AVERAGE([Overview.B420:.KK420])" office:value-type="float" office:value="0">
            <text:p>#DIV/0!</text:p>
          </table:table-cell>
          <table:table-cell table:style-name="ce13" table:formula="of:=AVERAGE([Overview.B441:.KK441])" office:value-type="float" office:value="0">
            <text:p>#DIV/0!</text:p>
          </table:table-cell>
          <table:table-cell table:style-name="ce18" table:formula="of:=AVERAGE([Overview.B462:.KK462])" office:value-type="float" office:value="0">
            <text:p>#DIV/0!</text:p>
          </table:table-cell>
          <table:table-cell table:style-name="ce18" table:formula="of:=AVERAGE([Overview.B483:.KK483])" office:value-type="float" office:value="0">
            <text:p>#DIV/0!</text:p>
          </table:table-cell>
          <table:table-cell table:style-name="ce18" table:formula="of:=AVERAGE([Overview.B504:.KK504])" office:value-type="float" office:value="0">
            <text:p>#DIV/0!</text:p>
          </table:table-cell>
          <table:table-cell table:style-name="ce18" table:formula="of:=AVERAGE([Overview.B525:.KK525])" office:value-type="float" office:value="0">
            <text:p>#DIV/0!</text:p>
          </table:table-cell>
          <table:table-cell table:style-name="ce18" table:formula="of:=AVERAGE([Overview.B546:.KK546])" office:value-type="float" office:value="0">
            <text:p>#DIV/0!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7" table:formula="of:=AVERAGE([Overview.B43:.KK43])" office:value-type="float" office:value="0">
            <text:p>#DIV/0!</text:p>
          </table:table-cell>
          <table:table-cell table:style-name="ce7" table:formula="of:=AVERAGE([Overview.B64:.KK64])" office:value-type="float" office:value="0">
            <text:p>#DIV/0!</text:p>
          </table:table-cell>
          <table:table-cell table:style-name="ce7" table:formula="of:=AVERAGE([Overview.B85:.KK85])" office:value-type="float" office:value="0">
            <text:p>#DIV/0!</text:p>
          </table:table-cell>
          <table:table-cell table:style-name="ce7" table:formula="of:=AVERAGE([Overview.B106:.KK106])" office:value-type="float" office:value="0">
            <text:p>#DIV/0!</text:p>
          </table:table-cell>
          <table:table-cell table:style-name="ce7" table:formula="of:=AVERAGE([Overview.B127:.KK127])" office:value-type="float" office:value="0">
            <text:p>#DIV/0!</text:p>
          </table:table-cell>
          <table:table-cell table:style-name="ce9" table:formula="of:=AVERAGE([Overview.B148:.KK148])" office:value-type="float" office:value="0">
            <text:p>#DIV/0!</text:p>
          </table:table-cell>
          <table:table-cell table:style-name="ce9" table:formula="of:=AVERAGE([Overview.B169:.KK169])" office:value-type="float" office:value="0">
            <text:p>#DIV/0!</text:p>
          </table:table-cell>
          <table:table-cell table:style-name="ce9" table:formula="of:=AVERAGE([Overview.B190:.KK190])" office:value-type="float" office:value="0">
            <text:p>#DIV/0!</text:p>
          </table:table-cell>
          <table:table-cell table:style-name="ce9" table:formula="of:=AVERAGE([Overview.B211:.KK211])" office:value-type="float" office:value="0">
            <text:p>#DIV/0!</text:p>
          </table:table-cell>
          <table:table-cell table:style-name="ce9" table:formula="of:=AVERAGE([Overview.B232:.KK232])" office:value-type="float" office:value="0">
            <text:p>#DIV/0!</text:p>
          </table:table-cell>
          <table:table-cell table:style-name="ce11" table:formula="of:=AVERAGE([Overview.B253:.KK253])" office:value-type="float" office:value="0">
            <text:p>#DIV/0!</text:p>
          </table:table-cell>
          <table:table-cell table:style-name="ce11" table:formula="of:=AVERAGE([Overview.B274:.KK274])" office:value-type="float" office:value="0">
            <text:p>#DIV/0!</text:p>
          </table:table-cell>
          <table:table-cell table:style-name="ce11" table:formula="of:=AVERAGE([Overview.B295:.KK295])" office:value-type="float" office:value="0">
            <text:p>#DIV/0!</text:p>
          </table:table-cell>
          <table:table-cell table:style-name="ce11" table:formula="of:=AVERAGE([Overview.B316:.KK316])" office:value-type="float" office:value="0">
            <text:p>#DIV/0!</text:p>
          </table:table-cell>
          <table:table-cell table:style-name="ce11" table:formula="of:=AVERAGE([Overview.B337:.KK337])" office:value-type="float" office:value="0">
            <text:p>#DIV/0!</text:p>
          </table:table-cell>
          <table:table-cell table:style-name="ce13" table:formula="of:=AVERAGE([Overview.B358:.KK358])" office:value-type="float" office:value="0">
            <text:p>#DIV/0!</text:p>
          </table:table-cell>
          <table:table-cell table:style-name="ce13" table:formula="of:=AVERAGE([Overview.B379:.KK379])" office:value-type="float" office:value="0">
            <text:p>#DIV/0!</text:p>
          </table:table-cell>
          <table:table-cell table:style-name="ce13" table:formula="of:=AVERAGE([Overview.B400:.KK400])" office:value-type="float" office:value="0">
            <text:p>#DIV/0!</text:p>
          </table:table-cell>
          <table:table-cell table:style-name="ce13" table:formula="of:=AVERAGE([Overview.B421:.KK421])" office:value-type="float" office:value="0">
            <text:p>#DIV/0!</text:p>
          </table:table-cell>
          <table:table-cell table:style-name="ce13" table:formula="of:=AVERAGE([Overview.B442:.KK442])" office:value-type="float" office:value="0">
            <text:p>#DIV/0!</text:p>
          </table:table-cell>
          <table:table-cell table:style-name="ce18" table:formula="of:=AVERAGE([Overview.B463:.KK463])" office:value-type="float" office:value="0">
            <text:p>#DIV/0!</text:p>
          </table:table-cell>
          <table:table-cell table:style-name="ce18" table:formula="of:=AVERAGE([Overview.B484:.KK484])" office:value-type="float" office:value="0">
            <text:p>#DIV/0!</text:p>
          </table:table-cell>
          <table:table-cell table:style-name="ce18" table:formula="of:=AVERAGE([Overview.B505:.KK505])" office:value-type="float" office:value="0">
            <text:p>#DIV/0!</text:p>
          </table:table-cell>
          <table:table-cell table:style-name="ce18" table:formula="of:=AVERAGE([Overview.B526:.KK526])" office:value-type="float" office:value="0">
            <text:p>#DIV/0!</text:p>
          </table:table-cell>
          <table:table-cell table:style-name="ce18" table:formula="of:=AVERAGE([Overview.B547:.KK547])" office:value-type="float" office:value="0">
            <text:p>#DIV/0!</text:p>
          </table:table-cell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7" table:formula="of:=AVERAGE([Overview.B44:.KK44])" office:value-type="float" office:value="3.5">
            <text:p>3,5</text:p>
          </table:table-cell>
          <table:table-cell table:style-name="ce7" table:formula="of:=AVERAGE([Overview.B65:.KK65])" office:value-type="float" office:value="57">
            <text:p>57</text:p>
          </table:table-cell>
          <table:table-cell table:style-name="ce7" table:formula="of:=AVERAGE([Overview.B86:.KK86])" office:value-type="float" office:value="457.5">
            <text:p>457,5</text:p>
          </table:table-cell>
          <table:table-cell table:style-name="ce7" table:formula="of:=AVERAGE([Overview.B107:.KK107])" office:value-type="float" office:value="60.5">
            <text:p>60,5</text:p>
          </table:table-cell>
          <table:table-cell table:style-name="ce7" table:formula="of:=AVERAGE([Overview.B128:.KK128])" office:value-type="float" office:value="4.5">
            <text:p>4,5</text:p>
          </table:table-cell>
          <table:table-cell table:style-name="ce9" table:formula="of:=AVERAGE([Overview.B149:.KK149])" office:value-type="float" office:value="0">
            <text:p>#DIV/0!</text:p>
          </table:table-cell>
          <table:table-cell table:style-name="ce9" table:formula="of:=AVERAGE([Overview.B170:.KK170])" office:value-type="float" office:value="0">
            <text:p>#DIV/0!</text:p>
          </table:table-cell>
          <table:table-cell table:style-name="ce9" table:formula="of:=AVERAGE([Overview.B191:.KK191])" office:value-type="float" office:value="0">
            <text:p>#DIV/0!</text:p>
          </table:table-cell>
          <table:table-cell table:style-name="ce9" table:formula="of:=AVERAGE([Overview.B212:.KK212])" office:value-type="float" office:value="0">
            <text:p>#DIV/0!</text:p>
          </table:table-cell>
          <table:table-cell table:style-name="ce9" table:formula="of:=AVERAGE([Overview.B233:.KK233])" office:value-type="float" office:value="0">
            <text:p>#DIV/0!</text:p>
          </table:table-cell>
          <table:table-cell table:style-name="ce11" table:formula="of:=AVERAGE([Overview.B254:.KK254])" office:value-type="float" office:value="3">
            <text:p>3</text:p>
          </table:table-cell>
          <table:table-cell table:style-name="ce11" table:formula="of:=AVERAGE([Overview.B275:.KK275])" office:value-type="float" office:value="18">
            <text:p>18</text:p>
          </table:table-cell>
          <table:table-cell table:style-name="ce11" table:formula="of:=AVERAGE([Overview.B296:.KK296])" office:value-type="float" office:value="440">
            <text:p>440</text:p>
          </table:table-cell>
          <table:table-cell table:style-name="ce11" table:formula="of:=AVERAGE([Overview.B317:.KK317])" office:value-type="float" office:value="73">
            <text:p>73</text:p>
          </table:table-cell>
          <table:table-cell table:style-name="ce11" table:formula="of:=AVERAGE([Overview.B338:.KK338])" office:value-type="float" office:value="4">
            <text:p>4</text:p>
          </table:table-cell>
          <table:table-cell table:style-name="ce13" table:formula="of:=AVERAGE([Overview.B359:.KK359])" office:value-type="float" office:value="4">
            <text:p>4</text:p>
          </table:table-cell>
          <table:table-cell table:style-name="ce13" table:formula="of:=AVERAGE([Overview.B380:.KK380])" office:value-type="float" office:value="42">
            <text:p>42</text:p>
          </table:table-cell>
          <table:table-cell table:style-name="ce13" table:formula="of:=AVERAGE([Overview.B401:.KK401])" office:value-type="float" office:value="375">
            <text:p>375</text:p>
          </table:table-cell>
          <table:table-cell table:style-name="ce13" table:formula="of:=AVERAGE([Overview.B422:.KK422])" office:value-type="float" office:value="62">
            <text:p>62</text:p>
          </table:table-cell>
          <table:table-cell table:style-name="ce13" table:formula="of:=AVERAGE([Overview.B443:.KK443])" office:value-type="float" office:value="6">
            <text:p>6</text:p>
          </table:table-cell>
          <table:table-cell table:style-name="ce18" table:formula="of:=AVERAGE([Overview.B464:.KK464])" office:value-type="float" office:value="3.16666666666667">
            <text:p>3,1666666667</text:p>
          </table:table-cell>
          <table:table-cell table:style-name="ce18" table:formula="of:=AVERAGE([Overview.B485:.KK485])" office:value-type="float" office:value="30.75">
            <text:p>30,75</text:p>
          </table:table-cell>
          <table:table-cell table:style-name="ce18" table:formula="of:=AVERAGE([Overview.B506:.KK506])" office:value-type="float" office:value="447.083333333333">
            <text:p>447,0833333333</text:p>
          </table:table-cell>
          <table:table-cell table:style-name="ce18" table:formula="of:=AVERAGE([Overview.B527:.KK527])" office:value-type="float" office:value="63.75">
            <text:p>63,75</text:p>
          </table:table-cell>
          <table:table-cell table:style-name="ce18" table:formula="of:=AVERAGE([Overview.B548:.KK548])" office:value-type="float" office:value="5.16666666666667">
            <text:p>5,1666666667</text:p>
          </table:table-cell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7" table:formula="of:=AVERAGE([Overview.B45:.KK45])" office:value-type="float" office:value="4.33333333333333">
            <text:p>4,3333333333</text:p>
          </table:table-cell>
          <table:table-cell table:style-name="ce7" table:formula="of:=AVERAGE([Overview.B66:.KK66])" office:value-type="float" office:value="76.6666666666667">
            <text:p>76,6666666667</text:p>
          </table:table-cell>
          <table:table-cell table:style-name="ce7" table:formula="of:=AVERAGE([Overview.B87:.KK87])" office:value-type="float" office:value="558.333333333333">
            <text:p>558,3333333333</text:p>
          </table:table-cell>
          <table:table-cell table:style-name="ce7" table:formula="of:=AVERAGE([Overview.B108:.KK108])" office:value-type="float" office:value="70.6666666666667">
            <text:p>70,6666666667</text:p>
          </table:table-cell>
          <table:table-cell table:style-name="ce7" table:formula="of:=AVERAGE([Overview.B129:.KK129])" office:value-type="float" office:value="11">
            <text:p>11</text:p>
          </table:table-cell>
          <table:table-cell table:style-name="ce9" table:formula="of:=AVERAGE([Overview.B150:.KK150])" office:value-type="float" office:value="4">
            <text:p>4</text:p>
          </table:table-cell>
          <table:table-cell table:style-name="ce9" table:formula="of:=AVERAGE([Overview.B171:.KK171])" office:value-type="float" office:value="50">
            <text:p>50</text:p>
          </table:table-cell>
          <table:table-cell table:style-name="ce9" table:formula="of:=AVERAGE([Overview.B192:.KK192])" office:value-type="float" office:value="530">
            <text:p>530</text:p>
          </table:table-cell>
          <table:table-cell table:style-name="ce9" table:formula="of:=AVERAGE([Overview.B213:.KK213])" office:value-type="float" office:value="70">
            <text:p>70</text:p>
          </table:table-cell>
          <table:table-cell table:style-name="ce9" table:formula="of:=AVERAGE([Overview.B234:.KK234])" office:value-type="float" office:value="7">
            <text:p>7</text:p>
          </table:table-cell>
          <table:table-cell table:style-name="ce11" table:formula="of:=AVERAGE([Overview.B255:.KK255])" office:value-type="float" office:value="4">
            <text:p>4</text:p>
          </table:table-cell>
          <table:table-cell table:style-name="ce11" table:formula="of:=AVERAGE([Overview.B276:.KK276])" office:value-type="float" office:value="53.75">
            <text:p>53,75</text:p>
          </table:table-cell>
          <table:table-cell table:style-name="ce11" table:formula="of:=AVERAGE([Overview.B297:.KK297])" office:value-type="float" office:value="646.25">
            <text:p>646,25</text:p>
          </table:table-cell>
          <table:table-cell table:style-name="ce11" table:formula="of:=AVERAGE([Overview.B318:.KK318])" office:value-type="float" office:value="85.75">
            <text:p>85,75</text:p>
          </table:table-cell>
          <table:table-cell table:style-name="ce11" table:formula="of:=AVERAGE([Overview.B339:.KK339])" office:value-type="float" office:value="5.25">
            <text:p>5,25</text:p>
          </table:table-cell>
          <table:table-cell table:style-name="ce13" table:formula="of:=AVERAGE([Overview.B360:.KK360])" office:value-type="float" office:value="3.66666666666667">
            <text:p>3,6666666667</text:p>
          </table:table-cell>
          <table:table-cell table:style-name="ce13" table:formula="of:=AVERAGE([Overview.B381:.KK381])" office:value-type="float" office:value="54">
            <text:p>54</text:p>
          </table:table-cell>
          <table:table-cell table:style-name="ce13" table:formula="of:=AVERAGE([Overview.B402:.KK402])" office:value-type="float" office:value="583.333333333333">
            <text:p>583,3333333333</text:p>
          </table:table-cell>
          <table:table-cell table:style-name="ce13" table:formula="of:=AVERAGE([Overview.B423:.KK423])" office:value-type="float" office:value="71.6666666666667">
            <text:p>71,6666666667</text:p>
          </table:table-cell>
          <table:table-cell table:style-name="ce13" table:formula="of:=AVERAGE([Overview.B444:.KK444])" office:value-type="float" office:value="8.66666666666667">
            <text:p>8,6666666667</text:p>
          </table:table-cell>
          <table:table-cell table:style-name="ce18" table:formula="of:=AVERAGE([Overview.B465:.KK465])" office:value-type="float" office:value="4">
            <text:p>4</text:p>
          </table:table-cell>
          <table:table-cell table:style-name="ce18" table:formula="of:=AVERAGE([Overview.B486:.KK486])" office:value-type="float" office:value="65.0769230769231">
            <text:p>65,0769230769</text:p>
          </table:table-cell>
          <table:table-cell table:style-name="ce18" table:formula="of:=AVERAGE([Overview.B507:.KK507])" office:value-type="float" office:value="548.461538461538">
            <text:p>548,4615384615</text:p>
          </table:table-cell>
          <table:table-cell table:style-name="ce18" table:formula="of:=AVERAGE([Overview.B528:.KK528])" office:value-type="float" office:value="65">
            <text:p>65</text:p>
          </table:table-cell>
          <table:table-cell table:style-name="ce18" table:formula="of:=AVERAGE([Overview.B549:.KK549])" office:value-type="float" office:value="8.07692307692308">
            <text:p>8,0769230769</text:p>
          </table:table-cell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7" table:formula="of:=AVERAGE([Overview.B46:.KK46])" office:value-type="float" office:value="7">
            <text:p>7</text:p>
          </table:table-cell>
          <table:table-cell table:style-name="ce7" table:formula="of:=AVERAGE([Overview.B67:.KK67])" office:value-type="float" office:value="120">
            <text:p>120</text:p>
          </table:table-cell>
          <table:table-cell table:style-name="ce7" table:formula="of:=AVERAGE([Overview.B88:.KK88])" office:value-type="float" office:value="190">
            <text:p>190</text:p>
          </table:table-cell>
          <table:table-cell table:style-name="ce7" table:formula="of:=AVERAGE([Overview.B109:.KK109])" office:value-type="float" office:value="0">
            <text:p>0</text:p>
          </table:table-cell>
          <table:table-cell table:style-name="ce7" table:formula="of:=AVERAGE([Overview.B130:.KK130])" office:value-type="float" office:value="82">
            <text:p>82</text:p>
          </table:table-cell>
          <table:table-cell table:style-name="ce9" table:formula="of:=AVERAGE([Overview.B151:.KK151])" office:value-type="float" office:value="7">
            <text:p>7</text:p>
          </table:table-cell>
          <table:table-cell table:style-name="ce9" table:formula="of:=AVERAGE([Overview.B172:.KK172])" office:value-type="float" office:value="87">
            <text:p>87</text:p>
          </table:table-cell>
          <table:table-cell table:style-name="ce9" table:formula="of:=AVERAGE([Overview.B193:.KK193])" office:value-type="float" office:value="705">
            <text:p>705</text:p>
          </table:table-cell>
          <table:table-cell table:style-name="ce9" table:formula="of:=AVERAGE([Overview.B214:.KK214])" office:value-type="float" office:value="92">
            <text:p>92</text:p>
          </table:table-cell>
          <table:table-cell table:style-name="ce9" table:formula="of:=AVERAGE([Overview.B235:.KK235])" office:value-type="float" office:value="10">
            <text:p>10</text:p>
          </table:table-cell>
          <table:table-cell table:style-name="ce11" table:formula="of:=AVERAGE([Overview.B256:.KK256])" office:value-type="float" office:value="7">
            <text:p>7</text:p>
          </table:table-cell>
          <table:table-cell table:style-name="ce11" table:formula="of:=AVERAGE([Overview.B277:.KK277])" office:value-type="float" office:value="98">
            <text:p>98</text:p>
          </table:table-cell>
          <table:table-cell table:style-name="ce11" table:formula="of:=AVERAGE([Overview.B298:.KK298])" office:value-type="float" office:value="770">
            <text:p>770</text:p>
          </table:table-cell>
          <table:table-cell table:style-name="ce11" table:formula="of:=AVERAGE([Overview.B319:.KK319])" office:value-type="float" office:value="128">
            <text:p>128</text:p>
          </table:table-cell>
          <table:table-cell table:style-name="ce11" table:formula="of:=AVERAGE([Overview.B340:.KK340])" office:value-type="float" office:value="0">
            <text:p>0</text:p>
          </table:table-cell>
          <table:table-cell table:style-name="ce13" table:formula="of:=AVERAGE([Overview.B361:.KK361])" office:value-type="float" office:value="0">
            <text:p>#DIV/0!</text:p>
          </table:table-cell>
          <table:table-cell table:style-name="ce13" table:formula="of:=AVERAGE([Overview.B382:.KK382])" office:value-type="float" office:value="0">
            <text:p>#DIV/0!</text:p>
          </table:table-cell>
          <table:table-cell table:style-name="ce13" table:formula="of:=AVERAGE([Overview.B403:.KK403])" office:value-type="float" office:value="0">
            <text:p>#DIV/0!</text:p>
          </table:table-cell>
          <table:table-cell table:style-name="ce13" table:formula="of:=AVERAGE([Overview.B424:.KK424])" office:value-type="float" office:value="0">
            <text:p>#DIV/0!</text:p>
          </table:table-cell>
          <table:table-cell table:style-name="ce13" table:formula="of:=AVERAGE([Overview.B445:.KK445])" office:value-type="float" office:value="0">
            <text:p>#DIV/0!</text:p>
          </table:table-cell>
          <table:table-cell table:style-name="ce18" table:formula="of:=AVERAGE([Overview.B466:.KK466])" office:value-type="float" office:value="4">
            <text:p>4</text:p>
          </table:table-cell>
          <table:table-cell table:style-name="ce18" table:formula="of:=AVERAGE([Overview.B487:.KK487])" office:value-type="float" office:value="61.8">
            <text:p>61,8</text:p>
          </table:table-cell>
          <table:table-cell table:style-name="ce18" table:formula="of:=AVERAGE([Overview.B508:.KK508])" office:value-type="float" office:value="685">
            <text:p>685</text:p>
          </table:table-cell>
          <table:table-cell table:style-name="ce18" table:formula="of:=AVERAGE([Overview.B529:.KK529])" office:value-type="float" office:value="76.2">
            <text:p>76,2</text:p>
          </table:table-cell>
          <table:table-cell table:style-name="ce18" table:formula="of:=AVERAGE([Overview.B550:.KK550])" office:value-type="float" office:value="29.6">
            <text:p>29,6</text:p>
          </table:table-cell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7" table:formula="of:=AVERAGE([Overview.B47:.KK47])" office:value-type="float" office:value="0">
            <text:p>#DIV/0!</text:p>
          </table:table-cell>
          <table:table-cell table:style-name="ce7" table:formula="of:=AVERAGE([Overview.B68:.KK68])" office:value-type="float" office:value="0">
            <text:p>#DIV/0!</text:p>
          </table:table-cell>
          <table:table-cell table:style-name="ce7" table:formula="of:=AVERAGE([Overview.B89:.KK89])" office:value-type="float" office:value="0">
            <text:p>#DIV/0!</text:p>
          </table:table-cell>
          <table:table-cell table:style-name="ce7" table:formula="of:=AVERAGE([Overview.B110:.KK110])" office:value-type="float" office:value="0">
            <text:p>#DIV/0!</text:p>
          </table:table-cell>
          <table:table-cell table:style-name="ce7" table:formula="of:=AVERAGE([Overview.B131:.KK131])" office:value-type="float" office:value="0">
            <text:p>#DIV/0!</text:p>
          </table:table-cell>
          <table:table-cell table:style-name="ce9" table:formula="of:=AVERAGE([Overview.B152:.KK152])" office:value-type="float" office:value="0">
            <text:p>#DIV/0!</text:p>
          </table:table-cell>
          <table:table-cell table:style-name="ce9" table:formula="of:=AVERAGE([Overview.B173:.KK173])" office:value-type="float" office:value="0">
            <text:p>#DIV/0!</text:p>
          </table:table-cell>
          <table:table-cell table:style-name="ce9" table:formula="of:=AVERAGE([Overview.B194:.KK194])" office:value-type="float" office:value="0">
            <text:p>#DIV/0!</text:p>
          </table:table-cell>
          <table:table-cell table:style-name="ce9" table:formula="of:=AVERAGE([Overview.B215:.KK215])" office:value-type="float" office:value="0">
            <text:p>#DIV/0!</text:p>
          </table:table-cell>
          <table:table-cell table:style-name="ce9" table:formula="of:=AVERAGE([Overview.B236:.KK236])" office:value-type="float" office:value="0">
            <text:p>#DIV/0!</text:p>
          </table:table-cell>
          <table:table-cell table:style-name="ce11" table:formula="of:=AVERAGE([Overview.B257:.KK257])" office:value-type="float" office:value="0">
            <text:p>#DIV/0!</text:p>
          </table:table-cell>
          <table:table-cell table:style-name="ce11" table:formula="of:=AVERAGE([Overview.B278:.KK278])" office:value-type="float" office:value="0">
            <text:p>#DIV/0!</text:p>
          </table:table-cell>
          <table:table-cell table:style-name="ce11" table:formula="of:=AVERAGE([Overview.B299:.KK299])" office:value-type="float" office:value="0">
            <text:p>#DIV/0!</text:p>
          </table:table-cell>
          <table:table-cell table:style-name="ce11" table:formula="of:=AVERAGE([Overview.B320:.KK320])" office:value-type="float" office:value="0">
            <text:p>#DIV/0!</text:p>
          </table:table-cell>
          <table:table-cell table:style-name="ce11" table:formula="of:=AVERAGE([Overview.B341:.KK341])" office:value-type="float" office:value="0">
            <text:p>#DIV/0!</text:p>
          </table:table-cell>
          <table:table-cell table:style-name="ce13" table:formula="of:=AVERAGE([Overview.B362:.KK362])" office:value-type="float" office:value="0">
            <text:p>#DIV/0!</text:p>
          </table:table-cell>
          <table:table-cell table:style-name="ce13" table:formula="of:=AVERAGE([Overview.B383:.KK383])" office:value-type="float" office:value="0">
            <text:p>#DIV/0!</text:p>
          </table:table-cell>
          <table:table-cell table:style-name="ce13" table:formula="of:=AVERAGE([Overview.B404:.KK404])" office:value-type="float" office:value="0">
            <text:p>#DIV/0!</text:p>
          </table:table-cell>
          <table:table-cell table:style-name="ce13" table:formula="of:=AVERAGE([Overview.B425:.KK425])" office:value-type="float" office:value="0">
            <text:p>#DIV/0!</text:p>
          </table:table-cell>
          <table:table-cell table:style-name="ce13" table:formula="of:=AVERAGE([Overview.B446:.KK446])" office:value-type="float" office:value="0">
            <text:p>#DIV/0!</text:p>
          </table:table-cell>
          <table:table-cell table:style-name="ce18" table:formula="of:=AVERAGE([Overview.B467:.KK467])" office:value-type="float" office:value="0">
            <text:p>#DIV/0!</text:p>
          </table:table-cell>
          <table:table-cell table:style-name="ce18" table:formula="of:=AVERAGE([Overview.B488:.KK488])" office:value-type="float" office:value="0">
            <text:p>#DIV/0!</text:p>
          </table:table-cell>
          <table:table-cell table:style-name="ce18" table:formula="of:=AVERAGE([Overview.B509:.KK509])" office:value-type="float" office:value="0">
            <text:p>#DIV/0!</text:p>
          </table:table-cell>
          <table:table-cell table:style-name="ce18" table:formula="of:=AVERAGE([Overview.B530:.KK530])" office:value-type="float" office:value="0">
            <text:p>#DIV/0!</text:p>
          </table:table-cell>
          <table:table-cell table:style-name="ce18" table:formula="of:=AVERAGE([Overview.B551:.KK551])" office:value-type="float" office:value="0">
            <text:p>#DIV/0!</text:p>
          </table:table-cell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7" table:formula="of:=AVERAGE([Overview.B48:.KK48])" office:value-type="float" office:value="5.69230769230769">
            <text:p>5,6923076923</text:p>
          </table:table-cell>
          <table:table-cell table:style-name="ce7" table:formula="of:=AVERAGE([Overview.B69:.KK69])" office:value-type="float" office:value="109.846153846154">
            <text:p>109,8461538462</text:p>
          </table:table-cell>
          <table:table-cell table:style-name="ce7" table:formula="of:=AVERAGE([Overview.B90:.KK90])" office:value-type="float" office:value="993.076923076923">
            <text:p>993,0769230769</text:p>
          </table:table-cell>
          <table:table-cell table:style-name="ce7" table:formula="of:=AVERAGE([Overview.B111:.KK111])" office:value-type="float" office:value="107.384615384615">
            <text:p>107,3846153846</text:p>
          </table:table-cell>
          <table:table-cell table:style-name="ce7" table:formula="of:=AVERAGE([Overview.B132:.KK132])" office:value-type="float" office:value="9.69230769230769">
            <text:p>9,6923076923</text:p>
          </table:table-cell>
          <table:table-cell table:style-name="ce9" table:formula="of:=AVERAGE([Overview.B153:.KK153])" office:value-type="float" office:value="5.76923076923077">
            <text:p>5,7692307692</text:p>
          </table:table-cell>
          <table:table-cell table:style-name="ce9" table:formula="of:=AVERAGE([Overview.B174:.KK174])" office:value-type="float" office:value="104.769230769231">
            <text:p>104,7692307692</text:p>
          </table:table-cell>
          <table:table-cell table:style-name="ce9" table:formula="of:=AVERAGE([Overview.B195:.KK195])" office:value-type="float" office:value="982.692307692308">
            <text:p>982,6923076923</text:p>
          </table:table-cell>
          <table:table-cell table:style-name="ce9" table:formula="of:=AVERAGE([Overview.B216:.KK216])" office:value-type="float" office:value="109">
            <text:p>109</text:p>
          </table:table-cell>
          <table:table-cell table:style-name="ce9" table:formula="of:=AVERAGE([Overview.B237:.KK237])" office:value-type="float" office:value="8">
            <text:p>8</text:p>
          </table:table-cell>
          <table:table-cell table:style-name="ce11" table:formula="of:=AVERAGE([Overview.B258:.KK258])" office:value-type="float" office:value="5.625">
            <text:p>5,625</text:p>
          </table:table-cell>
          <table:table-cell table:style-name="ce11" table:formula="of:=AVERAGE([Overview.B279:.KK279])" office:value-type="float" office:value="100.625">
            <text:p>100,625</text:p>
          </table:table-cell>
          <table:table-cell table:style-name="ce11" table:formula="of:=AVERAGE([Overview.B300:.KK300])" office:value-type="float" office:value="965.9375">
            <text:p>965,9375</text:p>
          </table:table-cell>
          <table:table-cell table:style-name="ce11" table:formula="of:=AVERAGE([Overview.B321:.KK321])" office:value-type="float" office:value="111.15625">
            <text:p>111,15625</text:p>
          </table:table-cell>
          <table:table-cell table:style-name="ce11" table:formula="of:=AVERAGE([Overview.B342:.KK342])" office:value-type="float" office:value="5.1875">
            <text:p>5,1875</text:p>
          </table:table-cell>
          <table:table-cell table:style-name="ce13" table:formula="of:=AVERAGE([Overview.B363:.KK363])" office:value-type="float" office:value="6.36363636363636">
            <text:p>6,3636363636</text:p>
          </table:table-cell>
          <table:table-cell table:style-name="ce13" table:formula="of:=AVERAGE([Overview.B384:.KK384])" office:value-type="float" office:value="109">
            <text:p>109</text:p>
          </table:table-cell>
          <table:table-cell table:style-name="ce13" table:formula="of:=AVERAGE([Overview.B405:.KK405])" office:value-type="float" office:value="939.545454545455">
            <text:p>939,5454545455</text:p>
          </table:table-cell>
          <table:table-cell table:style-name="ce13" table:formula="of:=AVERAGE([Overview.B426:.KK426])" office:value-type="float" office:value="108.636363636364">
            <text:p>108,6363636364</text:p>
          </table:table-cell>
          <table:table-cell table:style-name="ce13" table:formula="of:=AVERAGE([Overview.B447:.KK447])" office:value-type="float" office:value="8.36363636363636">
            <text:p>8,3636363636</text:p>
          </table:table-cell>
          <table:table-cell table:style-name="ce18" table:formula="of:=AVERAGE([Overview.B468:.KK468])" office:value-type="float" office:value="5.25490196078431">
            <text:p>5,2549019608</text:p>
          </table:table-cell>
          <table:table-cell table:style-name="ce18" table:formula="of:=AVERAGE([Overview.B489:.KK489])" office:value-type="float" office:value="102.372549019608">
            <text:p>102,3725490196</text:p>
          </table:table-cell>
          <table:table-cell table:style-name="ce18" table:formula="of:=AVERAGE([Overview.B510:.KK510])" office:value-type="float" office:value="1012.25490196078">
            <text:p>1012,2549019608</text:p>
          </table:table-cell>
          <table:table-cell table:style-name="ce18" table:formula="of:=AVERAGE([Overview.B531:.KK531])" office:value-type="float" office:value="104.647058823529">
            <text:p>104,6470588235</text:p>
          </table:table-cell>
          <table:table-cell table:style-name="ce18" table:formula="of:=AVERAGE([Overview.B552:.KK552])" office:value-type="float" office:value="11.3921568627451">
            <text:p>11,3921568627</text:p>
          </table:table-cell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7" table:formula="of:=AVERAGE([Overview.B49:.KK49])" office:value-type="float" office:value="6.5">
            <text:p>6,5</text:p>
          </table:table-cell>
          <table:table-cell table:style-name="ce7" table:formula="of:=AVERAGE([Overview.B70:.KK70])" office:value-type="float" office:value="135.5">
            <text:p>135,5</text:p>
          </table:table-cell>
          <table:table-cell table:style-name="ce7" table:formula="of:=AVERAGE([Overview.B91:.KK91])" office:value-type="float" office:value="1260">
            <text:p>1260</text:p>
          </table:table-cell>
          <table:table-cell table:style-name="ce7" table:formula="of:=AVERAGE([Overview.B112:.KK112])" office:value-type="float" office:value="117.5">
            <text:p>117,5</text:p>
          </table:table-cell>
          <table:table-cell table:style-name="ce7" table:formula="of:=AVERAGE([Overview.B133:.KK133])" office:value-type="float" office:value="4">
            <text:p>4</text:p>
          </table:table-cell>
          <table:table-cell table:style-name="ce9" table:formula="of:=AVERAGE([Overview.B154:.KK154])" office:value-type="float" office:value="8">
            <text:p>8</text:p>
          </table:table-cell>
          <table:table-cell table:style-name="ce9" table:formula="of:=AVERAGE([Overview.B175:.KK175])" office:value-type="float" office:value="156">
            <text:p>156</text:p>
          </table:table-cell>
          <table:table-cell table:style-name="ce9" table:formula="of:=AVERAGE([Overview.B196:.KK196])" office:value-type="float" office:value="1270">
            <text:p>1270</text:p>
          </table:table-cell>
          <table:table-cell table:style-name="ce9" table:formula="of:=AVERAGE([Overview.B217:.KK217])" office:value-type="float" office:value="114">
            <text:p>114</text:p>
          </table:table-cell>
          <table:table-cell table:style-name="ce9" table:formula="of:=AVERAGE([Overview.B238:.KK238])" office:value-type="float" office:value="4">
            <text:p>4</text:p>
          </table:table-cell>
          <table:table-cell table:style-name="ce11" table:formula="of:=AVERAGE([Overview.B259:.KK259])" office:value-type="float" office:value="0">
            <text:p>#DIV/0!</text:p>
          </table:table-cell>
          <table:table-cell table:style-name="ce11" table:formula="of:=AVERAGE([Overview.B280:.KK280])" office:value-type="float" office:value="0">
            <text:p>#DIV/0!</text:p>
          </table:table-cell>
          <table:table-cell table:style-name="ce11" table:formula="of:=AVERAGE([Overview.B301:.KK301])" office:value-type="float" office:value="0">
            <text:p>#DIV/0!</text:p>
          </table:table-cell>
          <table:table-cell table:style-name="ce11" table:formula="of:=AVERAGE([Overview.B322:.KK322])" office:value-type="float" office:value="0">
            <text:p>#DIV/0!</text:p>
          </table:table-cell>
          <table:table-cell table:style-name="ce11" table:formula="of:=AVERAGE([Overview.B343:.KK343])" office:value-type="float" office:value="0">
            <text:p>#DIV/0!</text:p>
          </table:table-cell>
          <table:table-cell table:style-name="ce13" table:formula="of:=AVERAGE([Overview.B364:.KK364])" office:value-type="float" office:value="0">
            <text:p>#DIV/0!</text:p>
          </table:table-cell>
          <table:table-cell table:style-name="ce13" table:formula="of:=AVERAGE([Overview.B385:.KK385])" office:value-type="float" office:value="0">
            <text:p>#DIV/0!</text:p>
          </table:table-cell>
          <table:table-cell table:style-name="ce13" table:formula="of:=AVERAGE([Overview.B406:.KK406])" office:value-type="float" office:value="0">
            <text:p>#DIV/0!</text:p>
          </table:table-cell>
          <table:table-cell table:style-name="ce13" table:formula="of:=AVERAGE([Overview.B427:.KK427])" office:value-type="float" office:value="0">
            <text:p>#DIV/0!</text:p>
          </table:table-cell>
          <table:table-cell table:style-name="ce13" table:formula="of:=AVERAGE([Overview.B448:.KK448])" office:value-type="float" office:value="0">
            <text:p>#DIV/0!</text:p>
          </table:table-cell>
          <table:table-cell table:style-name="ce18" table:formula="of:=AVERAGE([Overview.B469:.KK469])" office:value-type="float" office:value="5.8">
            <text:p>5,8</text:p>
          </table:table-cell>
          <table:table-cell table:style-name="ce18" table:formula="of:=AVERAGE([Overview.B490:.KK490])" office:value-type="float" office:value="110.6">
            <text:p>110,6</text:p>
          </table:table-cell>
          <table:table-cell table:style-name="ce18" table:formula="of:=AVERAGE([Overview.B511:.KK511])" office:value-type="float" office:value="1173">
            <text:p>1173</text:p>
          </table:table-cell>
          <table:table-cell table:style-name="ce18" table:formula="of:=AVERAGE([Overview.B532:.KK532])" office:value-type="float" office:value="107.2">
            <text:p>107,2</text:p>
          </table:table-cell>
          <table:table-cell table:style-name="ce18" table:formula="of:=AVERAGE([Overview.B553:.KK553])" office:value-type="float" office:value="13.2">
            <text:p>13,2</text:p>
          </table:table-cell>
        </table:table-row>
        <table:table-row table:style-name="ro1">
          <table:table-cell table:style-name="ce5" office:value-type="float" office:value="11">
            <text:p>11</text:p>
          </table:table-cell>
          <table:table-cell table:style-name="ce7" table:formula="of:=AVERAGE([Overview.B50:.KK50])" office:value-type="float" office:value="9.57142857142857">
            <text:p>9,5714285714</text:p>
          </table:table-cell>
          <table:table-cell table:style-name="ce7" table:formula="of:=AVERAGE([Overview.B71:.KK71])" office:value-type="float" office:value="173.714285714286">
            <text:p>173,7142857143</text:p>
          </table:table-cell>
          <table:table-cell table:style-name="ce7" table:formula="of:=AVERAGE([Overview.B92:.KK92])" office:value-type="float" office:value="1212.85714285714">
            <text:p>1212,8571428571</text:p>
          </table:table-cell>
          <table:table-cell table:style-name="ce7" table:formula="of:=AVERAGE([Overview.B113:.KK113])" office:value-type="float" office:value="126.428571428571">
            <text:p>126,4285714286</text:p>
          </table:table-cell>
          <table:table-cell table:style-name="ce7" table:formula="of:=AVERAGE([Overview.B134:.KK134])" office:value-type="float" office:value="7.42857142857143">
            <text:p>7,4285714286</text:p>
          </table:table-cell>
          <table:table-cell table:style-name="ce9" table:formula="of:=AVERAGE([Overview.B155:.KK155])" office:value-type="float" office:value="7.66666666666667">
            <text:p>7,6666666667</text:p>
          </table:table-cell>
          <table:table-cell table:style-name="ce9" table:formula="of:=AVERAGE([Overview.B176:.KK176])" office:value-type="float" office:value="173.666666666667">
            <text:p>173,6666666667</text:p>
          </table:table-cell>
          <table:table-cell table:style-name="ce9" table:formula="of:=AVERAGE([Overview.B197:.KK197])" office:value-type="float" office:value="1296.66666666667">
            <text:p>1296,6666666667</text:p>
          </table:table-cell>
          <table:table-cell table:style-name="ce9" table:formula="of:=AVERAGE([Overview.B218:.KK218])" office:value-type="float" office:value="115.666666666667">
            <text:p>115,6666666667</text:p>
          </table:table-cell>
          <table:table-cell table:style-name="ce9" table:formula="of:=AVERAGE([Overview.B239:.KK239])" office:value-type="float" office:value="17.1666666666667">
            <text:p>17,1666666667</text:p>
          </table:table-cell>
          <table:table-cell table:style-name="ce11" table:formula="of:=AVERAGE([Overview.B260:.KK260])" office:value-type="float" office:value="6.25">
            <text:p>6,25</text:p>
          </table:table-cell>
          <table:table-cell table:style-name="ce11" table:formula="of:=AVERAGE([Overview.B281:.KK281])" office:value-type="float" office:value="159">
            <text:p>159</text:p>
          </table:table-cell>
          <table:table-cell table:style-name="ce11" table:formula="of:=AVERAGE([Overview.B302:.KK302])" office:value-type="float" office:value="1557.5">
            <text:p>1557,5</text:p>
          </table:table-cell>
          <table:table-cell table:style-name="ce11" table:formula="of:=AVERAGE([Overview.B323:.KK323])" office:value-type="float" office:value="133.625">
            <text:p>133,625</text:p>
          </table:table-cell>
          <table:table-cell table:style-name="ce11" table:formula="of:=AVERAGE([Overview.B344:.KK344])" office:value-type="float" office:value="12.875">
            <text:p>12,875</text:p>
          </table:table-cell>
          <table:table-cell table:style-name="ce13" table:formula="of:=AVERAGE([Overview.B365:.KK365])" office:value-type="float" office:value="8.5">
            <text:p>8,5</text:p>
          </table:table-cell>
          <table:table-cell table:style-name="ce13" table:formula="of:=AVERAGE([Overview.B386:.KK386])" office:value-type="float" office:value="208">
            <text:p>208</text:p>
          </table:table-cell>
          <table:table-cell table:style-name="ce13" table:formula="of:=AVERAGE([Overview.B407:.KK407])" office:value-type="float" office:value="1532.5">
            <text:p>1532,5</text:p>
          </table:table-cell>
          <table:table-cell table:style-name="ce13" table:formula="of:=AVERAGE([Overview.B428:.KK428])" office:value-type="float" office:value="132.5">
            <text:p>132,5</text:p>
          </table:table-cell>
          <table:table-cell table:style-name="ce13" table:formula="of:=AVERAGE([Overview.B449:.KK449])" office:value-type="float" office:value="3">
            <text:p>3</text:p>
          </table:table-cell>
          <table:table-cell table:style-name="ce18" table:formula="of:=AVERAGE([Overview.B470:.KK470])" office:value-type="float" office:value="6.94117647058824">
            <text:p>6,9411764706</text:p>
          </table:table-cell>
          <table:table-cell table:style-name="ce18" table:formula="of:=AVERAGE([Overview.B491:.KK491])" office:value-type="float" office:value="145.705882352941">
            <text:p>145,7058823529</text:p>
          </table:table-cell>
          <table:table-cell table:style-name="ce18" table:formula="of:=AVERAGE([Overview.B512:.KK512])" office:value-type="float" office:value="1405">
            <text:p>1405</text:p>
          </table:table-cell>
          <table:table-cell table:style-name="ce18" table:formula="of:=AVERAGE([Overview.B533:.KK533])" office:value-type="float" office:value="116.823529411765">
            <text:p>116,8235294118</text:p>
          </table:table-cell>
          <table:table-cell table:style-name="ce18" table:formula="of:=AVERAGE([Overview.B554:.KK554])" office:value-type="float" office:value="12.8235294117647">
            <text:p>12,8235294118</text:p>
          </table:table-cell>
        </table:table-row>
        <table:table-row table:style-name="ro1">
          <table:table-cell table:style-name="ce5" office:value-type="float" office:value="12">
            <text:p>12</text:p>
          </table:table-cell>
          <table:table-cell table:style-name="ce7" table:formula="of:=AVERAGE([Overview.B51:.KK51])" office:value-type="float" office:value="8.16666666666667">
            <text:p>8,1666666667</text:p>
          </table:table-cell>
          <table:table-cell table:style-name="ce7" table:formula="of:=AVERAGE([Overview.B72:.KK72])" office:value-type="float" office:value="205.916666666667">
            <text:p>205,9166666667</text:p>
          </table:table-cell>
          <table:table-cell table:style-name="ce7" table:formula="of:=AVERAGE([Overview.B93:.KK93])" office:value-type="float" office:value="1722.91666666667">
            <text:p>1722,9166666667</text:p>
          </table:table-cell>
          <table:table-cell table:style-name="ce7" table:formula="of:=AVERAGE([Overview.B114:.KK114])" office:value-type="float" office:value="139.75">
            <text:p>139,75</text:p>
          </table:table-cell>
          <table:table-cell table:style-name="ce7" table:formula="of:=AVERAGE([Overview.B135:.KK135])" office:value-type="float" office:value="11.75">
            <text:p>11,75</text:p>
          </table:table-cell>
          <table:table-cell table:style-name="ce9" table:formula="of:=AVERAGE([Overview.B156:.KK156])" office:value-type="float" office:value="9.11111111111111">
            <text:p>9,1111111111</text:p>
          </table:table-cell>
          <table:table-cell table:style-name="ce9" table:formula="of:=AVERAGE([Overview.B177:.KK177])" office:value-type="float" office:value="202">
            <text:p>202</text:p>
          </table:table-cell>
          <table:table-cell table:style-name="ce9" table:formula="of:=AVERAGE([Overview.B198:.KK198])" office:value-type="float" office:value="1671.11111111111">
            <text:p>1671,1111111111</text:p>
          </table:table-cell>
          <table:table-cell table:style-name="ce9" table:formula="of:=AVERAGE([Overview.B219:.KK219])" office:value-type="float" office:value="139.777777777778">
            <text:p>139,7777777778</text:p>
          </table:table-cell>
          <table:table-cell table:style-name="ce9" table:formula="of:=AVERAGE([Overview.B240:.KK240])" office:value-type="float" office:value="8">
            <text:p>8</text:p>
          </table:table-cell>
          <table:table-cell table:style-name="ce11" table:formula="of:=AVERAGE([Overview.B261:.KK261])" office:value-type="float" office:value="7.08333333333333">
            <text:p>7,0833333333</text:p>
          </table:table-cell>
          <table:table-cell table:style-name="ce11" table:formula="of:=AVERAGE([Overview.B282:.KK282])" office:value-type="float" office:value="191.166666666667">
            <text:p>191,1666666667</text:p>
          </table:table-cell>
          <table:table-cell table:style-name="ce11" table:formula="of:=AVERAGE([Overview.B303:.KK303])" office:value-type="float" office:value="1795">
            <text:p>1795</text:p>
          </table:table-cell>
          <table:table-cell table:style-name="ce11" table:formula="of:=AVERAGE([Overview.B324:.KK324])" office:value-type="float" office:value="136.416666666667">
            <text:p>136,4166666667</text:p>
          </table:table-cell>
          <table:table-cell table:style-name="ce11" table:formula="of:=AVERAGE([Overview.B345:.KK345])" office:value-type="float" office:value="12.8333333333333">
            <text:p>12,8333333333</text:p>
          </table:table-cell>
          <table:table-cell table:style-name="ce13" table:formula="of:=AVERAGE([Overview.B366:.KK366])" office:value-type="float" office:value="8.14285714285714">
            <text:p>8,1428571429</text:p>
          </table:table-cell>
          <table:table-cell table:style-name="ce13" table:formula="of:=AVERAGE([Overview.B387:.KK387])" office:value-type="float" office:value="198.428571428571">
            <text:p>198,4285714286</text:p>
          </table:table-cell>
          <table:table-cell table:style-name="ce13" table:formula="of:=AVERAGE([Overview.B408:.KK408])" office:value-type="float" office:value="1599.28571428571">
            <text:p>1599,2857142857</text:p>
          </table:table-cell>
          <table:table-cell table:style-name="ce13" table:formula="of:=AVERAGE([Overview.B429:.KK429])" office:value-type="float" office:value="130">
            <text:p>130</text:p>
          </table:table-cell>
          <table:table-cell table:style-name="ce13" table:formula="of:=AVERAGE([Overview.B450:.KK450])" office:value-type="float" office:value="17">
            <text:p>17</text:p>
          </table:table-cell>
          <table:table-cell table:style-name="ce18" table:formula="of:=AVERAGE([Overview.B471:.KK471])" office:value-type="float" office:value="7.75">
            <text:p>7,75</text:p>
          </table:table-cell>
          <table:table-cell table:style-name="ce18" table:formula="of:=AVERAGE([Overview.B492:.KK492])" office:value-type="float" office:value="185.525">
            <text:p>185,525</text:p>
          </table:table-cell>
          <table:table-cell table:style-name="ce18" table:formula="of:=AVERAGE([Overview.B513:.KK513])" office:value-type="float" office:value="1698.25">
            <text:p>1698,25</text:p>
          </table:table-cell>
          <table:table-cell table:style-name="ce18" table:formula="of:=AVERAGE([Overview.B534:.KK534])" office:value-type="float" office:value="133.45">
            <text:p>133,45</text:p>
          </table:table-cell>
          <table:table-cell table:style-name="ce18" table:formula="of:=AVERAGE([Overview.B555:.KK555])" office:value-type="float" office:value="15.875">
            <text:p>15,875</text:p>
          </table:table-cell>
        </table:table-row>
        <table:table-row table:style-name="ro1">
          <table:table-cell table:style-name="ce5" office:value-type="float" office:value="13">
            <text:p>13</text:p>
          </table:table-cell>
          <table:table-cell table:style-name="ce7" table:formula="of:=AVERAGE([Overview.B52:.KK52])" office:value-type="float" office:value="9.61333333333333">
            <text:p>9,6133333333</text:p>
          </table:table-cell>
          <table:table-cell table:style-name="ce7" table:formula="of:=AVERAGE([Overview.B73:.KK73])" office:value-type="float" office:value="249.2">
            <text:p>249,2</text:p>
          </table:table-cell>
          <table:table-cell table:style-name="ce7" table:formula="of:=AVERAGE([Overview.B94:.KK94])" office:value-type="float" office:value="2074.23333333333">
            <text:p>2074,2333333333</text:p>
          </table:table-cell>
          <table:table-cell table:style-name="ce7" table:formula="of:=AVERAGE([Overview.B115:.KK115])" office:value-type="float" office:value="148.686666666667">
            <text:p>148,6866666667</text:p>
          </table:table-cell>
          <table:table-cell table:style-name="ce7" table:formula="of:=AVERAGE([Overview.B136:.KK136])" office:value-type="float" office:value="9.93333333333333">
            <text:p>9,9333333333</text:p>
          </table:table-cell>
          <table:table-cell table:style-name="ce9" table:formula="of:=AVERAGE([Overview.B157:.KK157])" office:value-type="float" office:value="8.43529411764706">
            <text:p>8,4352941176</text:p>
          </table:table-cell>
          <table:table-cell table:style-name="ce9" table:formula="of:=AVERAGE([Overview.B178:.KK178])" office:value-type="float" office:value="227.482352941176">
            <text:p>227,4823529412</text:p>
          </table:table-cell>
          <table:table-cell table:style-name="ce9" table:formula="of:=AVERAGE([Overview.B199:.KK199])" office:value-type="float" office:value="2077.11764705882">
            <text:p>2077,1176470588</text:p>
          </table:table-cell>
          <table:table-cell table:style-name="ce9" table:formula="of:=AVERAGE([Overview.B220:.KK220])" office:value-type="float" office:value="144.811764705882">
            <text:p>144,8117647059</text:p>
          </table:table-cell>
          <table:table-cell table:style-name="ce9" table:formula="of:=AVERAGE([Overview.B241:.KK241])" office:value-type="float" office:value="11.4117647058824">
            <text:p>11,4117647059</text:p>
          </table:table-cell>
          <table:table-cell table:style-name="ce11" table:formula="of:=AVERAGE([Overview.B262:.KK262])" office:value-type="float" office:value="8.47777777777778">
            <text:p>8,4777777778</text:p>
          </table:table-cell>
          <table:table-cell table:style-name="ce11" table:formula="of:=AVERAGE([Overview.B283:.KK283])" office:value-type="float" office:value="227.344444444444">
            <text:p>227,3444444444</text:p>
          </table:table-cell>
          <table:table-cell table:style-name="ce11" table:formula="of:=AVERAGE([Overview.B304:.KK304])" office:value-type="float" office:value="2032.38888888889">
            <text:p>2032,3888888889</text:p>
          </table:table-cell>
          <table:table-cell table:style-name="ce11" table:formula="of:=AVERAGE([Overview.B325:.KK325])" office:value-type="float" office:value="144.533333333333">
            <text:p>144,5333333333</text:p>
          </table:table-cell>
          <table:table-cell table:style-name="ce11" table:formula="of:=AVERAGE([Overview.B346:.KK346])" office:value-type="float" office:value="12.6222222222222">
            <text:p>12,6222222222</text:p>
          </table:table-cell>
          <table:table-cell table:style-name="ce13" table:formula="of:=AVERAGE([Overview.B367:.KK367])" office:value-type="float" office:value="8.76041666666667">
            <text:p>8,7604166667</text:p>
          </table:table-cell>
          <table:table-cell table:style-name="ce13" table:formula="of:=AVERAGE([Overview.B388:.KK388])" office:value-type="float" office:value="236.270833333333">
            <text:p>236,2708333333</text:p>
          </table:table-cell>
          <table:table-cell table:style-name="ce13" table:formula="of:=AVERAGE([Overview.B409:.KK409])" office:value-type="float" office:value="2111.09375">
            <text:p>2111,09375</text:p>
          </table:table-cell>
          <table:table-cell table:style-name="ce13" table:formula="of:=AVERAGE([Overview.B430:.KK430])" office:value-type="float" office:value="149.28125">
            <text:p>149,28125</text:p>
          </table:table-cell>
          <table:table-cell table:style-name="ce13" table:formula="of:=AVERAGE([Overview.B451:.KK451])" office:value-type="float" office:value="11.46875">
            <text:p>11,46875</text:p>
          </table:table-cell>
          <table:table-cell table:style-name="ce18" table:formula="of:=AVERAGE([Overview.B472:.KK472])" office:value-type="float" office:value="8.18248175182482">
            <text:p>8,1824817518</text:p>
          </table:table-cell>
          <table:table-cell table:style-name="ce18" table:formula="of:=AVERAGE([Overview.B493:.KK493])" office:value-type="float" office:value="220.87104622871">
            <text:p>220,8710462287</text:p>
          </table:table-cell>
          <table:table-cell table:style-name="ce18" table:formula="of:=AVERAGE([Overview.B514:.KK514])" office:value-type="float" office:value="2048.17518248175">
            <text:p>2048,1751824818</text:p>
          </table:table-cell>
          <table:table-cell table:style-name="ce18" table:formula="of:=AVERAGE([Overview.B535:.KK535])" office:value-type="float" office:value="144.530413625304">
            <text:p>144,5304136253</text:p>
          </table:table-cell>
          <table:table-cell table:style-name="ce18" table:formula="of:=AVERAGE([Overview.B556:.KK556])" office:value-type="float" office:value="14.3990267639903">
            <text:p>14,399026764</text:p>
          </table:table-cell>
        </table:table-row>
        <table:table-row table:style-name="ro1">
          <table:table-cell table:style-name="ce5" office:value-type="float" office:value="14">
            <text:p>14</text:p>
          </table:table-cell>
          <table:table-cell table:style-name="ce7" table:formula="of:=AVERAGE([Overview.B53:.KK53])" office:value-type="float" office:value="9.90196078431373">
            <text:p>9,9019607843</text:p>
          </table:table-cell>
          <table:table-cell table:style-name="ce7" table:formula="of:=AVERAGE([Overview.B74:.KK74])" office:value-type="float" office:value="280.176470588235">
            <text:p>280,1764705882</text:p>
          </table:table-cell>
          <table:table-cell table:style-name="ce7" table:formula="of:=AVERAGE([Overview.B95:.KK95])" office:value-type="float" office:value="2511.56862745098">
            <text:p>2511,568627451</text:p>
          </table:table-cell>
          <table:table-cell table:style-name="ce7" table:formula="of:=AVERAGE([Overview.B116:.KK116])" office:value-type="float" office:value="162.843137254902">
            <text:p>162,8431372549</text:p>
          </table:table-cell>
          <table:table-cell table:style-name="ce7" table:formula="of:=AVERAGE([Overview.B137:.KK137])" office:value-type="float" office:value="11.8823529411765">
            <text:p>11,8823529412</text:p>
          </table:table-cell>
          <table:table-cell table:style-name="ce9" table:formula="of:=AVERAGE([Overview.B158:.KK158])" office:value-type="float" office:value="10.7333333333333">
            <text:p>10,7333333333</text:p>
          </table:table-cell>
          <table:table-cell table:style-name="ce9" table:formula="of:=AVERAGE([Overview.B179:.KK179])" office:value-type="float" office:value="298.166666666667">
            <text:p>298,1666666667</text:p>
          </table:table-cell>
          <table:table-cell table:style-name="ce9" table:formula="of:=AVERAGE([Overview.B200:.KK200])" office:value-type="float" office:value="2490.5">
            <text:p>2490,5</text:p>
          </table:table-cell>
          <table:table-cell table:style-name="ce9" table:formula="of:=AVERAGE([Overview.B221:.KK221])" office:value-type="float" office:value="165.833333333333">
            <text:p>165,8333333333</text:p>
          </table:table-cell>
          <table:table-cell table:style-name="ce9" table:formula="of:=AVERAGE([Overview.B242:.KK242])" office:value-type="float" office:value="10.9">
            <text:p>10,9</text:p>
          </table:table-cell>
          <table:table-cell table:style-name="ce11" table:formula="of:=AVERAGE([Overview.B263:.KK263])" office:value-type="float" office:value="9.84615384615385">
            <text:p>9,8461538462</text:p>
          </table:table-cell>
          <table:table-cell table:style-name="ce11" table:formula="of:=AVERAGE([Overview.B284:.KK284])" office:value-type="float" office:value="272.769230769231">
            <text:p>272,7692307692</text:p>
          </table:table-cell>
          <table:table-cell table:style-name="ce11" table:formula="of:=AVERAGE([Overview.B305:.KK305])" office:value-type="float" office:value="2399.42307692308">
            <text:p>2399,4230769231</text:p>
          </table:table-cell>
          <table:table-cell table:style-name="ce11" table:formula="of:=AVERAGE([Overview.B326:.KK326])" office:value-type="float" office:value="162.5">
            <text:p>162,5</text:p>
          </table:table-cell>
          <table:table-cell table:style-name="ce11" table:formula="of:=AVERAGE([Overview.B347:.KK347])" office:value-type="float" office:value="13.5769230769231">
            <text:p>13,5769230769</text:p>
          </table:table-cell>
          <table:table-cell table:style-name="ce13" table:formula="of:=AVERAGE([Overview.B368:.KK368])" office:value-type="float" office:value="10.8">
            <text:p>10,8</text:p>
          </table:table-cell>
          <table:table-cell table:style-name="ce13" table:formula="of:=AVERAGE([Overview.B389:.KK389])" office:value-type="float" office:value="291.72">
            <text:p>291,72</text:p>
          </table:table-cell>
          <table:table-cell table:style-name="ce13" table:formula="of:=AVERAGE([Overview.B410:.KK410])" office:value-type="float" office:value="2486.8">
            <text:p>2486,8</text:p>
          </table:table-cell>
          <table:table-cell table:style-name="ce13" table:formula="of:=AVERAGE([Overview.B431:.KK431])" office:value-type="float" office:value="165.8">
            <text:p>165,8</text:p>
          </table:table-cell>
          <table:table-cell table:style-name="ce13" table:formula="of:=AVERAGE([Overview.B452:.KK452])" office:value-type="float" office:value="12.88">
            <text:p>12,88</text:p>
          </table:table-cell>
          <table:table-cell table:style-name="ce18" table:formula="of:=AVERAGE([Overview.B473:.KK473])" office:value-type="float" office:value="9.03378378378378">
            <text:p>9,0337837838</text:p>
          </table:table-cell>
          <table:table-cell table:style-name="ce18" table:formula="of:=AVERAGE([Overview.B494:.KK494])" office:value-type="float" office:value="258.939189189189">
            <text:p>258,9391891892</text:p>
          </table:table-cell>
          <table:table-cell table:style-name="ce18" table:formula="of:=AVERAGE([Overview.B515:.KK515])" office:value-type="float" office:value="2443.17567567568">
            <text:p>2443,1756756757</text:p>
          </table:table-cell>
          <table:table-cell table:style-name="ce18" table:formula="of:=AVERAGE([Overview.B536:.KK536])" office:value-type="float" office:value="154.527027027027">
            <text:p>154,527027027</text:p>
          </table:table-cell>
          <table:table-cell table:style-name="ce18" table:formula="of:=AVERAGE([Overview.B557:.KK557])" office:value-type="float" office:value="19.2432432432432">
            <text:p>19,2432432432</text:p>
          </table:table-cell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7" table:formula="of:=AVERAGE([Overview.B54:.KK54])" office:value-type="float" office:value="11.6666666666667">
            <text:p>11,6666666667</text:p>
          </table:table-cell>
          <table:table-cell table:style-name="ce7" table:formula="of:=AVERAGE([Overview.B75:.KK75])" office:value-type="float" office:value="334.333333333333">
            <text:p>334,3333333333</text:p>
          </table:table-cell>
          <table:table-cell table:style-name="ce7" table:formula="of:=AVERAGE([Overview.B96:.KK96])" office:value-type="float" office:value="2785">
            <text:p>2785</text:p>
          </table:table-cell>
          <table:table-cell table:style-name="ce7" table:formula="of:=AVERAGE([Overview.B117:.KK117])" office:value-type="float" office:value="168.222222222222">
            <text:p>168,2222222222</text:p>
          </table:table-cell>
          <table:table-cell table:style-name="ce7" table:formula="of:=AVERAGE([Overview.B138:.KK138])" office:value-type="float" office:value="10.4444444444444">
            <text:p>10,4444444444</text:p>
          </table:table-cell>
          <table:table-cell table:style-name="ce9" table:formula="of:=AVERAGE([Overview.B159:.KK159])" office:value-type="float" office:value="10.75">
            <text:p>10,75</text:p>
          </table:table-cell>
          <table:table-cell table:style-name="ce9" table:formula="of:=AVERAGE([Overview.B180:.KK180])" office:value-type="float" office:value="306.75">
            <text:p>306,75</text:p>
          </table:table-cell>
          <table:table-cell table:style-name="ce9" table:formula="of:=AVERAGE([Overview.B201:.KK201])" office:value-type="float" office:value="2831.25">
            <text:p>2831,25</text:p>
          </table:table-cell>
          <table:table-cell table:style-name="ce9" table:formula="of:=AVERAGE([Overview.B222:.KK222])" office:value-type="float" office:value="164.5">
            <text:p>164,5</text:p>
          </table:table-cell>
          <table:table-cell table:style-name="ce9" table:formula="of:=AVERAGE([Overview.B243:.KK243])" office:value-type="float" office:value="10">
            <text:p>10</text:p>
          </table:table-cell>
          <table:table-cell table:style-name="ce11" table:formula="of:=AVERAGE([Overview.B264:.KK264])" office:value-type="float" office:value="10.3636363636364">
            <text:p>10,3636363636</text:p>
          </table:table-cell>
          <table:table-cell table:style-name="ce11" table:formula="of:=AVERAGE([Overview.B285:.KK285])" office:value-type="float" office:value="328.090909090909">
            <text:p>328,0909090909</text:p>
          </table:table-cell>
          <table:table-cell table:style-name="ce11" table:formula="of:=AVERAGE([Overview.B306:.KK306])" office:value-type="float" office:value="2924.09090909091">
            <text:p>2924,0909090909</text:p>
          </table:table-cell>
          <table:table-cell table:style-name="ce11" table:formula="of:=AVERAGE([Overview.B327:.KK327])" office:value-type="float" office:value="174.363636363636">
            <text:p>174,3636363636</text:p>
          </table:table-cell>
          <table:table-cell table:style-name="ce11" table:formula="of:=AVERAGE([Overview.B348:.KK348])" office:value-type="float" office:value="9.45454545454546">
            <text:p>9,4545454545</text:p>
          </table:table-cell>
          <table:table-cell table:style-name="ce13" table:formula="of:=AVERAGE([Overview.B369:.KK369])" office:value-type="float" office:value="9.11111111111111">
            <text:p>9,1111111111</text:p>
          </table:table-cell>
          <table:table-cell table:style-name="ce13" table:formula="of:=AVERAGE([Overview.B390:.KK390])" office:value-type="float" office:value="281.666666666667">
            <text:p>281,6666666667</text:p>
          </table:table-cell>
          <table:table-cell table:style-name="ce13" table:formula="of:=AVERAGE([Overview.B411:.KK411])" office:value-type="float" office:value="2875">
            <text:p>2875</text:p>
          </table:table-cell>
          <table:table-cell table:style-name="ce13" table:formula="of:=AVERAGE([Overview.B432:.KK432])" office:value-type="float" office:value="171.222222222222">
            <text:p>171,2222222222</text:p>
          </table:table-cell>
          <table:table-cell table:style-name="ce13" table:formula="of:=AVERAGE([Overview.B453:.KK453])" office:value-type="float" office:value="16.2222222222222">
            <text:p>16,2222222222</text:p>
          </table:table-cell>
          <table:table-cell table:style-name="ce18" table:formula="of:=AVERAGE([Overview.B474:.KK474])" office:value-type="float" office:value="8.2">
            <text:p>8,2</text:p>
          </table:table-cell>
          <table:table-cell table:style-name="ce18" table:formula="of:=AVERAGE([Overview.B495:.KK495])" office:value-type="float" office:value="253.866666666667">
            <text:p>253,8666666667</text:p>
          </table:table-cell>
          <table:table-cell table:style-name="ce18" table:formula="of:=AVERAGE([Overview.B516:.KK516])" office:value-type="float" office:value="2768.66666666667">
            <text:p>2768,6666666667</text:p>
          </table:table-cell>
          <table:table-cell table:style-name="ce18" table:formula="of:=AVERAGE([Overview.B537:.KK537])" office:value-type="float" office:value="163.2">
            <text:p>163,2</text:p>
          </table:table-cell>
          <table:table-cell table:style-name="ce18" table:formula="of:=AVERAGE([Overview.B558:.KK558])" office:value-type="float" office:value="23.4">
            <text:p>23,4</text:p>
          </table:table-cell>
        </table:table-row>
        <table:table-row table:style-name="ro1">
          <table:table-cell table:style-name="ce5" office:value-type="float" office:value="16">
            <text:p>16</text:p>
          </table:table-cell>
          <table:table-cell table:style-name="ce7" table:formula="of:=AVERAGE([Overview.B55:.KK55])" office:value-type="float" office:value="10.6410256410256">
            <text:p>10,641025641</text:p>
          </table:table-cell>
          <table:table-cell table:style-name="ce7" table:formula="of:=AVERAGE([Overview.B76:.KK76])" office:value-type="float" office:value="353.769230769231">
            <text:p>353,7692307692</text:p>
          </table:table-cell>
          <table:table-cell table:style-name="ce7" table:formula="of:=AVERAGE([Overview.B97:.KK97])" office:value-type="float" office:value="3397.69230769231">
            <text:p>3397,6923076923</text:p>
          </table:table-cell>
          <table:table-cell table:style-name="ce7" table:formula="of:=AVERAGE([Overview.B118:.KK118])" office:value-type="float" office:value="189.512820512821">
            <text:p>189,5128205128</text:p>
          </table:table-cell>
          <table:table-cell table:style-name="ce7" table:formula="of:=AVERAGE([Overview.B139:.KK139])" office:value-type="float" office:value="14.9487179487179">
            <text:p>14,9487179487</text:p>
          </table:table-cell>
          <table:table-cell table:style-name="ce9" table:formula="of:=AVERAGE([Overview.B160:.KK160])" office:value-type="float" office:value="9.72">
            <text:p>9,72</text:p>
          </table:table-cell>
          <table:table-cell table:style-name="ce9" table:formula="of:=AVERAGE([Overview.B181:.KK181])" office:value-type="float" office:value="334.8">
            <text:p>334,8</text:p>
          </table:table-cell>
          <table:table-cell table:style-name="ce9" table:formula="of:=AVERAGE([Overview.B202:.KK202])" office:value-type="float" office:value="3295.6">
            <text:p>3295,6</text:p>
          </table:table-cell>
          <table:table-cell table:style-name="ce9" table:formula="of:=AVERAGE([Overview.B223:.KK223])" office:value-type="float" office:value="181.2">
            <text:p>181,2</text:p>
          </table:table-cell>
          <table:table-cell table:style-name="ce9" table:formula="of:=AVERAGE([Overview.B244:.KK244])" office:value-type="float" office:value="19.68">
            <text:p>19,68</text:p>
          </table:table-cell>
          <table:table-cell table:style-name="ce11" table:formula="of:=AVERAGE([Overview.B265:.KK265])" office:value-type="float" office:value="10.1612903225806">
            <text:p>10,1612903226</text:p>
          </table:table-cell>
          <table:table-cell table:style-name="ce11" table:formula="of:=AVERAGE([Overview.B286:.KK286])" office:value-type="float" office:value="343.41935483871">
            <text:p>343,4193548387</text:p>
          </table:table-cell>
          <table:table-cell table:style-name="ce11" table:formula="of:=AVERAGE([Overview.B307:.KK307])" office:value-type="float" office:value="3391.45161290323">
            <text:p>3391,4516129032</text:p>
          </table:table-cell>
          <table:table-cell table:style-name="ce11" table:formula="of:=AVERAGE([Overview.B328:.KK328])" office:value-type="float" office:value="186.41935483871">
            <text:p>186,4193548387</text:p>
          </table:table-cell>
          <table:table-cell table:style-name="ce11" table:formula="of:=AVERAGE([Overview.B349:.KK349])" office:value-type="float" office:value="18.3870967741935">
            <text:p>18,3870967742</text:p>
          </table:table-cell>
          <table:table-cell table:style-name="ce13" table:formula="of:=AVERAGE([Overview.B370:.KK370])" office:value-type="float" office:value="10.9565217391304">
            <text:p>10,9565217391</text:p>
          </table:table-cell>
          <table:table-cell table:style-name="ce13" table:formula="of:=AVERAGE([Overview.B391:.KK391])" office:value-type="float" office:value="362.913043478261">
            <text:p>362,9130434783</text:p>
          </table:table-cell>
          <table:table-cell table:style-name="ce13" table:formula="of:=AVERAGE([Overview.B412:.KK412])" office:value-type="float" office:value="3275">
            <text:p>3275</text:p>
          </table:table-cell>
          <table:table-cell table:style-name="ce13" table:formula="of:=AVERAGE([Overview.B433:.KK433])" office:value-type="float" office:value="179.434782608696">
            <text:p>179,4347826087</text:p>
          </table:table-cell>
          <table:table-cell table:style-name="ce13" table:formula="of:=AVERAGE([Overview.B454:.KK454])" office:value-type="float" office:value="23.6086956521739">
            <text:p>23,6086956522</text:p>
          </table:table-cell>
          <table:table-cell table:style-name="ce18" table:formula="of:=AVERAGE([Overview.B475:.KK475])" office:value-type="float" office:value="9.62307692307692">
            <text:p>9,6230769231</text:p>
          </table:table-cell>
          <table:table-cell table:style-name="ce18" table:formula="of:=AVERAGE([Overview.B496:.KK496])" office:value-type="float" office:value="333.507692307692">
            <text:p>333,5076923077</text:p>
          </table:table-cell>
          <table:table-cell table:style-name="ce18" table:formula="of:=AVERAGE([Overview.B517:.KK517])" office:value-type="float" office:value="3317.53846153846">
            <text:p>3317,5384615385</text:p>
          </table:table-cell>
          <table:table-cell table:style-name="ce18" table:formula="of:=AVERAGE([Overview.B538:.KK538])" office:value-type="float" office:value="181.169230769231">
            <text:p>181,1692307692</text:p>
          </table:table-cell>
          <table:table-cell table:style-name="ce18" table:formula="of:=AVERAGE([Overview.B559:.KK559])" office:value-type="float" office:value="21.9307692307692">
            <text:p>21,9307692308</text:p>
          </table:table-cell>
        </table:table-row>
        <table:table-row table:style-name="ro1">
          <table:table-cell table:style-name="ce5" office:value-type="float" office:value="17">
            <text:p>17</text:p>
          </table:table-cell>
          <table:table-cell table:style-name="ce7" table:formula="of:=AVERAGE([Overview.B56:.KK56])" office:value-type="float" office:value="11.8636363636364">
            <text:p>11,8636363636</text:p>
          </table:table-cell>
          <table:table-cell table:style-name="ce7" table:formula="of:=AVERAGE([Overview.B77:.KK77])" office:value-type="float" office:value="457">
            <text:p>457</text:p>
          </table:table-cell>
          <table:table-cell table:style-name="ce7" table:formula="of:=AVERAGE([Overview.B98:.KK98])" office:value-type="float" office:value="4145.90909090909">
            <text:p>4145,9090909091</text:p>
          </table:table-cell>
          <table:table-cell table:style-name="ce7" table:formula="of:=AVERAGE([Overview.B119:.KK119])" office:value-type="float" office:value="204.090909090909">
            <text:p>204,0909090909</text:p>
          </table:table-cell>
          <table:table-cell table:style-name="ce7" table:formula="of:=AVERAGE([Overview.B140:.KK140])" office:value-type="float" office:value="16.3181818181818">
            <text:p>16,3181818182</text:p>
          </table:table-cell>
          <table:table-cell table:style-name="ce9" table:formula="of:=AVERAGE([Overview.B161:.KK161])" office:value-type="float" office:value="11">
            <text:p>11</text:p>
          </table:table-cell>
          <table:table-cell table:style-name="ce9" table:formula="of:=AVERAGE([Overview.B182:.KK182])" office:value-type="float" office:value="401.545454545455">
            <text:p>401,5454545455</text:p>
          </table:table-cell>
          <table:table-cell table:style-name="ce9" table:formula="of:=AVERAGE([Overview.B203:.KK203])" office:value-type="float" office:value="3961.59090909091">
            <text:p>3961,5909090909</text:p>
          </table:table-cell>
          <table:table-cell table:style-name="ce9" table:formula="of:=AVERAGE([Overview.B224:.KK224])" office:value-type="float" office:value="201.681818181818">
            <text:p>201,6818181818</text:p>
          </table:table-cell>
          <table:table-cell table:style-name="ce9" table:formula="of:=AVERAGE([Overview.B245:.KK245])" office:value-type="float" office:value="17.7272727272727">
            <text:p>17,7272727273</text:p>
          </table:table-cell>
          <table:table-cell table:style-name="ce11" table:formula="of:=AVERAGE([Overview.B266:.KK266])" office:value-type="float" office:value="10.0681818181818">
            <text:p>10,0681818182</text:p>
          </table:table-cell>
          <table:table-cell table:style-name="ce11" table:formula="of:=AVERAGE([Overview.B287:.KK287])" office:value-type="float" office:value="387.795454545455">
            <text:p>387,7954545455</text:p>
          </table:table-cell>
          <table:table-cell table:style-name="ce11" table:formula="of:=AVERAGE([Overview.B308:.KK308])" office:value-type="float" office:value="4009.77272727273">
            <text:p>4009,7727272727</text:p>
          </table:table-cell>
          <table:table-cell table:style-name="ce11" table:formula="of:=AVERAGE([Overview.B329:.KK329])" office:value-type="float" office:value="208.295454545455">
            <text:p>208,2954545455</text:p>
          </table:table-cell>
          <table:table-cell table:style-name="ce11" table:formula="of:=AVERAGE([Overview.B350:.KK350])" office:value-type="float" office:value="10.5227272727273">
            <text:p>10,5227272727</text:p>
          </table:table-cell>
          <table:table-cell table:style-name="ce13" table:formula="of:=AVERAGE([Overview.B371:.KK371])" office:value-type="float" office:value="11.0384615384615">
            <text:p>11,0384615385</text:p>
          </table:table-cell>
          <table:table-cell table:style-name="ce13" table:formula="of:=AVERAGE([Overview.B392:.KK392])" office:value-type="float" office:value="391.076923076923">
            <text:p>391,0769230769</text:p>
          </table:table-cell>
          <table:table-cell table:style-name="ce13" table:formula="of:=AVERAGE([Overview.B413:.KK413])" office:value-type="float" office:value="3901.73076923077">
            <text:p>3901,7307692308</text:p>
          </table:table-cell>
          <table:table-cell table:style-name="ce13" table:formula="of:=AVERAGE([Overview.B434:.KK434])" office:value-type="float" office:value="202.884615384615">
            <text:p>202,8846153846</text:p>
          </table:table-cell>
          <table:table-cell table:style-name="ce13" table:formula="of:=AVERAGE([Overview.B455:.KK455])" office:value-type="float" office:value="20.5384615384615">
            <text:p>20,5384615385</text:p>
          </table:table-cell>
          <table:table-cell table:style-name="ce18" table:formula="of:=AVERAGE([Overview.B476:.KK476])" office:value-type="float" office:value="10.2571428571429">
            <text:p>10,2571428571</text:p>
          </table:table-cell>
          <table:table-cell table:style-name="ce18" table:formula="of:=AVERAGE([Overview.B497:.KK497])" office:value-type="float" office:value="381.871428571429">
            <text:p>381,8714285714</text:p>
          </table:table-cell>
          <table:table-cell table:style-name="ce18" table:formula="of:=AVERAGE([Overview.B518:.KK518])" office:value-type="float" office:value="3840.92857142857">
            <text:p>3840,9285714286</text:p>
          </table:table-cell>
          <table:table-cell table:style-name="ce18" table:formula="of:=AVERAGE([Overview.B539:.KK539])" office:value-type="float" office:value="193.2">
            <text:p>193,2</text:p>
          </table:table-cell>
          <table:table-cell table:style-name="ce18" table:formula="of:=AVERAGE([Overview.B560:.KK560])" office:value-type="float" office:value="27.8285714285714">
            <text:p>27,8285714286</text:p>
          </table:table-cell>
        </table:table-row>
        <table:table-row table:style-name="ro1">
          <table:table-cell table:style-name="ce5" office:value-type="float" office:value="18">
            <text:p>18</text:p>
          </table:table-cell>
          <table:table-cell table:style-name="ce7" table:formula="of:=AVERAGE([Overview.B57:.KK57])" office:value-type="float" office:value="12">
            <text:p>12</text:p>
          </table:table-cell>
          <table:table-cell table:style-name="ce7" table:formula="of:=AVERAGE([Overview.B78:.KK78])" office:value-type="float" office:value="498.666666666667">
            <text:p>498,6666666667</text:p>
          </table:table-cell>
          <table:table-cell table:style-name="ce7" table:formula="of:=AVERAGE([Overview.B99:.KK99])" office:value-type="float" office:value="5003.33333333333">
            <text:p>5003,3333333333</text:p>
          </table:table-cell>
          <table:table-cell table:style-name="ce7" table:formula="of:=AVERAGE([Overview.B120:.KK120])" office:value-type="float" office:value="228">
            <text:p>228</text:p>
          </table:table-cell>
          <table:table-cell table:style-name="ce7" table:formula="of:=AVERAGE([Overview.B141:.KK141])" office:value-type="float" office:value="6.66666666666667">
            <text:p>6,6666666667</text:p>
          </table:table-cell>
          <table:table-cell table:style-name="ce9" table:formula="of:=AVERAGE([Overview.B162:.KK162])" office:value-type="float" office:value="12">
            <text:p>12</text:p>
          </table:table-cell>
          <table:table-cell table:style-name="ce9" table:formula="of:=AVERAGE([Overview.B183:.KK183])" office:value-type="float" office:value="478.333333333333">
            <text:p>478,3333333333</text:p>
          </table:table-cell>
          <table:table-cell table:style-name="ce9" table:formula="of:=AVERAGE([Overview.B204:.KK204])" office:value-type="float" office:value="4906.66666666667">
            <text:p>4906,6666666667</text:p>
          </table:table-cell>
          <table:table-cell table:style-name="ce9" table:formula="of:=AVERAGE([Overview.B225:.KK225])" office:value-type="float" office:value="234.333333333333">
            <text:p>234,3333333333</text:p>
          </table:table-cell>
          <table:table-cell table:style-name="ce9" table:formula="of:=AVERAGE([Overview.B246:.KK246])" office:value-type="float" office:value="7.33333333333333">
            <text:p>7,3333333333</text:p>
          </table:table-cell>
          <table:table-cell table:style-name="ce11" table:formula="of:=AVERAGE([Overview.B267:.KK267])" office:value-type="float" office:value="8.66666666666667">
            <text:p>8,6666666667</text:p>
          </table:table-cell>
          <table:table-cell table:style-name="ce11" table:formula="of:=AVERAGE([Overview.B288:.KK288])" office:value-type="float" office:value="351.666666666667">
            <text:p>351,6666666667</text:p>
          </table:table-cell>
          <table:table-cell table:style-name="ce11" table:formula="of:=AVERAGE([Overview.B309:.KK309])" office:value-type="float" office:value="4585">
            <text:p>4585</text:p>
          </table:table-cell>
          <table:table-cell table:style-name="ce11" table:formula="of:=AVERAGE([Overview.B330:.KK330])" office:value-type="float" office:value="212.333333333333">
            <text:p>212,3333333333</text:p>
          </table:table-cell>
          <table:table-cell table:style-name="ce11" table:formula="of:=AVERAGE([Overview.B351:.KK351])" office:value-type="float" office:value="24.3333333333333">
            <text:p>24,3333333333</text:p>
          </table:table-cell>
          <table:table-cell table:style-name="ce13" table:formula="of:=AVERAGE([Overview.B372:.KK372])" office:value-type="float" office:value="10.5">
            <text:p>10,5</text:p>
          </table:table-cell>
          <table:table-cell table:style-name="ce13" table:formula="of:=AVERAGE([Overview.B393:.KK393])" office:value-type="float" office:value="414.25">
            <text:p>414,25</text:p>
          </table:table-cell>
          <table:table-cell table:style-name="ce13" table:formula="of:=AVERAGE([Overview.B414:.KK414])" office:value-type="float" office:value="4413.75">
            <text:p>4413,75</text:p>
          </table:table-cell>
          <table:table-cell table:style-name="ce13" table:formula="of:=AVERAGE([Overview.B435:.KK435])" office:value-type="float" office:value="203.25">
            <text:p>203,25</text:p>
          </table:table-cell>
          <table:table-cell table:style-name="ce13" table:formula="of:=AVERAGE([Overview.B456:.KK456])" office:value-type="float" office:value="25.25">
            <text:p>25,25</text:p>
          </table:table-cell>
          <table:table-cell table:style-name="ce18" table:formula="of:=AVERAGE([Overview.B477:.KK477])" office:value-type="float" office:value="9.45454545454546">
            <text:p>9,4545454545</text:p>
          </table:table-cell>
          <table:table-cell table:style-name="ce18" table:formula="of:=AVERAGE([Overview.B498:.KK498])" office:value-type="float" office:value="420.181818181818">
            <text:p>420,1818181818</text:p>
          </table:table-cell>
          <table:table-cell table:style-name="ce18" table:formula="of:=AVERAGE([Overview.B519:.KK519])" office:value-type="float" office:value="4692.27272727273">
            <text:p>4692,2727272727</text:p>
          </table:table-cell>
          <table:table-cell table:style-name="ce18" table:formula="of:=AVERAGE([Overview.B540:.KK540])" office:value-type="float" office:value="213.090909090909">
            <text:p>213,0909090909</text:p>
          </table:table-cell>
          <table:table-cell table:style-name="ce18" table:formula="of:=AVERAGE([Overview.B561:.KK561])" office:value-type="float" office:value="21.9090909090909">
            <text:p>21,9090909091</text:p>
          </table:table-cell>
        </table:table-row>
        <table:table-row table:style-name="ro1">
          <table:table-cell table:style-name="ce5" office:value-type="float" office:value="19">
            <text:p>19</text:p>
          </table:table-cell>
          <table:table-cell table:style-name="ce7" table:formula="of:=AVERAGE([Overview.B58:.KK58])" office:value-type="float" office:value="9.33333333333333">
            <text:p>9,3333333333</text:p>
          </table:table-cell>
          <table:table-cell table:style-name="ce7" table:formula="of:=AVERAGE([Overview.B79:.KK79])" office:value-type="float" office:value="442.333333333333">
            <text:p>442,3333333333</text:p>
          </table:table-cell>
          <table:table-cell table:style-name="ce7" table:formula="of:=AVERAGE([Overview.B100:.KK100])" office:value-type="float" office:value="5498.33333333333">
            <text:p>5498,3333333333</text:p>
          </table:table-cell>
          <table:table-cell table:style-name="ce7" table:formula="of:=AVERAGE([Overview.B121:.KK121])" office:value-type="float" office:value="227">
            <text:p>227</text:p>
          </table:table-cell>
          <table:table-cell table:style-name="ce7" table:formula="of:=AVERAGE([Overview.B142:.KK142])" office:value-type="float" office:value="17.3333333333333">
            <text:p>17,3333333333</text:p>
          </table:table-cell>
          <table:table-cell table:style-name="ce9" table:formula="of:=AVERAGE([Overview.B163:.KK163])" office:value-type="float" office:value="11.5">
            <text:p>11,5</text:p>
          </table:table-cell>
          <table:table-cell table:style-name="ce9" table:formula="of:=AVERAGE([Overview.B184:.KK184])" office:value-type="float" office:value="525.5">
            <text:p>525,5</text:p>
          </table:table-cell>
          <table:table-cell table:style-name="ce9" table:formula="of:=AVERAGE([Overview.B205:.KK205])" office:value-type="float" office:value="5690">
            <text:p>5690</text:p>
          </table:table-cell>
          <table:table-cell table:style-name="ce9" table:formula="of:=AVERAGE([Overview.B226:.KK226])" office:value-type="float" office:value="227">
            <text:p>227</text:p>
          </table:table-cell>
          <table:table-cell table:style-name="ce9" table:formula="of:=AVERAGE([Overview.B247:.KK247])" office:value-type="float" office:value="14.5">
            <text:p>14,5</text:p>
          </table:table-cell>
          <table:table-cell table:style-name="ce11" table:formula="of:=AVERAGE([Overview.B268:.KK268])" office:value-type="float" office:value="11.75">
            <text:p>11,75</text:p>
          </table:table-cell>
          <table:table-cell table:style-name="ce11" table:formula="of:=AVERAGE([Overview.B289:.KK289])" office:value-type="float" office:value="470.75">
            <text:p>470,75</text:p>
          </table:table-cell>
          <table:table-cell table:style-name="ce11" table:formula="of:=AVERAGE([Overview.B310:.KK310])" office:value-type="float" office:value="6048.75">
            <text:p>6048,75</text:p>
          </table:table-cell>
          <table:table-cell table:style-name="ce11" table:formula="of:=AVERAGE([Overview.B331:.KK331])" office:value-type="float" office:value="275.5">
            <text:p>275,5</text:p>
          </table:table-cell>
          <table:table-cell table:style-name="ce11" table:formula="of:=AVERAGE([Overview.B352:.KK352])" office:value-type="float" office:value="14.75">
            <text:p>14,75</text:p>
          </table:table-cell>
          <table:table-cell table:style-name="ce13" table:formula="of:=AVERAGE([Overview.B373:.KK373])" office:value-type="float" office:value="8.66666666666667">
            <text:p>8,6666666667</text:p>
          </table:table-cell>
          <table:table-cell table:style-name="ce13" table:formula="of:=AVERAGE([Overview.B394:.KK394])" office:value-type="float" office:value="454">
            <text:p>454</text:p>
          </table:table-cell>
          <table:table-cell table:style-name="ce13" table:formula="of:=AVERAGE([Overview.B415:.KK415])" office:value-type="float" office:value="4600">
            <text:p>4600</text:p>
          </table:table-cell>
          <table:table-cell table:style-name="ce13" table:formula="of:=AVERAGE([Overview.B436:.KK436])" office:value-type="float" office:value="207">
            <text:p>207</text:p>
          </table:table-cell>
          <table:table-cell table:style-name="ce13" table:formula="of:=AVERAGE([Overview.B457:.KK457])" office:value-type="float" office:value="42">
            <text:p>42</text:p>
          </table:table-cell>
          <table:table-cell table:style-name="ce18" table:formula="of:=AVERAGE([Overview.B478:.KK478])" office:value-type="float" office:value="11">
            <text:p>11</text:p>
          </table:table-cell>
          <table:table-cell table:style-name="ce18" table:formula="of:=AVERAGE([Overview.B499:.KK499])" office:value-type="float" office:value="498.083333333333">
            <text:p>498,0833333333</text:p>
          </table:table-cell>
          <table:table-cell table:style-name="ce18" table:formula="of:=AVERAGE([Overview.B520:.KK520])" office:value-type="float" office:value="5157.08333333333">
            <text:p>5157,0833333333</text:p>
          </table:table-cell>
          <table:table-cell table:style-name="ce18" table:formula="of:=AVERAGE([Overview.B541:.KK541])" office:value-type="float" office:value="202.166666666667">
            <text:p>202,1666666667</text:p>
          </table:table-cell>
          <table:table-cell table:style-name="ce18" table:formula="of:=AVERAGE([Overview.B562:.KK562])" office:value-type="float" office:value="24.8333333333333">
            <text:p>24,8333333333</text:p>
          </table:table-cell>
        </table:table-row>
        <table:table-row table:style-name="ro1">
          <table:table-cell table:style-name="ce5" office:value-type="float" office:value="20">
            <text:p>20</text:p>
          </table:table-cell>
          <table:table-cell table:style-name="ce7" table:formula="of:=AVERAGE([Overview.B59:.KK59])" office:value-type="float" office:value="10">
            <text:p>10</text:p>
          </table:table-cell>
          <table:table-cell table:style-name="ce7" table:formula="of:=AVERAGE([Overview.B80:.KK80])" office:value-type="float" office:value="476">
            <text:p>476</text:p>
          </table:table-cell>
          <table:table-cell table:style-name="ce7" table:formula="of:=AVERAGE([Overview.B101:.KK101])" office:value-type="float" office:value="5890">
            <text:p>5890</text:p>
          </table:table-cell>
          <table:table-cell table:style-name="ce7" table:formula="of:=AVERAGE([Overview.B122:.KK122])" office:value-type="float" office:value="223">
            <text:p>223</text:p>
          </table:table-cell>
          <table:table-cell table:style-name="ce7" table:formula="of:=AVERAGE([Overview.B143:.KK143])" office:value-type="float" office:value="39">
            <text:p>39</text:p>
          </table:table-cell>
          <table:table-cell table:style-name="ce9" table:formula="of:=AVERAGE([Overview.B164:.KK164])" office:value-type="float" office:value="0">
            <text:p>#DIV/0!</text:p>
          </table:table-cell>
          <table:table-cell table:style-name="ce9" table:formula="of:=AVERAGE([Overview.B185:.KK185])" office:value-type="float" office:value="0">
            <text:p>#DIV/0!</text:p>
          </table:table-cell>
          <table:table-cell table:style-name="ce9" table:formula="of:=AVERAGE([Overview.B206:.KK206])" office:value-type="float" office:value="0">
            <text:p>#DIV/0!</text:p>
          </table:table-cell>
          <table:table-cell table:style-name="ce9" table:formula="of:=AVERAGE([Overview.B227:.KK227])" office:value-type="float" office:value="0">
            <text:p>#DIV/0!</text:p>
          </table:table-cell>
          <table:table-cell table:style-name="ce9" table:formula="of:=AVERAGE([Overview.B248:.KK248])" office:value-type="float" office:value="0">
            <text:p>#DIV/0!</text:p>
          </table:table-cell>
          <table:table-cell table:style-name="ce11" table:formula="of:=AVERAGE([Overview.B269:.KK269])" office:value-type="float" office:value="10">
            <text:p>10</text:p>
          </table:table-cell>
          <table:table-cell table:style-name="ce11" table:formula="of:=AVERAGE([Overview.B290:.KK290])" office:value-type="float" office:value="484">
            <text:p>484</text:p>
          </table:table-cell>
          <table:table-cell table:style-name="ce11" table:formula="of:=AVERAGE([Overview.B311:.KK311])" office:value-type="float" office:value="6957.5">
            <text:p>6957,5</text:p>
          </table:table-cell>
          <table:table-cell table:style-name="ce11" table:formula="of:=AVERAGE([Overview.B332:.KK332])" office:value-type="float" office:value="307">
            <text:p>307</text:p>
          </table:table-cell>
          <table:table-cell table:style-name="ce11" table:formula="of:=AVERAGE([Overview.B353:.KK353])" office:value-type="float" office:value="12">
            <text:p>12</text:p>
          </table:table-cell>
          <table:table-cell table:style-name="ce13" table:formula="of:=AVERAGE([Overview.B374:.KK374])" office:value-type="float" office:value="15">
            <text:p>15</text:p>
          </table:table-cell>
          <table:table-cell table:style-name="ce13" table:formula="of:=AVERAGE([Overview.B395:.KK395])" office:value-type="float" office:value="649">
            <text:p>649</text:p>
          </table:table-cell>
          <table:table-cell table:style-name="ce13" table:formula="of:=AVERAGE([Overview.B416:.KK416])" office:value-type="float" office:value="6447.5">
            <text:p>6447,5</text:p>
          </table:table-cell>
          <table:table-cell table:style-name="ce13" table:formula="of:=AVERAGE([Overview.B437:.KK437])" office:value-type="float" office:value="253">
            <text:p>253</text:p>
          </table:table-cell>
          <table:table-cell table:style-name="ce13" table:formula="of:=AVERAGE([Overview.B458:.KK458])" office:value-type="float" office:value="19">
            <text:p>19</text:p>
          </table:table-cell>
          <table:table-cell table:style-name="ce18" table:formula="of:=AVERAGE([Overview.B479:.KK479])" office:value-type="float" office:value="12">
            <text:p>12</text:p>
          </table:table-cell>
          <table:table-cell table:style-name="ce18" table:formula="of:=AVERAGE([Overview.B500:.KK500])" office:value-type="float" office:value="629">
            <text:p>629</text:p>
          </table:table-cell>
          <table:table-cell table:style-name="ce18" table:formula="of:=AVERAGE([Overview.B521:.KK521])" office:value-type="float" office:value="6021.66666666667">
            <text:p>6021,6666666667</text:p>
          </table:table-cell>
          <table:table-cell table:style-name="ce18" table:formula="of:=AVERAGE([Overview.B542:.KK542])" office:value-type="float" office:value="177.333333333333">
            <text:p>177,3333333333</text:p>
          </table:table-cell>
          <table:table-cell table:style-name="ce18" table:formula="of:=AVERAGE([Overview.B563:.KK563])" office:value-type="float" office:value="29.3333333333333">
            <text:p>29,3333333333</text:p>
          </table:table-cell>
        </table:table-row>
        <table:table-row table:style-name="ro1">
          <table:table-cell table:style-name="ce5" office:value-type="float" office:value="21">
            <text:p>21</text:p>
          </table:table-cell>
          <table:table-cell table:style-name="ce7" table:formula="of:=AVERAGE([Overview.B60:.KK60])" office:value-type="float" office:value="0">
            <text:p>#DIV/0!</text:p>
          </table:table-cell>
          <table:table-cell table:style-name="ce7" table:formula="of:=AVERAGE([Overview.B81:.KK81])" office:value-type="float" office:value="0">
            <text:p>#DIV/0!</text:p>
          </table:table-cell>
          <table:table-cell table:style-name="ce7" table:formula="of:=AVERAGE([Overview.B102:.KK102])" office:value-type="float" office:value="0">
            <text:p>#DIV/0!</text:p>
          </table:table-cell>
          <table:table-cell table:style-name="ce7" table:formula="of:=AVERAGE([Overview.B123:.KK123])" office:value-type="float" office:value="0">
            <text:p>#DIV/0!</text:p>
          </table:table-cell>
          <table:table-cell table:style-name="ce7" table:formula="of:=AVERAGE([Overview.B144:.KK144])" office:value-type="float" office:value="0">
            <text:p>#DIV/0!</text:p>
          </table:table-cell>
          <table:table-cell table:style-name="ce9" table:formula="of:=AVERAGE([Overview.B165:.KK165])" office:value-type="float" office:value="0">
            <text:p>#DIV/0!</text:p>
          </table:table-cell>
          <table:table-cell table:style-name="ce9" table:formula="of:=AVERAGE([Overview.B186:.KK186])" office:value-type="float" office:value="0">
            <text:p>#DIV/0!</text:p>
          </table:table-cell>
          <table:table-cell table:style-name="ce9" table:formula="of:=AVERAGE([Overview.B207:.KK207])" office:value-type="float" office:value="0">
            <text:p>#DIV/0!</text:p>
          </table:table-cell>
          <table:table-cell table:style-name="ce9" table:formula="of:=AVERAGE([Overview.B228:.KK228])" office:value-type="float" office:value="0">
            <text:p>#DIV/0!</text:p>
          </table:table-cell>
          <table:table-cell table:style-name="ce9" table:formula="of:=AVERAGE([Overview.B249:.KK249])" office:value-type="float" office:value="0">
            <text:p>#DIV/0!</text:p>
          </table:table-cell>
          <table:table-cell table:style-name="ce11" table:formula="of:=AVERAGE([Overview.B270:.KK270])" office:value-type="float" office:value="0">
            <text:p>#DIV/0!</text:p>
          </table:table-cell>
          <table:table-cell table:style-name="ce11" table:formula="of:=AVERAGE([Overview.B291:.KK291])" office:value-type="float" office:value="0">
            <text:p>#DIV/0!</text:p>
          </table:table-cell>
          <table:table-cell table:style-name="ce11" table:formula="of:=AVERAGE([Overview.B312:.KK312])" office:value-type="float" office:value="0">
            <text:p>#DIV/0!</text:p>
          </table:table-cell>
          <table:table-cell table:style-name="ce11" table:formula="of:=AVERAGE([Overview.B333:.KK333])" office:value-type="float" office:value="0">
            <text:p>#DIV/0!</text:p>
          </table:table-cell>
          <table:table-cell table:style-name="ce11" table:formula="of:=AVERAGE([Overview.B354:.KK354])" office:value-type="float" office:value="0">
            <text:p>#DIV/0!</text:p>
          </table:table-cell>
          <table:table-cell table:style-name="ce13" table:formula="of:=AVERAGE([Overview.B375:.KK375])" office:value-type="float" office:value="0">
            <text:p>#DIV/0!</text:p>
          </table:table-cell>
          <table:table-cell table:style-name="ce13" table:formula="of:=AVERAGE([Overview.B396:.KK396])" office:value-type="float" office:value="0">
            <text:p>#DIV/0!</text:p>
          </table:table-cell>
          <table:table-cell table:style-name="ce13" table:formula="of:=AVERAGE([Overview.B417:.KK417])" office:value-type="float" office:value="0">
            <text:p>#DIV/0!</text:p>
          </table:table-cell>
          <table:table-cell table:style-name="ce13" table:formula="of:=AVERAGE([Overview.B438:.KK438])" office:value-type="float" office:value="0">
            <text:p>#DIV/0!</text:p>
          </table:table-cell>
          <table:table-cell table:style-name="ce13" table:formula="of:=AVERAGE([Overview.B459:.KK459])" office:value-type="float" office:value="0">
            <text:p>#DIV/0!</text:p>
          </table:table-cell>
          <table:table-cell table:style-name="ce18" table:formula="of:=AVERAGE([Overview.B480:.KK480])" office:value-type="float" office:value="0">
            <text:p>#DIV/0!</text:p>
          </table:table-cell>
          <table:table-cell table:style-name="ce18" table:formula="of:=AVERAGE([Overview.B501:.KK501])" office:value-type="float" office:value="0">
            <text:p>#DIV/0!</text:p>
          </table:table-cell>
          <table:table-cell table:style-name="ce18" table:formula="of:=AVERAGE([Overview.B522:.KK522])" office:value-type="float" office:value="0">
            <text:p>#DIV/0!</text:p>
          </table:table-cell>
          <table:table-cell table:style-name="ce18" table:formula="of:=AVERAGE([Overview.B543:.KK543])" office:value-type="float" office:value="0">
            <text:p>#DIV/0!</text:p>
          </table:table-cell>
          <table:table-cell table:style-name="ce18" table:formula="of:=AVERAGE([Overview.B564:.KK564])" office:value-type="float" office:value="0">
            <text:p>#DIV/0!</text:p>
          </table:table-cell>
        </table:table-row>
        <table:table-row table:style-name="ro1">
          <table:table-cell table:style-name="ce4" office:value-type="string">
            <text:p>Level</text:p>
          </table:table-cell>
          <table:table-cell table:style-name="ce6" office:value-type="string">
            <text:p>Worker</text:p>
          </table:table-cell>
          <table:table-cell table:style-name="ce6" office:value-type="string">
            <text:p>Income</text:p>
          </table:table-cell>
          <table:table-cell table:style-name="ce6" office:value-type="string">
            <text:p>Value</text:p>
          </table:table-cell>
          <table:table-cell table:style-name="ce6" office:value-type="string">
            <text:p>Kills</text:p>
          </table:table-cell>
          <table:table-cell table:style-name="ce6" office:value-type="string">
            <text:p>Leaks</text:p>
          </table:table-cell>
          <table:table-cell table:style-name="ce8" office:value-type="string">
            <text:p>Worker</text:p>
          </table:table-cell>
          <table:table-cell table:style-name="ce8" office:value-type="string">
            <text:p>Income</text:p>
          </table:table-cell>
          <table:table-cell table:style-name="ce8" office:value-type="string">
            <text:p>Value</text:p>
          </table:table-cell>
          <table:table-cell table:style-name="ce8" office:value-type="string">
            <text:p>Kills</text:p>
          </table:table-cell>
          <table:table-cell table:style-name="ce8" office:value-type="string">
            <text:p>Leaks</text:p>
          </table:table-cell>
          <table:table-cell table:style-name="ce10" office:value-type="string">
            <text:p>Worker</text:p>
          </table:table-cell>
          <table:table-cell table:style-name="ce10" office:value-type="string">
            <text:p>Income</text:p>
          </table:table-cell>
          <table:table-cell table:style-name="ce10" office:value-type="string">
            <text:p>Value</text:p>
          </table:table-cell>
          <table:table-cell table:style-name="ce10" office:value-type="string">
            <text:p>Kills</text:p>
          </table:table-cell>
          <table:table-cell table:style-name="ce10" office:value-type="string">
            <text:p>Leaks</text:p>
          </table:table-cell>
          <table:table-cell table:style-name="ce12" office:value-type="string">
            <text:p>Worker</text:p>
          </table:table-cell>
          <table:table-cell table:style-name="ce12" office:value-type="string">
            <text:p>Income</text:p>
          </table:table-cell>
          <table:table-cell table:style-name="ce12" office:value-type="string">
            <text:p>Value</text:p>
          </table:table-cell>
          <table:table-cell table:style-name="ce12" office:value-type="string">
            <text:p>Kills</text:p>
          </table:table-cell>
          <table:table-cell table:style-name="ce12" office:value-type="string">
            <text:p>Leaks</text:p>
          </table:table-cell>
          <table:table-cell table:style-name="ce17" office:value-type="string">
            <text:p>Worker</text:p>
          </table:table-cell>
          <table:table-cell table:style-name="ce17" office:value-type="string">
            <text:p>Income</text:p>
          </table:table-cell>
          <table:table-cell table:style-name="ce17" office:value-type="string">
            <text:p>Value</text:p>
          </table:table-cell>
          <table:table-cell table:style-name="ce17" office:value-type="string">
            <text:p>Kills</text:p>
          </table:table-cell>
          <table:table-cell table:style-name="ce17" office:value-type="string">
            <text:p>Leaks</text:p>
          </table:table-cell>
        </table:table-row>
        <table:table-row table:style-name="ro1">
          <table:table-cell>
            <draw:frame table:end-cell-address="Graph.T78" table:end-x="0.672cm" table:end-y="0.012cm" draw:z-index="0" draw:style-name="gr1" draw:text-style-name="P1" svg:width="42.459cm" svg:height="24.157cm" svg:x="0.047cm" svg:y="0.243cm">
              <draw:object draw:notify-on-update-of-ranges="Graph.B1:Graph.B1 Graph.B2:Graph.B22 Graph.G1:Graph.G1 Graph.G2:Graph.G22 Graph.L1:Graph.L1 Graph.L2:Graph.L22 Graph.Q1:Graph.Q1 Graph.Q2:Graph.Q22 Graph.V1:Graph.V1 Graph.V2:Graph.V2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53">
          <table:table-cell table:number-columns-repeated="26"/>
        </table:table-row>
        <table:table-row table:style-name="ro1">
          <table:table-cell>
            <draw:frame table:end-cell-address="Graph.T128" table:end-x="0.644cm" table:end-y="0.242cm" draw:z-index="1" draw:style-name="gr1" draw:text-style-name="P1" svg:width="42.478cm" svg:height="22.732cm" svg:x="0cm" svg:y="0.091cm">
              <draw:object draw:notify-on-update-of-ranges="Graph.C1:Graph.C1 Graph.C2:Graph.C23 Graph.H1:Graph.H1 Graph.H2:Graph.H23 Graph.M1:Graph.M1 Graph.M2:Graph.M23 Graph.R1:Graph.R1 Graph.R2:Graph.R23 Graph.W1:Graph.W1 Graph.W2:Graph.W2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9">
          <table:table-cell table:number-columns-repeated="26"/>
        </table:table-row>
        <table:table-row table:style-name="ro1">
          <table:table-cell>
            <draw:frame table:end-cell-address="Graph.T175" table:end-x="0.616cm" table:end-y="0.07cm" draw:z-index="2" draw:style-name="gr1" draw:text-style-name="P1" svg:width="42.45cm" svg:height="20.966cm" svg:x="0cm" svg:y="0.33cm">
              <draw:object draw:notify-on-update-of-ranges="Graph.D1:Graph.D1 Graph.D2:Graph.D23 Graph.I1:Graph.I1 Graph.I2:Graph.I23 Graph.N1:Graph.N1 Graph.N2:Graph.N23 Graph.S1:Graph.S1 Graph.S2:Graph.S23 Graph.X1:Graph.X1 Graph.X2:Graph.X23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6">
          <table:table-cell table:number-columns-repeated="26"/>
        </table:table-row>
        <table:table-row table:style-name="ro1">
          <table:table-cell>
            <draw:frame table:end-cell-address="Graph.T219" table:end-x="0.554cm" table:end-y="0.259cm" draw:z-index="3" draw:style-name="gr1" draw:text-style-name="P1" svg:width="42.388cm" svg:height="20.032cm" svg:x="0cm" svg:y="0.099cm">
              <draw:object draw:notify-on-update-of-ranges="Graph.E1:Graph.E1 Graph.E2:Graph.E23 Graph.J1:Graph.J1 Graph.J2:Graph.J23 Graph.O1:Graph.O1 Graph.O2:Graph.O23 Graph.T1:Graph.T1 Graph.T2:Graph.T23 Graph.Y1:Graph.Y1 Graph.Y2:Graph.Y23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3">
          <table:table-cell table:number-columns-repeated="26"/>
        </table:table-row>
        <table:table-row table:style-name="ro1">
          <table:table-cell>
            <draw:frame table:end-cell-address="Graph.T273" table:end-x="0.461cm" table:end-y="0.3cm" draw:z-index="4" draw:style-name="gr1" draw:text-style-name="P1" svg:width="42.295cm" svg:height="24.369cm" svg:x="0cm" svg:y="0.319cm">
              <draw:object draw:notify-on-update-of-ranges="Graph.F1:Graph.F1 Graph.F2:Graph.F23 Graph.K1:Graph.K1 Graph.K2:Graph.K23 Graph.P1:Graph.P1 Graph.P2:Graph.P23 Graph.U1:Graph.U1 Graph.U2:Graph.U23 Graph.Z1:Graph.Z1 Graph.Z2:Graph.Z23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6">
          <table:table-cell table:number-columns-repeated="26"/>
        </table:table-row>
        <table:table-row table:style-name="ro1">
          <table:table-cell table:number-columns-repeated="20"/>
          <table:table-cell office:value-type="string">
            <text:p>Gesamt:</text:p>
          </table:table-cell>
          <table:table-cell table:formula="of:=SUM([.V267:.V271])" office:value-type="float" office:value="1944">
            <text:p>1944</text:p>
          </table:table-cell>
          <table:table-cell table:number-columns-repeated="4"/>
        </table:table-row>
        <table:table-row table:style-name="ro1">
          <table:table-cell table:number-columns-repeated="20"/>
          <table:table-cell table:style-name="ce14" office:value-type="string">
            <text:p>Element</text:p>
          </table:table-cell>
          <table:table-cell table:style-name="ce19" table:formula="of:=AVERAGE([Overview.B9:.KK9])" office:value-type="float" office:value="318">
            <text:p>318</text:p>
          </table:table-cell>
          <table:table-cell table:style-name="ce21" office:value-type="string">
            <text:p>Picks</text:p>
          </table:table-cell>
          <table:table-cell table:formula="of:=([.V267]/[.V266])*100" office:value-type="float" office:value="16.358024691358">
            <text:p>16,3580246914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Grove</text:p>
          </table:table-cell>
          <table:table-cell table:formula="of:=AVERAGE([Overview.B10:.KK10])" office:value-type="float" office:value="202">
            <text:p>202</text:p>
          </table:table-cell>
          <table:table-cell table:style-name="ce22"/>
          <table:table-cell table:formula="of:=([.V268]/[.V266])*100" office:value-type="float" office:value="10.3909465020576">
            <text:p>10,3909465021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Mech</text:p>
          </table:table-cell>
          <table:table-cell table:formula="of:=AVERAGE([Overview.B11:.KK11])" office:value-type="float" office:value="269">
            <text:p>269</text:p>
          </table:table-cell>
          <table:table-cell table:style-name="ce22"/>
          <table:table-cell table:formula="of:=([.V269]/[.V266])*100" office:value-type="float" office:value="13.8374485596708">
            <text:p>13,8374485597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Forsaken</text:p>
          </table:table-cell>
          <table:table-cell table:formula="of:=AVERAGE([Overview.B12:.KK12])" office:value-type="float" office:value="212">
            <text:p>212</text:p>
          </table:table-cell>
          <table:table-cell table:style-name="ce22"/>
          <table:table-cell table:formula="of:=([.V270]/[.V266])*100" office:value-type="float" office:value="10.9053497942387">
            <text:p>10,9053497942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6" office:value-type="string">
            <text:p>Mastermind</text:p>
          </table:table-cell>
          <table:table-cell table:style-name="ce20" table:formula="of:=AVERAGE([Overview.B13:.KK13])" office:value-type="float" office:value="943">
            <text:p>943</text:p>
          </table:table-cell>
          <table:table-cell table:style-name="ce24"/>
          <table:table-cell table:formula="of:=([.V271]/[.V266])*100" office:value-type="float" office:value="48.5082304526749">
            <text:p>48,5082304527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4" office:value-type="string">
            <text:p>Element</text:p>
          </table:table-cell>
          <table:table-cell table:style-name="ce19" table:formula="of:=AVERAGE([Overview.B14:.KK14])" office:value-type="float" office:value="176">
            <text:p>176</text:p>
          </table:table-cell>
          <table:table-cell table:style-name="ce21" office:value-type="string">
            <text:p>Wins</text:p>
          </table:table-cell>
          <table:table-cell table:formula="of:=([.V272]/[.V267])*100" office:value-type="float" office:value="55.3459119496855">
            <text:p>55,3459119497</text:p>
          </table:table-cell>
          <table:table-cell table:number-columns-repeated="2"/>
        </table:table-row>
        <table:table-row table:style-name="ro1">
          <table:table-cell>
            <draw:frame table:end-cell-address="Graph.T320" table:end-x="0.214cm" table:end-y="0.237cm" draw:z-index="5" draw:style-name="gr1" draw:text-style-name="P1" svg:width="42.017cm" svg:height="21.048cm" svg:x="0.031cm" svg:y="0.415cm">
              <draw:object draw:notify-on-update-of-ranges="Graph.U267:Graph.U271 Graph.X267:Graph.X271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9"/>
          <table:table-cell table:style-name="ce15" office:value-type="string">
            <text:p>Grove</text:p>
          </table:table-cell>
          <table:table-cell table:formula="of:=AVERAGE([Overview.B15:.KK15])" office:value-type="float" office:value="117">
            <text:p>117</text:p>
          </table:table-cell>
          <table:table-cell table:style-name="ce22"/>
          <table:table-cell table:formula="of:=([.V273]/[.V268])*100" office:value-type="float" office:value="57.9207920792079">
            <text:p>57,9207920792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Mech</text:p>
          </table:table-cell>
          <table:table-cell table:formula="of:=AVERAGE([Overview.B16:.KK16])" office:value-type="float" office:value="178">
            <text:p>178</text:p>
          </table:table-cell>
          <table:table-cell table:style-name="ce22"/>
          <table:table-cell table:formula="of:=([.V274]/[.V269])*100" office:value-type="float" office:value="66.1710037174721">
            <text:p>66,1710037175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Forsaken</text:p>
          </table:table-cell>
          <table:table-cell table:formula="of:=AVERAGE([Overview.B17:.KK17])" office:value-type="float" office:value="91">
            <text:p>91</text:p>
          </table:table-cell>
          <table:table-cell table:style-name="ce22"/>
          <table:table-cell table:formula="of:=([.V275]/[.V270])*100" office:value-type="float" office:value="42.9245283018868">
            <text:p>42,9245283019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6" office:value-type="string">
            <text:p>Mastermind</text:p>
          </table:table-cell>
          <table:table-cell table:style-name="ce20" table:formula="of:=AVERAGE([Overview.B18:.KK18])" office:value-type="float" office:value="410">
            <text:p>410</text:p>
          </table:table-cell>
          <table:table-cell table:style-name="ce24"/>
          <table:table-cell table:formula="of:=([.V276]/[.V271])*100" office:value-type="float" office:value="43.4782608695652">
            <text:p>43,4782608696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Gesamt:</text:p>
          </table:table-cell>
          <table:table-cell table:formula="of:=SUM([.A272:.V276])" office:value-type="float" office:value="972">
            <text:p>972</text:p>
          </table:table-cell>
          <table:table-cell table:number-columns-repeated="4"/>
        </table:table-row>
        <table:table-row table:style-name="ro1" table:number-rows-repeated="42">
          <table:table-cell table:number-columns-repeated="26"/>
        </table:table-row>
        <table:table-row table:style-name="ro1">
          <table:table-cell>
            <draw:frame table:end-cell-address="Graph.T371" table:end-x="0.09cm" table:end-y="0.025cm" draw:z-index="6" draw:style-name="gr1" draw:text-style-name="P1" svg:width="41.831cm" svg:height="22.701cm" svg:x="0.093cm" svg:y="0.357cm">
              <draw:object draw:notify-on-update-of-ranges="Graph.U272:Graph.U276 Graph.X272:Graph.X276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50">
          <table:table-cell table:number-columns-repeated="26"/>
        </table:table-row>
        <table:table-row table:style-name="ro1">
          <table:table-cell>
            <draw:frame table:end-cell-address="Graph.S419" table:end-x="2.232cm" table:end-y="0.382cm" draw:z-index="7" draw:style-name="gr1" draw:text-style-name="P1" svg:width="41.808cm" svg:height="21.956cm" svg:x="0cm" svg:y="0.104cm">
              <draw:object draw:notify-on-update-of-ranges="Graph.V373:Graph.V393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0"/>
          <table:table-cell office:value-type="float" office:value="1">
            <text:p>1</text:p>
          </table:table-cell>
          <table:table-cell table:formula="of:=AVERAGE([Overview.B19:.KK19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2">
            <text:p>2</text:p>
          </table:table-cell>
          <table:table-cell table:formula="of:=AVERAGE([Overview.B20:.KK20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3">
            <text:p>3</text:p>
          </table:table-cell>
          <table:table-cell table:formula="of:=AVERAGE([Overview.B21:.KK21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4">
            <text:p>4</text:p>
          </table:table-cell>
          <table:table-cell table:formula="of:=AVERAGE([Overview.B22:.KK22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5">
            <text:p>5</text:p>
          </table:table-cell>
          <table:table-cell table:formula="of:=AVERAGE([Overview.B23:.KK23])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6">
            <text:p>6</text:p>
          </table:table-cell>
          <table:table-cell table:formula="of:=AVERAGE([Overview.B24:.KK24]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7">
            <text:p>7</text:p>
          </table:table-cell>
          <table:table-cell table:formula="of:=AVERAGE([Overview.B25:.KK25]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8">
            <text:p>8</text:p>
          </table:table-cell>
          <table:table-cell table:formula="of:=AVERAGE([Overview.B26:.KK26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9">
            <text:p>9</text:p>
          </table:table-cell>
          <table:table-cell table:formula="of:=AVERAGE([Overview.B27:.KK27])" office:value-type="float" office:value="15">
            <text:p>15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0">
            <text:p>10</text:p>
          </table:table-cell>
          <table:table-cell table:formula="of:=AVERAGE([Overview.B28:.KK28]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1">
            <text:p>11</text:p>
          </table:table-cell>
          <table:table-cell table:formula="of:=AVERAGE([Overview.B29:.KK29])"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2">
            <text:p>12</text:p>
          </table:table-cell>
          <table:table-cell table:formula="of:=AVERAGE([Overview.B30:.KK30])"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3">
            <text:p>13</text:p>
          </table:table-cell>
          <table:table-cell table:formula="of:=AVERAGE([Overview.B31:.KK31])" office:value-type="float" office:value="104">
            <text:p>104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4">
            <text:p>14</text:p>
          </table:table-cell>
          <table:table-cell table:formula="of:=AVERAGE([Overview.B32:.KK32])" office:value-type="float" office:value="35">
            <text:p>35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5">
            <text:p>15</text:p>
          </table:table-cell>
          <table:table-cell table:formula="of:=AVERAGE([Overview.B33:.KK33])" office:value-type="float" office:value="6">
            <text:p>6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6">
            <text:p>16</text:p>
          </table:table-cell>
          <table:table-cell table:formula="of:=AVERAGE([Overview.B34:.KK34])" office:value-type="float" office:value="31">
            <text:p>31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7">
            <text:p>17</text:p>
          </table:table-cell>
          <table:table-cell table:formula="of:=AVERAGE([Overview.B35:.KK35])" office:value-type="float" office:value="23">
            <text:p>23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8">
            <text:p>18</text:p>
          </table:table-cell>
          <table:table-cell table:formula="of:=AVERAGE([Overview.B36:.KK36]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9">
            <text:p>19</text:p>
          </table:table-cell>
          <table:table-cell table:formula="of:=AVERAGE([Overview.B37:.KK37]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20">
            <text:p>20</text:p>
          </table:table-cell>
          <table:table-cell table:formula="of:=AVERAGE([Overview.B38:.KK38]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21">
            <text:p>21</text:p>
          </table:table-cell>
          <table:table-cell table:formula="of:=AVERAGE([Overview.B39:.KK39])" office:value-type="float" office:value="0">
            <text:p>0</text:p>
          </table:table-cell>
          <table:table-cell table:number-columns-repeated="4"/>
        </table:table-row>
      </table:table>
      <table:table table:name="Forsaken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Mech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Grove" table:style-name="ta1" table:print="false">
        <table:table-column table:style-name="co2" table:number-columns-repeated="6" table:default-cell-style-name="Default"/>
        <table:table-row table:style-name="ro3">
          <table:table-cell table:style-name="ce23" office:value-type="string">
            <text:p>Level</text:p>
          </table:table-cell>
          <table:table-cell table:style-name="ce23" office:value-type="string">
            <text:p>Worker</text:p>
          </table:table-cell>
          <table:table-cell table:style-name="ce23" office:value-type="string">
            <text:p>Income</text:p>
          </table:table-cell>
          <table:table-cell table:style-name="ce23" office:value-type="string">
            <text:p>Value</text:p>
          </table:table-cell>
          <table:table-cell table:style-name="ce23" office:value-type="string">
            <text:p>Kills</text:p>
          </table:table-cell>
          <table:table-cell table:style-name="ce23" office:value-type="string">
            <text:p>Leaks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AVERAGE([Graph.B40:.KG40])" office:value-type="float" office:value="0">
            <text:p>#DIV/0!</text:p>
          </table:table-cell>
          <table:table-cell table:formula="of:=AVERAGE([Graph.B61:.KG61])" office:value-type="float" office:value="0">
            <text:p>#DIV/0!</text:p>
          </table:table-cell>
          <table:table-cell table:formula="of:=AVERAGE([Graph.B82:.KG82])" office:value-type="float" office:value="0">
            <text:p>#DIV/0!</text:p>
          </table:table-cell>
          <table:table-cell table:formula="of:=AVERAGE([Graph.B103:.KG103])" office:value-type="float" office:value="0">
            <text:p>#DIV/0!</text:p>
          </table:table-cell>
          <table:table-cell table:formula="of:=AVERAGE([Graph.B124:.KG124])" office:value-type="float" office:value="0">
            <text:p>#DIV/0!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AVERAGE([Graph.B41:.KG41])" office:value-type="float" office:value="0">
            <text:p>#DIV/0!</text:p>
          </table:table-cell>
          <table:table-cell table:formula="of:=AVERAGE([Graph.B62:.KG62])" office:value-type="float" office:value="0">
            <text:p>#DIV/0!</text:p>
          </table:table-cell>
          <table:table-cell table:formula="of:=AVERAGE([Graph.B83:.KG83])" office:value-type="float" office:value="0">
            <text:p>#DIV/0!</text:p>
          </table:table-cell>
          <table:table-cell table:formula="of:=AVERAGE([Graph.B104:.KG104])" office:value-type="float" office:value="0">
            <text:p>#DIV/0!</text:p>
          </table:table-cell>
          <table:table-cell table:formula="of:=AVERAGE([Graph.B125:.KG125])" office:value-type="float" office:value="0">
            <text:p>#DIV/0!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AVERAGE([Graph.B42:.KG42])" office:value-type="float" office:value="0">
            <text:p>#DIV/0!</text:p>
          </table:table-cell>
          <table:table-cell table:formula="of:=AVERAGE([Graph.B63:.KG63])" office:value-type="float" office:value="0">
            <text:p>#DIV/0!</text:p>
          </table:table-cell>
          <table:table-cell table:formula="of:=AVERAGE([Graph.B84:.KG84])" office:value-type="float" office:value="0">
            <text:p>#DIV/0!</text:p>
          </table:table-cell>
          <table:table-cell table:formula="of:=AVERAGE([Graph.B105:.KG105])" office:value-type="float" office:value="0">
            <text:p>#DIV/0!</text:p>
          </table:table-cell>
          <table:table-cell table:formula="of:=AVERAGE([Graph.B126:.KG126])" office:value-type="float" office:value="0">
            <text:p>#DIV/0!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AVERAGE([Graph.B43:.KG43])" office:value-type="float" office:value="0">
            <text:p>#DIV/0!</text:p>
          </table:table-cell>
          <table:table-cell table:formula="of:=AVERAGE([Graph.B64:.KG64])" office:value-type="float" office:value="0">
            <text:p>#DIV/0!</text:p>
          </table:table-cell>
          <table:table-cell table:formula="of:=AVERAGE([Graph.B85:.KG85])" office:value-type="float" office:value="0">
            <text:p>#DIV/0!</text:p>
          </table:table-cell>
          <table:table-cell table:formula="of:=AVERAGE([Graph.B106:.KG106])" office:value-type="float" office:value="0">
            <text:p>#DIV/0!</text:p>
          </table:table-cell>
          <table:table-cell table:formula="of:=AVERAGE([Graph.B127:.KG127])" office:value-type="float" office:value="0">
            <text:p>#DIV/0!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AVERAGE([Graph.B44:.KG44])" office:value-type="float" office:value="0">
            <text:p>#DIV/0!</text:p>
          </table:table-cell>
          <table:table-cell table:formula="of:=AVERAGE([Graph.B65:.KG65])" office:value-type="float" office:value="0">
            <text:p>#DIV/0!</text:p>
          </table:table-cell>
          <table:table-cell table:formula="of:=AVERAGE([Graph.B86:.KG86])" office:value-type="float" office:value="0">
            <text:p>#DIV/0!</text:p>
          </table:table-cell>
          <table:table-cell table:formula="of:=AVERAGE([Graph.B107:.KG107])" office:value-type="float" office:value="0">
            <text:p>#DIV/0!</text:p>
          </table:table-cell>
          <table:table-cell table:formula="of:=AVERAGE([Graph.B128:.KG128])" office:value-type="float" office:value="0">
            <text:p>#DIV/0!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AVERAGE([Graph.B45:.KG45])" office:value-type="float" office:value="0">
            <text:p>#DIV/0!</text:p>
          </table:table-cell>
          <table:table-cell table:formula="of:=AVERAGE([Graph.B66:.KG66])" office:value-type="float" office:value="0">
            <text:p>#DIV/0!</text:p>
          </table:table-cell>
          <table:table-cell table:formula="of:=AVERAGE([Graph.B87:.KG87])" office:value-type="float" office:value="0">
            <text:p>#DIV/0!</text:p>
          </table:table-cell>
          <table:table-cell table:formula="of:=AVERAGE([Graph.B108:.KG108])" office:value-type="float" office:value="0">
            <text:p>#DIV/0!</text:p>
          </table:table-cell>
          <table:table-cell table:formula="of:=AVERAGE([Graph.B129:.KG129])" office:value-type="float" office:value="0">
            <text:p>#DIV/0!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AVERAGE([Graph.B46:.KG46])" office:value-type="float" office:value="0">
            <text:p>#DIV/0!</text:p>
          </table:table-cell>
          <table:table-cell table:formula="of:=AVERAGE([Graph.B67:.KG67])" office:value-type="float" office:value="0">
            <text:p>#DIV/0!</text:p>
          </table:table-cell>
          <table:table-cell table:formula="of:=AVERAGE([Graph.B88:.KG88])" office:value-type="float" office:value="0">
            <text:p>#DIV/0!</text:p>
          </table:table-cell>
          <table:table-cell table:formula="of:=AVERAGE([Graph.B109:.KG109])" office:value-type="float" office:value="0">
            <text:p>#DIV/0!</text:p>
          </table:table-cell>
          <table:table-cell table:formula="of:=AVERAGE([Graph.B130:.KG130])" office:value-type="float" office:value="0">
            <text:p>#DIV/0!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AVERAGE([Graph.B47:.KG47])" office:value-type="float" office:value="0">
            <text:p>#DIV/0!</text:p>
          </table:table-cell>
          <table:table-cell table:formula="of:=AVERAGE([Graph.B68:.KG68])" office:value-type="float" office:value="0">
            <text:p>#DIV/0!</text:p>
          </table:table-cell>
          <table:table-cell table:formula="of:=AVERAGE([Graph.B89:.KG89])" office:value-type="float" office:value="0">
            <text:p>#DIV/0!</text:p>
          </table:table-cell>
          <table:table-cell table:formula="of:=AVERAGE([Graph.B110:.KG110])" office:value-type="float" office:value="0">
            <text:p>#DIV/0!</text:p>
          </table:table-cell>
          <table:table-cell table:formula="of:=AVERAGE([Graph.B131:.KG131])" office:value-type="float" office:value="0">
            <text:p>#DIV/0!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AVERAGE([Graph.B48:.KG48])" office:value-type="float" office:value="0">
            <text:p>#DIV/0!</text:p>
          </table:table-cell>
          <table:table-cell table:formula="of:=AVERAGE([Graph.B69:.KG69])" office:value-type="float" office:value="0">
            <text:p>#DIV/0!</text:p>
          </table:table-cell>
          <table:table-cell table:formula="of:=AVERAGE([Graph.B90:.KG90])" office:value-type="float" office:value="0">
            <text:p>#DIV/0!</text:p>
          </table:table-cell>
          <table:table-cell table:formula="of:=AVERAGE([Graph.B111:.KG111])" office:value-type="float" office:value="0">
            <text:p>#DIV/0!</text:p>
          </table:table-cell>
          <table:table-cell table:formula="of:=AVERAGE([Graph.B132:.KG132])" office:value-type="float" office:value="0">
            <text:p>#DIV/0!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AVERAGE([Graph.B49:.KG49])" office:value-type="float" office:value="0">
            <text:p>#DIV/0!</text:p>
          </table:table-cell>
          <table:table-cell table:formula="of:=AVERAGE([Graph.B70:.KG70])" office:value-type="float" office:value="0">
            <text:p>#DIV/0!</text:p>
          </table:table-cell>
          <table:table-cell table:formula="of:=AVERAGE([Graph.B91:.KG91])" office:value-type="float" office:value="0">
            <text:p>#DIV/0!</text:p>
          </table:table-cell>
          <table:table-cell table:formula="of:=AVERAGE([Graph.B112:.KG112])" office:value-type="float" office:value="0">
            <text:p>#DIV/0!</text:p>
          </table:table-cell>
          <table:table-cell table:formula="of:=AVERAGE([Graph.B133:.KG133])" office:value-type="float" office:value="0">
            <text:p>#DIV/0!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AVERAGE([Graph.B50:.KG50])" office:value-type="float" office:value="0">
            <text:p>#DIV/0!</text:p>
          </table:table-cell>
          <table:table-cell table:formula="of:=AVERAGE([Graph.B71:.KG71])" office:value-type="float" office:value="0">
            <text:p>#DIV/0!</text:p>
          </table:table-cell>
          <table:table-cell table:formula="of:=AVERAGE([Graph.B92:.KG92])" office:value-type="float" office:value="0">
            <text:p>#DIV/0!</text:p>
          </table:table-cell>
          <table:table-cell table:formula="of:=AVERAGE([Graph.B113:.KG113])" office:value-type="float" office:value="0">
            <text:p>#DIV/0!</text:p>
          </table:table-cell>
          <table:table-cell table:formula="of:=AVERAGE([Graph.B134:.KG134])" office:value-type="float" office:value="0">
            <text:p>#DIV/0!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AVERAGE([Graph.B51:.KG51])" office:value-type="float" office:value="0">
            <text:p>#DIV/0!</text:p>
          </table:table-cell>
          <table:table-cell table:formula="of:=AVERAGE([Graph.B72:.KG72])" office:value-type="float" office:value="0">
            <text:p>#DIV/0!</text:p>
          </table:table-cell>
          <table:table-cell table:formula="of:=AVERAGE([Graph.B93:.KG93])" office:value-type="float" office:value="0">
            <text:p>#DIV/0!</text:p>
          </table:table-cell>
          <table:table-cell table:formula="of:=AVERAGE([Graph.B114:.KG114])" office:value-type="float" office:value="0">
            <text:p>#DIV/0!</text:p>
          </table:table-cell>
          <table:table-cell table:formula="of:=AVERAGE([Graph.B135:.KG135])" office:value-type="float" office:value="0">
            <text:p>#DIV/0!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AVERAGE([Graph.B52:.KG52])" office:value-type="float" office:value="0">
            <text:p>#DIV/0!</text:p>
          </table:table-cell>
          <table:table-cell table:formula="of:=AVERAGE([Graph.B73:.KG73])" office:value-type="float" office:value="0">
            <text:p>#DIV/0!</text:p>
          </table:table-cell>
          <table:table-cell table:formula="of:=AVERAGE([Graph.B94:.KG94])" office:value-type="float" office:value="0">
            <text:p>#DIV/0!</text:p>
          </table:table-cell>
          <table:table-cell table:formula="of:=AVERAGE([Graph.B115:.KG115])" office:value-type="float" office:value="0">
            <text:p>#DIV/0!</text:p>
          </table:table-cell>
          <table:table-cell table:formula="of:=AVERAGE([Graph.B136:.KG136])" office:value-type="float" office:value="0">
            <text:p>#DIV/0!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AVERAGE([Graph.B53:.KG53])" office:value-type="float" office:value="0">
            <text:p>#DIV/0!</text:p>
          </table:table-cell>
          <table:table-cell table:formula="of:=AVERAGE([Graph.B74:.KG74])" office:value-type="float" office:value="0">
            <text:p>#DIV/0!</text:p>
          </table:table-cell>
          <table:table-cell table:formula="of:=AVERAGE([Graph.B95:.KG95])" office:value-type="float" office:value="0">
            <text:p>#DIV/0!</text:p>
          </table:table-cell>
          <table:table-cell table:formula="of:=AVERAGE([Graph.B116:.KG116])" office:value-type="float" office:value="0">
            <text:p>#DIV/0!</text:p>
          </table:table-cell>
          <table:table-cell table:formula="of:=AVERAGE([Graph.B137:.KG137])" office:value-type="float" office:value="0">
            <text:p>#DIV/0!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AVERAGE([Graph.B54:.KG54])" office:value-type="float" office:value="0">
            <text:p>#DIV/0!</text:p>
          </table:table-cell>
          <table:table-cell table:formula="of:=AVERAGE([Graph.B75:.KG75])" office:value-type="float" office:value="0">
            <text:p>#DIV/0!</text:p>
          </table:table-cell>
          <table:table-cell table:formula="of:=AVERAGE([Graph.B96:.KG96])" office:value-type="float" office:value="0">
            <text:p>#DIV/0!</text:p>
          </table:table-cell>
          <table:table-cell table:formula="of:=AVERAGE([Graph.B117:.KG117])" office:value-type="float" office:value="0">
            <text:p>#DIV/0!</text:p>
          </table:table-cell>
          <table:table-cell table:formula="of:=AVERAGE([Graph.B138:.KG138])" office:value-type="float" office:value="0">
            <text:p>#DIV/0!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AVERAGE([Graph.B55:.KG55])" office:value-type="float" office:value="0">
            <text:p>#DIV/0!</text:p>
          </table:table-cell>
          <table:table-cell table:formula="of:=AVERAGE([Graph.B76:.KG76])" office:value-type="float" office:value="0">
            <text:p>#DIV/0!</text:p>
          </table:table-cell>
          <table:table-cell table:formula="of:=AVERAGE([Graph.B97:.KG97])" office:value-type="float" office:value="0">
            <text:p>#DIV/0!</text:p>
          </table:table-cell>
          <table:table-cell table:formula="of:=AVERAGE([Graph.B118:.KG118])" office:value-type="float" office:value="0">
            <text:p>#DIV/0!</text:p>
          </table:table-cell>
          <table:table-cell table:formula="of:=AVERAGE([Graph.B139:.KG139])" office:value-type="float" office:value="0">
            <text:p>#DIV/0!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AVERAGE([Graph.B56:.KG56])" office:value-type="float" office:value="0">
            <text:p>#DIV/0!</text:p>
          </table:table-cell>
          <table:table-cell table:formula="of:=AVERAGE([Graph.B77:.KG77])" office:value-type="float" office:value="0">
            <text:p>#DIV/0!</text:p>
          </table:table-cell>
          <table:table-cell table:formula="of:=AVERAGE([Graph.B98:.KG98])" office:value-type="float" office:value="0">
            <text:p>#DIV/0!</text:p>
          </table:table-cell>
          <table:table-cell table:formula="of:=AVERAGE([Graph.B119:.KG119])" office:value-type="float" office:value="0">
            <text:p>#DIV/0!</text:p>
          </table:table-cell>
          <table:table-cell table:formula="of:=AVERAGE([Graph.B140:.KG140])" office:value-type="float" office:value="0">
            <text:p>#DIV/0!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AVERAGE([Graph.B57:.KG57])" office:value-type="float" office:value="0">
            <text:p>#DIV/0!</text:p>
          </table:table-cell>
          <table:table-cell table:formula="of:=AVERAGE([Graph.B78:.KG78])" office:value-type="float" office:value="0">
            <text:p>#DIV/0!</text:p>
          </table:table-cell>
          <table:table-cell table:formula="of:=AVERAGE([Graph.B99:.KG99])" office:value-type="float" office:value="0">
            <text:p>#DIV/0!</text:p>
          </table:table-cell>
          <table:table-cell table:formula="of:=AVERAGE([Graph.B120:.KG120])" office:value-type="float" office:value="0">
            <text:p>#DIV/0!</text:p>
          </table:table-cell>
          <table:table-cell table:formula="of:=AVERAGE([Graph.B141:.KG141])" office:value-type="float" office:value="0">
            <text:p>#DIV/0!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AVERAGE([Graph.B58:.KG58])" office:value-type="float" office:value="0">
            <text:p>#DIV/0!</text:p>
          </table:table-cell>
          <table:table-cell table:formula="of:=AVERAGE([Graph.B79:.KG79])" office:value-type="float" office:value="0">
            <text:p>#DIV/0!</text:p>
          </table:table-cell>
          <table:table-cell table:formula="of:=AVERAGE([Graph.B100:.KG100])" office:value-type="float" office:value="0">
            <text:p>#DIV/0!</text:p>
          </table:table-cell>
          <table:table-cell table:formula="of:=AVERAGE([Graph.B121:.KG121])" office:value-type="float" office:value="0">
            <text:p>#DIV/0!</text:p>
          </table:table-cell>
          <table:table-cell table:formula="of:=AVERAGE([Graph.B142:.KG142])" office:value-type="float" office:value="0">
            <text:p>#DIV/0!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AVERAGE([Graph.B59:.KG59])" office:value-type="float" office:value="0">
            <text:p>#DIV/0!</text:p>
          </table:table-cell>
          <table:table-cell table:formula="of:=AVERAGE([Graph.B80:.KG80])" office:value-type="float" office:value="0">
            <text:p>#DIV/0!</text:p>
          </table:table-cell>
          <table:table-cell table:formula="of:=AVERAGE([Graph.B101:.KG101])" office:value-type="float" office:value="0">
            <text:p>#DIV/0!</text:p>
          </table:table-cell>
          <table:table-cell table:formula="of:=AVERAGE([Graph.B122:.KG122])" office:value-type="float" office:value="0">
            <text:p>#DIV/0!</text:p>
          </table:table-cell>
          <table:table-cell table:formula="of:=AVERAGE([Graph.B143:.KG143])" office:value-type="float" office:value="0">
            <text:p>#DIV/0!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AVERAGE([Graph.B60:.KG60])" office:value-type="float" office:value="0">
            <text:p>#DIV/0!</text:p>
          </table:table-cell>
          <table:table-cell table:formula="of:=AVERAGE([Graph.B81:.KG81])" office:value-type="float" office:value="0">
            <text:p>#DIV/0!</text:p>
          </table:table-cell>
          <table:table-cell table:formula="of:=AVERAGE([Graph.B102:.KG102])" office:value-type="float" office:value="0">
            <text:p>#DIV/0!</text:p>
          </table:table-cell>
          <table:table-cell table:formula="of:=AVERAGE([Graph.B123:.KG123])" office:value-type="float" office:value="0">
            <text:p>#DIV/0!</text:p>
          </table:table-cell>
          <table:table-cell table:formula="of:=AVERAGE([Graph.B144:.KG144])" office:value-type="float" office:value="0">
            <text:p>#DIV/0!</text:p>
          </table:table-cell>
        </table:table-row>
      </table:table>
      <table:table table:name="Mastermind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5">15.11.2017</text:date>, <text:time>18:21:5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00:43:54.77</meta:creation-date>
    <dc:date>2017-11-15T18:21:55.79</dc:date>
    <meta:editing-duration>PT13H38M52S</meta:editing-duration>
    <meta:editing-cycles>9</meta:editing-cycles>
    <meta:generator>OpenOffice/4.1.2$Win32 OpenOffice.org_project/412m3$Build-9782</meta:generator>
    <meta:document-statistic meta:table-count="6" meta:cell-count="1943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46cm" svg:height="24.158cm" xlink:href=".." xlink:type="simple" chart:class="chart:bar" chart:style-name="ch1">
        <chart:title svg:x="20.419cm" svg:y="0.619cm" chart:style-name="ch2">
          <text:p>Worker</text:p>
        </chart:title>
        <chart:legend chart:legend-position="end" svg:x="39.906cm" svg:y="10.719cm" style:legend-expansion="high" chart:style-name="ch3"/>
        <chart:plot-area chart:style-name="ch4" table:cell-range-address="Graph.B1:Graph.B22 Graph.G1:Graph.G22 Graph.L1:Graph.L22 Graph.Q1:Graph.Q22 Graph.V1:Graph.V22" chart:data-source-has-labels="row" svg:x="1.887cm" svg:y="2.847cm" svg:width="36.321cm" svg:height="19.82cm">
          <chartooo:coordinate-region svg:x="2.508cm" svg:y="3.059cm" svg:width="35.7cm" svg:height="18.935cm"/>
          <chart:axis chart:dimension="x" chart:name="primary-x" chart:style-name="ch5">
            <chart:title svg:x="19.606cm" svg:y="23.151cm" chart:style-name="ch6">
              <text:p>Level</text:p>
            </chart:title>
            <chart:grid chart:style-name="ch7" chart:class="major"/>
          </chart:axis>
          <chart:axis chart:dimension="y" chart:name="primary-y" chart:style-name="ch8">
            <chart:title svg:x="0.451cm" svg:y="13.33cm" chart:style-name="ch9">
              <text:p>Worker</text:p>
            </chart:title>
            <chart:grid chart:style-name="ch7" chart:class="major"/>
          </chart:axis>
          <chart:series chart:style-name="ch10" chart:values-cell-range-address="Graph.B2:Graph.B22" chart:label-cell-address="Graph.B1:Graph.B1" chart:class="chart:bar">
            <chart:data-point chart:repeated="21"/>
          </chart:series>
          <chart:series chart:style-name="ch11" chart:values-cell-range-address="Graph.G2:Graph.G22" chart:label-cell-address="Graph.G1:Graph.G1" chart:class="chart:bar">
            <chart:data-point chart:repeated="21"/>
          </chart:series>
          <chart:series chart:style-name="ch12" chart:values-cell-range-address="Graph.L2:Graph.L22" chart:label-cell-address="Graph.L1:Graph.L1" chart:class="chart:bar">
            <chart:data-point chart:repeated="21"/>
          </chart:series>
          <chart:series chart:style-name="ch13" chart:values-cell-range-address="Graph.Q2:Graph.Q22" chart:label-cell-address="Graph.Q1:Graph.Q1" chart:class="chart:bar">
            <chart:data-point chart:repeated="21"/>
          </chart:series>
          <chart:series chart:style-name="ch14" chart:values-cell-range-address="Graph.V2:Graph.V22" chart:label-cell-address="Graph.V1:Graph.V1" chart:class="chart:bar"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B1:Graph.B1</svg:desc>
                </draw:g>
              </table:table-cell>
              <table:table-cell office:value-type="string">
                <text:p>Grove</text:p>
                <draw:g>
                  <svg:desc>Graph.G1:Graph.G1</svg:desc>
                </draw:g>
              </table:table-cell>
              <table:table-cell office:value-type="string">
                <text:p>Mech</text:p>
                <draw:g>
                  <svg:desc>Graph.L1:Graph.L1</svg:desc>
                </draw:g>
              </table:table-cell>
              <table:table-cell office:value-type="string">
                <text:p>Forsaken</text:p>
                <draw:g>
                  <svg:desc>Graph.Q1:Graph.Q1</svg:desc>
                </draw:g>
              </table:table-cell>
              <table:table-cell office:value-type="string">
                <text:p>Mastermind</text:p>
                <draw:g>
                  <svg:desc>Graph.V1:Graph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B2:Graph.B22</svg:desc>
                </draw:g>
              </table:table-cell>
              <table:table-cell office:value-type="float" office:value="NaN">
                <text:p>NaN</text:p>
                <draw:g>
                  <svg:desc>Graph.G2:Graph.G22</svg:desc>
                </draw:g>
              </table:table-cell>
              <table:table-cell office:value-type="float" office:value="NaN">
                <text:p>NaN</text:p>
                <draw:g>
                  <svg:desc>Graph.L2:Graph.L22</svg:desc>
                </draw:g>
              </table:table-cell>
              <table:table-cell office:value-type="float" office:value="NaN">
                <text:p>NaN</text:p>
                <draw:g>
                  <svg:desc>Graph.Q2:Graph.Q22</svg:desc>
                </draw:g>
              </table:table-cell>
              <table:table-cell office:value-type="float" office:value="NaN">
                <text:p>NaN</text:p>
                <draw:g>
                  <svg:desc>Graph.V2:Graph.V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69230769230769">
                <text:p>5.69230769230769</text:p>
              </table:table-cell>
              <table:table-cell office:value-type="float" office:value="5.76923076923077">
                <text:p>5.76923076923077</text:p>
              </table:table-cell>
              <table:table-cell office:value-type="float" office:value="5.625">
                <text:p>5.625</text:p>
              </table:table-cell>
              <table:table-cell office:value-type="float" office:value="6.36363636363636">
                <text:p>6.36363636363636</text:p>
              </table:table-cell>
              <table:table-cell office:value-type="float" office:value="5.25490196078431">
                <text:p>5.25490196078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57142857142857">
                <text:p>9.57142857142857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6.25">
                <text:p>6.25</text:p>
              </table:table-cell>
              <table:table-cell office:value-type="float" office:value="8.5">
                <text:p>8.5</text:p>
              </table:table-cell>
              <table:table-cell office:value-type="float" office:value="6.94117647058824">
                <text:p>6.941176470588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9.11111111111111">
                <text:p>9.11111111111111</text:p>
              </table:table-cell>
              <table:table-cell office:value-type="float" office:value="7.08333333333333">
                <text:p>7.08333333333333</text:p>
              </table:table-cell>
              <table:table-cell office:value-type="float" office:value="8.14285714285714">
                <text:p>8.14285714285714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61333333333333">
                <text:p>9.61333333333333</text:p>
              </table:table-cell>
              <table:table-cell office:value-type="float" office:value="8.43529411764706">
                <text:p>8.43529411764706</text:p>
              </table:table-cell>
              <table:table-cell office:value-type="float" office:value="8.47777777777778">
                <text:p>8.47777777777778</text:p>
              </table:table-cell>
              <table:table-cell office:value-type="float" office:value="8.76041666666667">
                <text:p>8.76041666666667</text:p>
              </table:table-cell>
              <table:table-cell office:value-type="float" office:value="8.18248175182482">
                <text:p>8.182481751824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90196078431373">
                <text:p>9.90196078431373</text:p>
              </table:table-cell>
              <table:table-cell office:value-type="float" office:value="10.7333333333333">
                <text:p>10.7333333333333</text:p>
              </table:table-cell>
              <table:table-cell office:value-type="float" office:value="9.84615384615385">
                <text:p>9.84615384615385</text:p>
              </table:table-cell>
              <table:table-cell office:value-type="float" office:value="10.8">
                <text:p>10.8</text:p>
              </table:table-cell>
              <table:table-cell office:value-type="float" office:value="9.03378378378378">
                <text:p>9.033783783783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10.75">
                <text:p>10.75</text:p>
              </table:table-cell>
              <table:table-cell office:value-type="float" office:value="10.3636363636364">
                <text:p>10.3636363636364</text:p>
              </table:table-cell>
              <table:table-cell office:value-type="float" office:value="9.11111111111111">
                <text:p>9.11111111111111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6410256410256">
                <text:p>10.6410256410256</text:p>
              </table:table-cell>
              <table:table-cell office:value-type="float" office:value="9.72">
                <text:p>9.72</text:p>
              </table:table-cell>
              <table:table-cell office:value-type="float" office:value="10.1612903225806">
                <text:p>10.1612903225806</text:p>
              </table:table-cell>
              <table:table-cell office:value-type="float" office:value="10.9565217391304">
                <text:p>10.9565217391304</text:p>
              </table:table-cell>
              <table:table-cell office:value-type="float" office:value="9.62307692307692">
                <text:p>9.623076923076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8636363636364">
                <text:p>11.8636363636364</text:p>
              </table:table-cell>
              <table:table-cell office:value-type="float" office:value="11">
                <text:p>11</text:p>
              </table:table-cell>
              <table:table-cell office:value-type="float" office:value="10.0681818181818">
                <text:p>10.0681818181818</text:p>
              </table:table-cell>
              <table:table-cell office:value-type="float" office:value="11.0384615384615">
                <text:p>11.0384615384615</text:p>
              </table:table-cell>
              <table:table-cell office:value-type="float" office:value="10.2571428571429">
                <text:p>10.25714285714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10.5">
                <text:p>10.5</text:p>
              </table:table-cell>
              <table:table-cell office:value-type="float" office:value="9.45454545454546">
                <text:p>9.454545454545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11.5">
                <text:p>11.5</text:p>
              </table:table-cell>
              <table:table-cell office:value-type="float" office:value="11.75">
                <text:p>11.75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54cm" svg:height="16.76cm" xlink:href=".." xlink:type="simple" chart:class="chart:bar" chart:style-name="ch1">
        <chart:title svg:x="11.48cm" svg:y="0.471cm" chart:style-name="ch2">
          <text:p> Games ended on</text:p>
        </chart:title>
        <chart:plot-area chart:style-name="ch3" table:cell-range-address="Overview.C19:Overview.C39" svg:x="1.568cm" svg:y="2.255cm" svg:width="23.912cm" svg:height="13.162cm">
          <chartooo:coordinate-region svg:x="2.189cm" svg:y="2.468cm" svg:width="23.291cm" svg:height="12.276cm"/>
          <chart:axis chart:dimension="x" chart:name="primary-x" chart:style-name="ch4">
            <chart:title svg:x="13.083cm" svg:y="15.753cm" chart:style-name="ch5">
              <text:p>Level</text:p>
            </chart:title>
          </chart:axis>
          <chart:axis chart:dimension="y" chart:name="primary-y" chart:style-name="ch6">
            <chart:title svg:x="0.451cm" svg:y="8.986cm" chart:style-name="ch7">
              <text:p>#</text:p>
            </chart:title>
            <chart:grid chart:style-name="ch8" chart:class="major"/>
          </chart:axis>
          <chart:series chart:style-name="ch9" chart:values-cell-range-address="Overview.C19:Overview.C39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Overview.C19:Overview.C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479cm" svg:height="22.733cm" xlink:href=".." xlink:type="simple" chart:class="chart:bar" chart:style-name="ch1">
        <chart:title svg:x="20.441cm" svg:y="0.59cm" chart:style-name="ch2">
          <text:p>Income</text:p>
        </chart:title>
        <chart:legend chart:legend-position="end" svg:x="39.925cm" svg:y="10.006cm" style:legend-expansion="high" chart:style-name="ch3"/>
        <chart:plot-area chart:style-name="ch4" table:cell-range-address="Graph.C1:Graph.C23 Graph.H1:Graph.H23 Graph.M1:Graph.M23 Graph.R1:Graph.R23 Graph.W1:Graph.W23" chart:data-source-has-labels="row" svg:x="1.887cm" svg:y="2.731cm" svg:width="36.34cm" svg:height="18.54cm">
          <chartooo:coordinate-region svg:x="2.694cm" svg:y="2.943cm" svg:width="35.533cm" svg:height="17.655cm"/>
          <chart:axis chart:dimension="x" chart:name="primary-x" chart:style-name="ch5">
            <chart:title svg:x="19.616cm" svg:y="21.726cm" chart:style-name="ch6">
              <text:p>Level</text:p>
            </chart:title>
            <chart:grid chart:style-name="ch7" chart:class="major"/>
          </chart:axis>
          <chart:axis chart:dimension="y" chart:name="primary-y" chart:style-name="ch8">
            <chart:title svg:x="0.451cm" svg:y="12.601cm" chart:style-name="ch9">
              <text:p>Income</text:p>
            </chart:title>
            <chart:grid chart:style-name="ch7" chart:class="major"/>
          </chart:axis>
          <chart:series chart:style-name="ch10" chart:values-cell-range-address="Graph.C2:Graph.C23" chart:label-cell-address="Graph.C1:Graph.C1" chart:class="chart:bar">
            <chart:data-point chart:repeated="22"/>
          </chart:series>
          <chart:series chart:style-name="ch11" chart:values-cell-range-address="Graph.H2:Graph.H23" chart:label-cell-address="Graph.H1:Graph.H1" chart:class="chart:bar">
            <chart:data-point chart:repeated="22"/>
          </chart:series>
          <chart:series chart:style-name="ch12" chart:values-cell-range-address="Graph.M2:Graph.M23" chart:label-cell-address="Graph.M1:Graph.M1" chart:class="chart:bar">
            <chart:data-point chart:repeated="22"/>
          </chart:series>
          <chart:series chart:style-name="ch13" chart:values-cell-range-address="Graph.R2:Graph.R23" chart:label-cell-address="Graph.R1:Graph.R1" chart:class="chart:bar">
            <chart:data-point chart:repeated="22"/>
          </chart:series>
          <chart:series chart:style-name="ch14" chart:values-cell-range-address="Graph.W2:Graph.W23" chart:label-cell-address="Graph.W1:Graph.W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C1:Graph.C1</svg:desc>
                </draw:g>
              </table:table-cell>
              <table:table-cell office:value-type="string">
                <text:p>Grove</text:p>
                <draw:g>
                  <svg:desc>Graph.H1:Graph.H1</svg:desc>
                </draw:g>
              </table:table-cell>
              <table:table-cell office:value-type="string">
                <text:p>Mech</text:p>
                <draw:g>
                  <svg:desc>Graph.M1:Graph.M1</svg:desc>
                </draw:g>
              </table:table-cell>
              <table:table-cell office:value-type="string">
                <text:p>Forsaken</text:p>
                <draw:g>
                  <svg:desc>Graph.R1:Graph.R1</svg:desc>
                </draw:g>
              </table:table-cell>
              <table:table-cell office:value-type="string">
                <text:p>Mastermind</text:p>
                <draw:g>
                  <svg:desc>Graph.W1:Graph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C2:Graph.C23</svg:desc>
                </draw:g>
              </table:table-cell>
              <table:table-cell office:value-type="float" office:value="NaN">
                <text:p>NaN</text:p>
                <draw:g>
                  <svg:desc>Graph.H2:Graph.H23</svg:desc>
                </draw:g>
              </table:table-cell>
              <table:table-cell office:value-type="float" office:value="NaN">
                <text:p>NaN</text:p>
                <draw:g>
                  <svg:desc>Graph.M2:Graph.M23</svg:desc>
                </draw:g>
              </table:table-cell>
              <table:table-cell office:value-type="float" office:value="NaN">
                <text:p>NaN</text:p>
                <draw:g>
                  <svg:desc>Graph.R2:Graph.R23</svg:desc>
                </draw:g>
              </table:table-cell>
              <table:table-cell office:value-type="float" office:value="NaN">
                <text:p>NaN</text:p>
                <draw:g>
                  <svg:desc>Graph.W2:Graph.W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.6666666666667">
                <text:p>76.6666666666667</text:p>
              </table:table-cell>
              <table:table-cell office:value-type="float" office:value="50">
                <text:p>50</text:p>
              </table:table-cell>
              <table:table-cell office:value-type="float" office:value="53.75">
                <text:p>53.75</text:p>
              </table:table-cell>
              <table:table-cell office:value-type="float" office:value="54">
                <text:p>54</text:p>
              </table:table-cell>
              <table:table-cell office:value-type="float" office:value="65.0769230769231">
                <text:p>65.07692307692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87">
                <text:p>87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61.8">
                <text:p>61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9.846153846154">
                <text:p>109.846153846154</text:p>
              </table:table-cell>
              <table:table-cell office:value-type="float" office:value="104.769230769231">
                <text:p>104.769230769231</text:p>
              </table:table-cell>
              <table:table-cell office:value-type="float" office:value="100.625">
                <text:p>100.625</text:p>
              </table:table-cell>
              <table:table-cell office:value-type="float" office:value="109">
                <text:p>109</text:p>
              </table:table-cell>
              <table:table-cell office:value-type="float" office:value="102.372549019608">
                <text:p>102.3725490196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5.5">
                <text:p>135.5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3.714285714286">
                <text:p>173.714285714286</text:p>
              </table:table-cell>
              <table:table-cell office:value-type="float" office:value="173.666666666667">
                <text:p>173.666666666667</text:p>
              </table:table-cell>
              <table:table-cell office:value-type="float" office:value="159">
                <text:p>159</text:p>
              </table:table-cell>
              <table:table-cell office:value-type="float" office:value="208">
                <text:p>208</text:p>
              </table:table-cell>
              <table:table-cell office:value-type="float" office:value="145.705882352941">
                <text:p>145.7058823529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5.916666666667">
                <text:p>205.916666666667</text:p>
              </table:table-cell>
              <table:table-cell office:value-type="float" office:value="202">
                <text:p>202</text:p>
              </table:table-cell>
              <table:table-cell office:value-type="float" office:value="191.166666666667">
                <text:p>191.166666666667</text:p>
              </table:table-cell>
              <table:table-cell office:value-type="float" office:value="198.428571428571">
                <text:p>198.428571428571</text:p>
              </table:table-cell>
              <table:table-cell office:value-type="float" office:value="185.525">
                <text:p>185.5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9.2">
                <text:p>249.2</text:p>
              </table:table-cell>
              <table:table-cell office:value-type="float" office:value="227.482352941176">
                <text:p>227.482352941176</text:p>
              </table:table-cell>
              <table:table-cell office:value-type="float" office:value="227.344444444444">
                <text:p>227.344444444444</text:p>
              </table:table-cell>
              <table:table-cell office:value-type="float" office:value="236.270833333333">
                <text:p>236.270833333333</text:p>
              </table:table-cell>
              <table:table-cell office:value-type="float" office:value="220.87104622871">
                <text:p>220.871046228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0.176470588235">
                <text:p>280.176470588235</text:p>
              </table:table-cell>
              <table:table-cell office:value-type="float" office:value="298.166666666667">
                <text:p>298.166666666667</text:p>
              </table:table-cell>
              <table:table-cell office:value-type="float" office:value="272.769230769231">
                <text:p>272.769230769231</text:p>
              </table:table-cell>
              <table:table-cell office:value-type="float" office:value="291.72">
                <text:p>291.72</text:p>
              </table:table-cell>
              <table:table-cell office:value-type="float" office:value="258.939189189189">
                <text:p>258.9391891891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4.333333333333">
                <text:p>334.333333333333</text:p>
              </table:table-cell>
              <table:table-cell office:value-type="float" office:value="306.75">
                <text:p>306.75</text:p>
              </table:table-cell>
              <table:table-cell office:value-type="float" office:value="328.090909090909">
                <text:p>328.090909090909</text:p>
              </table:table-cell>
              <table:table-cell office:value-type="float" office:value="281.666666666667">
                <text:p>281.666666666667</text:p>
              </table:table-cell>
              <table:table-cell office:value-type="float" office:value="253.866666666667">
                <text:p>253.8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3.769230769231">
                <text:p>353.769230769231</text:p>
              </table:table-cell>
              <table:table-cell office:value-type="float" office:value="334.8">
                <text:p>334.8</text:p>
              </table:table-cell>
              <table:table-cell office:value-type="float" office:value="343.41935483871">
                <text:p>343.41935483871</text:p>
              </table:table-cell>
              <table:table-cell office:value-type="float" office:value="362.913043478261">
                <text:p>362.913043478261</text:p>
              </table:table-cell>
              <table:table-cell office:value-type="float" office:value="333.507692307692">
                <text:p>333.5076923076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7">
                <text:p>457</text:p>
              </table:table-cell>
              <table:table-cell office:value-type="float" office:value="401.545454545455">
                <text:p>401.545454545455</text:p>
              </table:table-cell>
              <table:table-cell office:value-type="float" office:value="387.795454545455">
                <text:p>387.795454545455</text:p>
              </table:table-cell>
              <table:table-cell office:value-type="float" office:value="391.076923076923">
                <text:p>391.076923076923</text:p>
              </table:table-cell>
              <table:table-cell office:value-type="float" office:value="381.871428571429">
                <text:p>381.8714285714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98.666666666667">
                <text:p>498.666666666667</text:p>
              </table:table-cell>
              <table:table-cell office:value-type="float" office:value="478.333333333333">
                <text:p>478.333333333333</text:p>
              </table:table-cell>
              <table:table-cell office:value-type="float" office:value="351.666666666667">
                <text:p>351.666666666667</text:p>
              </table:table-cell>
              <table:table-cell office:value-type="float" office:value="414.25">
                <text:p>414.25</text:p>
              </table:table-cell>
              <table:table-cell office:value-type="float" office:value="420.181818181818">
                <text:p>420.1818181818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2.333333333333">
                <text:p>442.333333333333</text:p>
              </table:table-cell>
              <table:table-cell office:value-type="float" office:value="525.5">
                <text:p>525.5</text:p>
              </table:table-cell>
              <table:table-cell office:value-type="float" office:value="470.75">
                <text:p>470.75</text:p>
              </table:table-cell>
              <table:table-cell office:value-type="float" office:value="454">
                <text:p>454</text:p>
              </table:table-cell>
              <table:table-cell office:value-type="float" office:value="498.083333333333">
                <text:p>498.08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6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484">
                <text:p>484</text:p>
              </table:table-cell>
              <table:table-cell office:value-type="float" office:value="649">
                <text:p>649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451cm" svg:height="20.968cm" xlink:href=".." xlink:type="simple" chart:class="chart:bar" chart:style-name="ch1">
        <chart:title svg:x="20.599cm" svg:y="0.555cm" chart:style-name="ch2">
          <text:p>Value</text:p>
        </chart:title>
        <chart:legend chart:legend-position="end" svg:x="39.897cm" svg:y="9.124cm" style:legend-expansion="high" chart:style-name="ch3"/>
        <chart:plot-area chart:style-name="ch4" table:cell-range-address="Graph.D1:Graph.D23 Graph.I1:Graph.I23 Graph.N1:Graph.N23 Graph.S1:Graph.S23 Graph.X1:Graph.X23" chart:data-source-has-labels="row" svg:x="1.887cm" svg:y="2.591cm" svg:width="36.312cm" svg:height="16.95cm">
          <chartooo:coordinate-region svg:x="2.879cm" svg:y="2.803cm" svg:width="35.32cm" svg:height="16.065cm"/>
          <chart:axis chart:dimension="x" chart:name="primary-x" chart:style-name="ch5">
            <chart:title svg:x="19.602cm" svg:y="19.961cm" chart:style-name="ch6">
              <text:p>Level</text:p>
            </chart:title>
            <chart:grid chart:style-name="ch7" chart:class="major"/>
          </chart:axis>
          <chart:axis chart:dimension="y" chart:name="primary-y" chart:style-name="ch8">
            <chart:title svg:x="0.451cm" svg:y="11.533cm" chart:style-name="ch9">
              <text:p>Value</text:p>
            </chart:title>
            <chart:grid chart:style-name="ch7" chart:class="major"/>
          </chart:axis>
          <chart:series chart:style-name="ch10" chart:values-cell-range-address="Graph.D2:Graph.D23" chart:label-cell-address="Graph.D1:Graph.D1" chart:class="chart:bar">
            <chart:data-point chart:repeated="22"/>
          </chart:series>
          <chart:series chart:style-name="ch11" chart:values-cell-range-address="Graph.I2:Graph.I23" chart:label-cell-address="Graph.I1:Graph.I1" chart:class="chart:bar">
            <chart:data-point chart:repeated="22"/>
          </chart:series>
          <chart:series chart:style-name="ch12" chart:values-cell-range-address="Graph.N2:Graph.N23" chart:label-cell-address="Graph.N1:Graph.N1" chart:class="chart:bar">
            <chart:data-point chart:repeated="22"/>
          </chart:series>
          <chart:series chart:style-name="ch13" chart:values-cell-range-address="Graph.S2:Graph.S23" chart:label-cell-address="Graph.S1:Graph.S1" chart:class="chart:bar">
            <chart:data-point chart:repeated="22"/>
          </chart:series>
          <chart:series chart:style-name="ch14" chart:values-cell-range-address="Graph.X2:Graph.X23" chart:label-cell-address="Graph.X1:Graph.X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D1:Graph.D1</svg:desc>
                </draw:g>
              </table:table-cell>
              <table:table-cell office:value-type="string">
                <text:p>Grove</text:p>
                <draw:g>
                  <svg:desc>Graph.I1:Graph.I1</svg:desc>
                </draw:g>
              </table:table-cell>
              <table:table-cell office:value-type="string">
                <text:p>Mech</text:p>
                <draw:g>
                  <svg:desc>Graph.N1:Graph.N1</svg:desc>
                </draw:g>
              </table:table-cell>
              <table:table-cell office:value-type="string">
                <text:p>Forsaken</text:p>
                <draw:g>
                  <svg:desc>Graph.S1:Graph.S1</svg:desc>
                </draw:g>
              </table:table-cell>
              <table:table-cell office:value-type="string">
                <text:p>Mastermind</text:p>
                <draw:g>
                  <svg:desc>Graph.X1:Graph.X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D2:Graph.D23</svg:desc>
                </draw:g>
              </table:table-cell>
              <table:table-cell office:value-type="float" office:value="NaN">
                <text:p>NaN</text:p>
                <draw:g>
                  <svg:desc>Graph.I2:Graph.I23</svg:desc>
                </draw:g>
              </table:table-cell>
              <table:table-cell office:value-type="float" office:value="NaN">
                <text:p>NaN</text:p>
                <draw:g>
                  <svg:desc>Graph.N2:Graph.N23</svg:desc>
                </draw:g>
              </table:table-cell>
              <table:table-cell office:value-type="float" office:value="NaN">
                <text:p>NaN</text:p>
                <draw:g>
                  <svg:desc>Graph.S2:Graph.S23</svg:desc>
                </draw:g>
              </table:table-cell>
              <table:table-cell office:value-type="float" office:value="NaN">
                <text:p>NaN</text:p>
                <draw:g>
                  <svg:desc>Graph.X2:Graph.X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7.5">
                <text:p>457.5</text:p>
              </table:table-cell>
              <table:table-cell office:value-type="float" office:value="NaN">
                <text:p>NaN</text:p>
              </table:table-cell>
              <table:table-cell office:value-type="float" office:value="440">
                <text:p>440</text:p>
              </table:table-cell>
              <table:table-cell office:value-type="float" office:value="375">
                <text:p>375</text:p>
              </table:table-cell>
              <table:table-cell office:value-type="float" office:value="447.083333333333">
                <text:p>447.08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8.333333333333">
                <text:p>558.333333333333</text:p>
              </table:table-cell>
              <table:table-cell office:value-type="float" office:value="530">
                <text:p>530</text:p>
              </table:table-cell>
              <table:table-cell office:value-type="float" office:value="646.25">
                <text:p>646.25</text:p>
              </table:table-cell>
              <table:table-cell office:value-type="float" office:value="583.333333333333">
                <text:p>583.333333333333</text:p>
              </table:table-cell>
              <table:table-cell office:value-type="float" office:value="548.461538461538">
                <text:p>548.4615384615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0">
                <text:p>190</text:p>
              </table:table-cell>
              <table:table-cell office:value-type="float" office:value="705">
                <text:p>705</text:p>
              </table:table-cell>
              <table:table-cell office:value-type="float" office:value="770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3.076923076923">
                <text:p>993.076923076923</text:p>
              </table:table-cell>
              <table:table-cell office:value-type="float" office:value="982.692307692308">
                <text:p>982.692307692308</text:p>
              </table:table-cell>
              <table:table-cell office:value-type="float" office:value="965.9375">
                <text:p>965.9375</text:p>
              </table:table-cell>
              <table:table-cell office:value-type="float" office:value="939.545454545455">
                <text:p>939.545454545455</text:p>
              </table:table-cell>
              <table:table-cell office:value-type="float" office:value="1012.25490196078">
                <text:p>1012.254901960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60">
                <text:p>1260</text:p>
              </table:table-cell>
              <table:table-cell office:value-type="float" office:value="1270">
                <text:p>1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12.85714285714">
                <text:p>1212.85714285714</text:p>
              </table:table-cell>
              <table:table-cell office:value-type="float" office:value="1296.66666666667">
                <text:p>1296.66666666667</text:p>
              </table:table-cell>
              <table:table-cell office:value-type="float" office:value="1557.5">
                <text:p>1557.5</text:p>
              </table:table-cell>
              <table:table-cell office:value-type="float" office:value="1532.5">
                <text:p>1532.5</text:p>
              </table:table-cell>
              <table:table-cell office:value-type="float" office:value="1405">
                <text:p>14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22.91666666667">
                <text:p>1722.91666666667</text:p>
              </table:table-cell>
              <table:table-cell office:value-type="float" office:value="1671.11111111111">
                <text:p>1671.11111111111</text:p>
              </table:table-cell>
              <table:table-cell office:value-type="float" office:value="1795">
                <text:p>1795</text:p>
              </table:table-cell>
              <table:table-cell office:value-type="float" office:value="1599.28571428571">
                <text:p>1599.28571428571</text:p>
              </table:table-cell>
              <table:table-cell office:value-type="float" office:value="1698.25">
                <text:p>1698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74.23333333333">
                <text:p>2074.23333333333</text:p>
              </table:table-cell>
              <table:table-cell office:value-type="float" office:value="2077.11764705882">
                <text:p>2077.11764705882</text:p>
              </table:table-cell>
              <table:table-cell office:value-type="float" office:value="2032.38888888889">
                <text:p>2032.38888888889</text:p>
              </table:table-cell>
              <table:table-cell office:value-type="float" office:value="2111.09375">
                <text:p>2111.09375</text:p>
              </table:table-cell>
              <table:table-cell office:value-type="float" office:value="2048.17518248175">
                <text:p>2048.175182481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11.56862745098">
                <text:p>2511.56862745098</text:p>
              </table:table-cell>
              <table:table-cell office:value-type="float" office:value="2490.5">
                <text:p>2490.5</text:p>
              </table:table-cell>
              <table:table-cell office:value-type="float" office:value="2399.42307692308">
                <text:p>2399.42307692308</text:p>
              </table:table-cell>
              <table:table-cell office:value-type="float" office:value="2486.8">
                <text:p>2486.8</text:p>
              </table:table-cell>
              <table:table-cell office:value-type="float" office:value="2443.17567567568">
                <text:p>2443.175675675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85">
                <text:p>2785</text:p>
              </table:table-cell>
              <table:table-cell office:value-type="float" office:value="2831.25">
                <text:p>2831.25</text:p>
              </table:table-cell>
              <table:table-cell office:value-type="float" office:value="2924.09090909091">
                <text:p>2924.09090909091</text:p>
              </table:table-cell>
              <table:table-cell office:value-type="float" office:value="2875">
                <text:p>2875</text:p>
              </table:table-cell>
              <table:table-cell office:value-type="float" office:value="2768.66666666667">
                <text:p>2768.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97.69230769231">
                <text:p>3397.69230769231</text:p>
              </table:table-cell>
              <table:table-cell office:value-type="float" office:value="3295.6">
                <text:p>3295.6</text:p>
              </table:table-cell>
              <table:table-cell office:value-type="float" office:value="3391.45161290323">
                <text:p>3391.45161290323</text:p>
              </table:table-cell>
              <table:table-cell office:value-type="float" office:value="3275">
                <text:p>3275</text:p>
              </table:table-cell>
              <table:table-cell office:value-type="float" office:value="3317.53846153846">
                <text:p>3317.538461538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45.90909090909">
                <text:p>4145.90909090909</text:p>
              </table:table-cell>
              <table:table-cell office:value-type="float" office:value="3961.59090909091">
                <text:p>3961.59090909091</text:p>
              </table:table-cell>
              <table:table-cell office:value-type="float" office:value="4009.77272727273">
                <text:p>4009.77272727273</text:p>
              </table:table-cell>
              <table:table-cell office:value-type="float" office:value="3901.73076923077">
                <text:p>3901.73076923077</text:p>
              </table:table-cell>
              <table:table-cell office:value-type="float" office:value="3840.92857142857">
                <text:p>3840.928571428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03.33333333333">
                <text:p>5003.33333333333</text:p>
              </table:table-cell>
              <table:table-cell office:value-type="float" office:value="4906.66666666667">
                <text:p>4906.66666666667</text:p>
              </table:table-cell>
              <table:table-cell office:value-type="float" office:value="4585">
                <text:p>4585</text:p>
              </table:table-cell>
              <table:table-cell office:value-type="float" office:value="4413.75">
                <text:p>4413.75</text:p>
              </table:table-cell>
              <table:table-cell office:value-type="float" office:value="4692.27272727273">
                <text:p>4692.272727272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98.33333333333">
                <text:p>5498.33333333333</text:p>
              </table:table-cell>
              <table:table-cell office:value-type="float" office:value="5690">
                <text:p>5690</text:p>
              </table:table-cell>
              <table:table-cell office:value-type="float" office:value="6048.75">
                <text:p>6048.75</text:p>
              </table:table-cell>
              <table:table-cell office:value-type="float" office:value="4600">
                <text:p>4600</text:p>
              </table:table-cell>
              <table:table-cell office:value-type="float" office:value="5157.08333333333">
                <text:p>5157.08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90">
                <text:p>5890</text:p>
              </table:table-cell>
              <table:table-cell office:value-type="float" office:value="NaN">
                <text:p>NaN</text:p>
              </table:table-cell>
              <table:table-cell office:value-type="float" office:value="6957.5">
                <text:p>6957.5</text:p>
              </table:table-cell>
              <table:table-cell office:value-type="float" office:value="6447.5">
                <text:p>6447.5</text:p>
              </table:table-cell>
              <table:table-cell office:value-type="float" office:value="6021.66666666667">
                <text:p>6021.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389cm" svg:height="20.032cm" xlink:href=".." xlink:type="simple" chart:class="chart:bar" chart:style-name="ch1">
        <chart:title svg:x="20.727cm" svg:y="0.536cm" chart:style-name="ch2">
          <text:p>Kills</text:p>
        </chart:title>
        <chart:legend chart:legend-position="end" svg:x="39.835cm" svg:y="8.656cm" style:legend-expansion="high" chart:style-name="ch3"/>
        <chart:plot-area chart:style-name="ch4" table:cell-range-address="Graph.E1:Graph.E23 Graph.J1:Graph.J23 Graph.O1:Graph.O23 Graph.T1:Graph.T23 Graph.Y1:Graph.Y23" chart:data-source-has-labels="row" svg:x="1.885cm" svg:y="2.515cm" svg:width="36.256cm" svg:height="16.109cm">
          <chartooo:coordinate-region svg:x="2.692cm" svg:y="2.728cm" svg:width="35.449cm" svg:height="15.223cm"/>
          <chart:axis chart:dimension="x" chart:name="primary-x" chart:style-name="ch5">
            <chart:title svg:x="19.572cm" svg:y="19.025cm" chart:style-name="ch6">
              <text:p>Level</text:p>
            </chart:title>
          </chart:axis>
          <chart:axis chart:dimension="y" chart:name="primary-y" chart:style-name="ch7">
            <chart:title svg:x="0.451cm" svg:y="10.944cm" chart:style-name="ch8">
              <text:p>Kills</text:p>
            </chart:title>
            <chart:grid chart:style-name="ch9" chart:class="major"/>
          </chart:axis>
          <chart:series chart:style-name="ch10" chart:values-cell-range-address="Graph.E2:Graph.E23" chart:label-cell-address="Graph.E1:Graph.E1" chart:class="chart:bar">
            <chart:data-point chart:repeated="22"/>
          </chart:series>
          <chart:series chart:style-name="ch11" chart:values-cell-range-address="Graph.J2:Graph.J23" chart:label-cell-address="Graph.J1:Graph.J1" chart:class="chart:bar">
            <chart:data-point chart:repeated="22"/>
          </chart:series>
          <chart:series chart:style-name="ch12" chart:values-cell-range-address="Graph.O2:Graph.O23" chart:label-cell-address="Graph.O1:Graph.O1" chart:class="chart:bar">
            <chart:data-point chart:repeated="22"/>
          </chart:series>
          <chart:series chart:style-name="ch13" chart:values-cell-range-address="Graph.T2:Graph.T23" chart:label-cell-address="Graph.T1:Graph.T1" chart:class="chart:bar">
            <chart:data-point chart:repeated="22"/>
          </chart:series>
          <chart:series chart:style-name="ch14" chart:values-cell-range-address="Graph.Y2:Graph.Y23" chart:label-cell-address="Graph.Y1:Graph.Y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E1:Graph.E1</svg:desc>
                </draw:g>
              </table:table-cell>
              <table:table-cell office:value-type="string">
                <text:p>Grove</text:p>
                <draw:g>
                  <svg:desc>Graph.J1:Graph.J1</svg:desc>
                </draw:g>
              </table:table-cell>
              <table:table-cell office:value-type="string">
                <text:p>Mech</text:p>
                <draw:g>
                  <svg:desc>Graph.O1:Graph.O1</svg:desc>
                </draw:g>
              </table:table-cell>
              <table:table-cell office:value-type="string">
                <text:p>Forsaken</text:p>
                <draw:g>
                  <svg:desc>Graph.T1:Graph.T1</svg:desc>
                </draw:g>
              </table:table-cell>
              <table:table-cell office:value-type="string">
                <text:p>Mastermind</text:p>
                <draw:g>
                  <svg:desc>Graph.Y1:Graph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E2:Graph.E23</svg:desc>
                </draw:g>
              </table:table-cell>
              <table:table-cell office:value-type="float" office:value="NaN">
                <text:p>NaN</text:p>
                <draw:g>
                  <svg:desc>Graph.J2:Graph.J23</svg:desc>
                </draw:g>
              </table:table-cell>
              <table:table-cell office:value-type="float" office:value="NaN">
                <text:p>NaN</text:p>
                <draw:g>
                  <svg:desc>Graph.O2:Graph.O23</svg:desc>
                </draw:g>
              </table:table-cell>
              <table:table-cell office:value-type="float" office:value="NaN">
                <text:p>NaN</text:p>
                <draw:g>
                  <svg:desc>Graph.T2:Graph.T23</svg:desc>
                </draw:g>
              </table:table-cell>
              <table:table-cell office:value-type="float" office:value="NaN">
                <text:p>NaN</text:p>
                <draw:g>
                  <svg:desc>Graph.Y2:Graph.Y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.5">
                <text:p>60.5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  <table:table-cell office:value-type="float" office:value="62">
                <text:p>62</text:p>
              </table:table-cell>
              <table:table-cell office:value-type="float" office:value="63.75">
                <text:p>63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.6666666666667">
                <text:p>70.6666666666667</text:p>
              </table:table-cell>
              <table:table-cell office:value-type="float" office:value="70">
                <text:p>70</text:p>
              </table:table-cell>
              <table:table-cell office:value-type="float" office:value="85.75">
                <text:p>85.75</text:p>
              </table:table-cell>
              <table:table-cell office:value-type="float" office:value="71.6666666666667">
                <text:p>71.666666666666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76.2">
                <text:p>76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7.384615384615">
                <text:p>107.384615384615</text:p>
              </table:table-cell>
              <table:table-cell office:value-type="float" office:value="109">
                <text:p>109</text:p>
              </table:table-cell>
              <table:table-cell office:value-type="float" office:value="111.15625">
                <text:p>111.15625</text:p>
              </table:table-cell>
              <table:table-cell office:value-type="float" office:value="108.636363636364">
                <text:p>108.636363636364</text:p>
              </table:table-cell>
              <table:table-cell office:value-type="float" office:value="104.647058823529">
                <text:p>104.6470588235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7.5">
                <text:p>117.5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.2">
                <text:p>107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6.428571428571">
                <text:p>126.428571428571</text:p>
              </table:table-cell>
              <table:table-cell office:value-type="float" office:value="115.666666666667">
                <text:p>115.666666666667</text:p>
              </table:table-cell>
              <table:table-cell office:value-type="float" office:value="133.625">
                <text:p>133.625</text:p>
              </table:table-cell>
              <table:table-cell office:value-type="float" office:value="132.5">
                <text:p>132.5</text:p>
              </table:table-cell>
              <table:table-cell office:value-type="float" office:value="116.823529411765">
                <text:p>116.8235294117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9.75">
                <text:p>139.75</text:p>
              </table:table-cell>
              <table:table-cell office:value-type="float" office:value="139.777777777778">
                <text:p>139.777777777778</text:p>
              </table:table-cell>
              <table:table-cell office:value-type="float" office:value="136.416666666667">
                <text:p>136.416666666667</text:p>
              </table:table-cell>
              <table:table-cell office:value-type="float" office:value="130">
                <text:p>130</text:p>
              </table:table-cell>
              <table:table-cell office:value-type="float" office:value="133.45">
                <text:p>133.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8.686666666667">
                <text:p>148.686666666667</text:p>
              </table:table-cell>
              <table:table-cell office:value-type="float" office:value="144.811764705882">
                <text:p>144.811764705882</text:p>
              </table:table-cell>
              <table:table-cell office:value-type="float" office:value="144.533333333333">
                <text:p>144.533333333333</text:p>
              </table:table-cell>
              <table:table-cell office:value-type="float" office:value="149.28125">
                <text:p>149.28125</text:p>
              </table:table-cell>
              <table:table-cell office:value-type="float" office:value="144.530413625304">
                <text:p>144.5304136253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2.843137254902">
                <text:p>162.843137254902</text:p>
              </table:table-cell>
              <table:table-cell office:value-type="float" office:value="165.833333333333">
                <text:p>165.833333333333</text:p>
              </table:table-cell>
              <table:table-cell office:value-type="float" office:value="162.5">
                <text:p>162.5</text:p>
              </table:table-cell>
              <table:table-cell office:value-type="float" office:value="165.8">
                <text:p>165.8</text:p>
              </table:table-cell>
              <table:table-cell office:value-type="float" office:value="154.527027027027">
                <text:p>154.5270270270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8.222222222222">
                <text:p>168.222222222222</text:p>
              </table:table-cell>
              <table:table-cell office:value-type="float" office:value="164.5">
                <text:p>164.5</text:p>
              </table:table-cell>
              <table:table-cell office:value-type="float" office:value="174.363636363636">
                <text:p>174.363636363636</text:p>
              </table:table-cell>
              <table:table-cell office:value-type="float" office:value="171.222222222222">
                <text:p>171.222222222222</text:p>
              </table:table-cell>
              <table:table-cell office:value-type="float" office:value="163.2">
                <text:p>163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9.512820512821">
                <text:p>189.512820512821</text:p>
              </table:table-cell>
              <table:table-cell office:value-type="float" office:value="181.2">
                <text:p>181.2</text:p>
              </table:table-cell>
              <table:table-cell office:value-type="float" office:value="186.41935483871">
                <text:p>186.41935483871</text:p>
              </table:table-cell>
              <table:table-cell office:value-type="float" office:value="179.434782608696">
                <text:p>179.434782608696</text:p>
              </table:table-cell>
              <table:table-cell office:value-type="float" office:value="181.169230769231">
                <text:p>181.1692307692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4.090909090909">
                <text:p>204.090909090909</text:p>
              </table:table-cell>
              <table:table-cell office:value-type="float" office:value="201.681818181818">
                <text:p>201.681818181818</text:p>
              </table:table-cell>
              <table:table-cell office:value-type="float" office:value="208.295454545455">
                <text:p>208.295454545455</text:p>
              </table:table-cell>
              <table:table-cell office:value-type="float" office:value="202.884615384615">
                <text:p>202.884615384615</text:p>
              </table:table-cell>
              <table:table-cell office:value-type="float" office:value="193.2">
                <text:p>193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8">
                <text:p>228</text:p>
              </table:table-cell>
              <table:table-cell office:value-type="float" office:value="234.333333333333">
                <text:p>234.333333333333</text:p>
              </table:table-cell>
              <table:table-cell office:value-type="float" office:value="212.333333333333">
                <text:p>212.333333333333</text:p>
              </table:table-cell>
              <table:table-cell office:value-type="float" office:value="203.25">
                <text:p>203.25</text:p>
              </table:table-cell>
              <table:table-cell office:value-type="float" office:value="213.090909090909">
                <text:p>213.0909090909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7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275.5">
                <text:p>275.5</text:p>
              </table:table-cell>
              <table:table-cell office:value-type="float" office:value="207">
                <text:p>207</text:p>
              </table:table-cell>
              <table:table-cell office:value-type="float" office:value="202.166666666667">
                <text:p>202.1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3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307">
                <text:p>307</text:p>
              </table:table-cell>
              <table:table-cell office:value-type="float" office:value="253">
                <text:p>253</text:p>
              </table:table-cell>
              <table:table-cell office:value-type="float" office:value="177.333333333333">
                <text:p>177.3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296cm" svg:height="24.467cm" xlink:href=".." xlink:type="simple" chart:class="chart:bar" chart:style-name="ch1">
        <chart:title svg:x="20.496cm" svg:y="0.625cm" chart:style-name="ch2">
          <text:p>Leaks</text:p>
        </chart:title>
        <chart:legend chart:legend-position="end" svg:x="39.742cm" svg:y="10.873cm" style:legend-expansion="high" chart:style-name="ch3"/>
        <chart:plot-area chart:style-name="ch4" table:cell-range-address="Graph.F1:Graph.F23 Graph.K1:Graph.K23 Graph.P1:Graph.P23 Graph.U1:Graph.U23 Graph.Z1:Graph.Z23" chart:data-source-has-labels="row" svg:x="1.883cm" svg:y="2.871cm" svg:width="36.169cm" svg:height="20.099cm">
          <chartooo:coordinate-region svg:x="2.504cm" svg:y="3.083cm" svg:width="35.548cm" svg:height="19.214cm"/>
          <chart:axis chart:dimension="x" chart:name="primary-x" chart:style-name="ch5">
            <chart:title svg:x="19.526cm" svg:y="23.46cm" chart:style-name="ch6">
              <text:p>Level</text:p>
            </chart:title>
          </chart:axis>
          <chart:axis chart:dimension="y" chart:name="primary-y" chart:style-name="ch7">
            <chart:title svg:x="0.451cm" svg:y="13.427cm" chart:style-name="ch8">
              <text:p>Leaks</text:p>
            </chart:title>
            <chart:grid chart:style-name="ch9" chart:class="major"/>
          </chart:axis>
          <chart:series chart:style-name="ch10" chart:values-cell-range-address="Graph.F2:Graph.F23" chart:label-cell-address="Graph.F1:Graph.F1" chart:class="chart:bar">
            <chart:data-point chart:repeated="22"/>
          </chart:series>
          <chart:series chart:style-name="ch11" chart:values-cell-range-address="Graph.K2:Graph.K23" chart:label-cell-address="Graph.K1:Graph.K1" chart:class="chart:bar">
            <chart:data-point chart:repeated="22"/>
          </chart:series>
          <chart:series chart:style-name="ch12" chart:values-cell-range-address="Graph.P2:Graph.P23" chart:label-cell-address="Graph.P1:Graph.P1" chart:class="chart:bar">
            <chart:data-point chart:repeated="22"/>
          </chart:series>
          <chart:series chart:style-name="ch13" chart:values-cell-range-address="Graph.U2:Graph.U23" chart:label-cell-address="Graph.U1:Graph.U1" chart:class="chart:bar">
            <chart:data-point chart:repeated="22"/>
          </chart:series>
          <chart:series chart:style-name="ch14" chart:values-cell-range-address="Graph.Z2:Graph.Z23" chart:label-cell-address="Graph.Z1:Graph.Z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F1:Graph.F1</svg:desc>
                </draw:g>
              </table:table-cell>
              <table:table-cell office:value-type="string">
                <text:p>Grove</text:p>
                <draw:g>
                  <svg:desc>Graph.K1:Graph.K1</svg:desc>
                </draw:g>
              </table:table-cell>
              <table:table-cell office:value-type="string">
                <text:p>Mech</text:p>
                <draw:g>
                  <svg:desc>Graph.P1:Graph.P1</svg:desc>
                </draw:g>
              </table:table-cell>
              <table:table-cell office:value-type="string">
                <text:p>Forsaken</text:p>
                <draw:g>
                  <svg:desc>Graph.U1:Graph.U1</svg:desc>
                </draw:g>
              </table:table-cell>
              <table:table-cell office:value-type="string">
                <text:p>Mastermind</text:p>
                <draw:g>
                  <svg:desc>Graph.Z1:Graph.Z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F2:Graph.F23</svg:desc>
                </draw:g>
              </table:table-cell>
              <table:table-cell office:value-type="float" office:value="NaN">
                <text:p>NaN</text:p>
                <draw:g>
                  <svg:desc>Graph.K2:Graph.K23</svg:desc>
                </draw:g>
              </table:table-cell>
              <table:table-cell office:value-type="float" office:value="NaN">
                <text:p>NaN</text:p>
                <draw:g>
                  <svg:desc>Graph.P2:Graph.P23</svg:desc>
                </draw:g>
              </table:table-cell>
              <table:table-cell office:value-type="float" office:value="NaN">
                <text:p>NaN</text:p>
                <draw:g>
                  <svg:desc>Graph.U2:Graph.U23</svg:desc>
                </draw:g>
              </table:table-cell>
              <table:table-cell office:value-type="float" office:value="NaN">
                <text:p>NaN</text:p>
                <draw:g>
                  <svg:desc>Graph.Z2:Graph.Z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.16666666666667">
                <text:p>5.1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5.25">
                <text:p>5.25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8.07692307692308">
                <text:p>8.076923076923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2">
                <text:p>8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69230769230769">
                <text:p>9.69230769230769</text:p>
              </table:table-cell>
              <table:table-cell office:value-type="float" office:value="8">
                <text:p>8</text:p>
              </table:table-cell>
              <table:table-cell office:value-type="float" office:value="5.1875">
                <text:p>5.1875</text:p>
              </table:table-cell>
              <table:table-cell office:value-type="float" office:value="8.36363636363636">
                <text:p>8.36363636363636</text:p>
              </table:table-cell>
              <table:table-cell office:value-type="float" office:value="11.3921568627451">
                <text:p>11.39215686274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42857142857143">
                <text:p>7.42857142857143</text:p>
              </table:table-cell>
              <table:table-cell office:value-type="float" office:value="17.1666666666667">
                <text:p>17.1666666666667</text:p>
              </table:table-cell>
              <table:table-cell office:value-type="float" office:value="12.875">
                <text:p>12.875</text:p>
              </table:table-cell>
              <table:table-cell office:value-type="float" office:value="3">
                <text:p>3</text:p>
              </table:table-cell>
              <table:table-cell office:value-type="float" office:value="12.8235294117647">
                <text:p>12.82352941176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75">
                <text:p>11.75</text:p>
              </table:table-cell>
              <table:table-cell office:value-type="float" office:value="8">
                <text:p>8</text:p>
              </table:table-cell>
              <table:table-cell office:value-type="float" office:value="12.8333333333333">
                <text:p>12.8333333333333</text:p>
              </table:table-cell>
              <table:table-cell office:value-type="float" office:value="17">
                <text:p>17</text:p>
              </table:table-cell>
              <table:table-cell office:value-type="float" office:value="15.875">
                <text:p>15.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93333333333333">
                <text:p>9.93333333333333</text:p>
              </table:table-cell>
              <table:table-cell office:value-type="float" office:value="11.4117647058824">
                <text:p>11.4117647058824</text:p>
              </table:table-cell>
              <table:table-cell office:value-type="float" office:value="12.6222222222222">
                <text:p>12.6222222222222</text:p>
              </table:table-cell>
              <table:table-cell office:value-type="float" office:value="11.46875">
                <text:p>11.46875</text:p>
              </table:table-cell>
              <table:table-cell office:value-type="float" office:value="14.3990267639903">
                <text:p>14.39902676399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8823529411765">
                <text:p>11.8823529411765</text:p>
              </table:table-cell>
              <table:table-cell office:value-type="float" office:value="10.9">
                <text:p>10.9</text:p>
              </table:table-cell>
              <table:table-cell office:value-type="float" office:value="13.5769230769231">
                <text:p>13.5769230769231</text:p>
              </table:table-cell>
              <table:table-cell office:value-type="float" office:value="12.88">
                <text:p>12.88</text:p>
              </table:table-cell>
              <table:table-cell office:value-type="float" office:value="19.2432432432432">
                <text:p>19.24324324324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4444444444444">
                <text:p>10.4444444444444</text:p>
              </table:table-cell>
              <table:table-cell office:value-type="float" office:value="10">
                <text:p>10</text:p>
              </table:table-cell>
              <table:table-cell office:value-type="float" office:value="9.45454545454546">
                <text:p>9.45454545454546</text:p>
              </table:table-cell>
              <table:table-cell office:value-type="float" office:value="16.2222222222222">
                <text:p>16.2222222222222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9487179487179">
                <text:p>14.9487179487179</text:p>
              </table:table-cell>
              <table:table-cell office:value-type="float" office:value="19.68">
                <text:p>19.68</text:p>
              </table:table-cell>
              <table:table-cell office:value-type="float" office:value="18.3870967741935">
                <text:p>18.3870967741935</text:p>
              </table:table-cell>
              <table:table-cell office:value-type="float" office:value="23.6086956521739">
                <text:p>23.6086956521739</text:p>
              </table:table-cell>
              <table:table-cell office:value-type="float" office:value="21.9307692307692">
                <text:p>21.93076923076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.3181818181818">
                <text:p>16.3181818181818</text:p>
              </table:table-cell>
              <table:table-cell office:value-type="float" office:value="17.7272727272727">
                <text:p>17.7272727272727</text:p>
              </table:table-cell>
              <table:table-cell office:value-type="float" office:value="10.5227272727273">
                <text:p>10.5227272727273</text:p>
              </table:table-cell>
              <table:table-cell office:value-type="float" office:value="20.5384615384615">
                <text:p>20.5384615384615</text:p>
              </table:table-cell>
              <table:table-cell office:value-type="float" office:value="27.8285714285714">
                <text:p>27.82857142857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24.3333333333333">
                <text:p>24.3333333333333</text:p>
              </table:table-cell>
              <table:table-cell office:value-type="float" office:value="25.25">
                <text:p>25.25</text:p>
              </table:table-cell>
              <table:table-cell office:value-type="float" office:value="21.9090909090909">
                <text:p>21.90909090909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.3333333333333">
                <text:p>17.3333333333333</text:p>
              </table:table-cell>
              <table:table-cell office:value-type="float" office:value="14.5">
                <text:p>14.5</text:p>
              </table:table-cell>
              <table:table-cell office:value-type="float" office:value="14.75">
                <text:p>14.75</text:p>
              </table:table-cell>
              <table:table-cell office:value-type="float" office:value="42">
                <text:p>42</text:p>
              </table:table-cell>
              <table:table-cell office:value-type="float" office:value="24.8333333333333">
                <text:p>24.83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29.3333333333333">
                <text:p>29.33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00cc00"/>
    </style:style>
    <style:style style:name="ch12" style:family="chart">
      <style:chart-properties chart:solid-type="cuboid"/>
      <style:graphic-properties draw:fill-color="#83caff"/>
    </style:style>
    <style:style style:name="ch13" style:family="chart">
      <style:chart-properties chart:solid-type="cuboid"/>
      <style:graphic-properties draw:fill-color="#c5000b"/>
    </style:style>
    <style:style style:name="ch14" style:family="chart">
      <style:chart-properties chart:solid-type="cuboi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018cm" svg:height="21.107cm" xlink:href=".." xlink:type="simple" chart:class="chart:bar" chart:style-name="ch1">
        <chart:title svg:x="20.397cm" svg:y="0.558cm" chart:style-name="ch2">
          <text:p>Picks</text:p>
        </chart:title>
        <chart:plot-area chart:style-name="ch3" table:cell-range-address="Graph.U267:Graph.U271 Graph.X267:Graph.X271" chart:data-source-has-labels="column" svg:x="1.878cm" svg:y="2.603cm" svg:width="38.46cm" svg:height="17.074cm">
          <chartooo:coordinate-region svg:x="2.499cm" svg:y="2.815cm" svg:width="37.839cm" svg:height="16.189cm"/>
          <chart:axis chart:dimension="x" chart:name="primary-x" chart:style-name="ch4" chartooo:axis-type="auto">
            <chartooo:date-scale/>
            <chart:title svg:x="20.667cm" svg:y="20.1cm" chart:style-name="ch5">
              <text:p>Race</text:p>
            </chart:title>
            <chart:categories table:cell-range-address="Graph.U267:Graph.U271"/>
          </chart:axis>
          <chart:axis chart:dimension="y" chart:name="primary-y" chart:style-name="ch6">
            <chart:title svg:x="0.451cm" svg:y="11.766cm" chart:style-name="ch7">
              <text:p>Chance</text:p>
            </chart:title>
            <chart:grid chart:style-name="ch8" chart:class="major"/>
          </chart:axis>
          <chart:series chart:style-name="ch9" chart:values-cell-range-address="Graph.X267:Graph.X271" chart:class="chart:bar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X</text:p>
              </table:table-cell>
            </table:table-row>
          </table:table-header-rows>
          <table:table-rows>
            <table:table-row>
              <table:table-cell office:value-type="string">
                <text:p>Element</text:p>
                <draw:g>
                  <svg:desc>Graph.U267:Graph.U271</svg:desc>
                </draw:g>
              </table:table-cell>
              <table:table-cell office:value-type="float" office:value="16.358024691358">
                <text:p>16.358024691358</text:p>
                <draw:g>
                  <svg:desc>Graph.X267:Graph.X271</svg:desc>
                </draw:g>
              </table:table-cell>
            </table:table-row>
            <table:table-row>
              <table:table-cell office:value-type="string">
                <text:p>Grove</text:p>
              </table:table-cell>
              <table:table-cell office:value-type="float" office:value="10.3909465020576">
                <text:p>10.3909465020576</text:p>
              </table:table-cell>
            </table:table-row>
            <table:table-row>
              <table:table-cell office:value-type="string">
                <text:p>Mech</text:p>
              </table:table-cell>
              <table:table-cell office:value-type="float" office:value="13.8374485596708">
                <text:p>13.8374485596708</text:p>
              </table:table-cell>
            </table:table-row>
            <table:table-row>
              <table:table-cell office:value-type="string">
                <text:p>Forsaken</text:p>
              </table:table-cell>
              <table:table-cell office:value-type="float" office:value="10.9053497942387">
                <text:p>10.9053497942387</text:p>
              </table:table-cell>
            </table:table-row>
            <table:table-row>
              <table:table-cell office:value-type="string">
                <text:p>Mastermind</text:p>
              </table:table-cell>
              <table:table-cell office:value-type="float" office:value="48.5082304526749">
                <text:p>48.508230452674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00cc00"/>
    </style:style>
    <style:style style:name="ch12" style:family="chart">
      <style:chart-properties chart:solid-type="cuboid"/>
    </style:style>
    <style:style style:name="ch13" style:family="chart">
      <style:chart-properties chart:solid-type="cuboid"/>
      <style:graphic-properties draw:fill-color="#c5000b"/>
    </style:style>
    <style:style style:name="ch14" style:family="chart">
      <style:chart-properties chart:solid-type="cuboid"/>
      <style:graphic-properties draw:fill-color="#00000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1.832cm" svg:height="22.702cm" xlink:href=".." xlink:type="simple" chart:class="chart:bar" chart:style-name="ch1">
        <chart:title svg:x="19.721cm" svg:y="0.59cm" chart:style-name="ch2">
          <text:p>Winchance</text:p>
        </chart:title>
        <chart:plot-area chart:style-name="ch3" table:cell-range-address="Graph.U272:Graph.U276 Graph.X272:Graph.X276" chart:data-source-has-labels="column" svg:x="1.873cm" svg:y="2.64cm" svg:width="38.284cm" svg:height="18.507cm">
          <chartooo:coordinate-region svg:x="2.494cm" svg:y="2.852cm" svg:width="37.663cm" svg:height="17.622cm"/>
          <chart:axis chart:dimension="x" chart:name="primary-x" chart:style-name="ch4" chartooo:axis-type="auto">
            <chartooo:date-scale/>
            <chart:title svg:x="20.574cm" svg:y="21.602cm" chart:style-name="ch5">
              <text:p>Race</text:p>
            </chart:title>
            <chart:categories table:cell-range-address="Graph.U272:Graph.U276"/>
          </chart:axis>
          <chart:axis chart:dimension="y" chart:name="primary-y" chart:style-name="ch6">
            <chart:title svg:x="0.45cm" svg:y="12.916cm" chart:style-name="ch7">
              <text:p>Chanc e in %</text:p>
            </chart:title>
            <chart:grid chart:style-name="ch8" chart:class="major"/>
          </chart:axis>
          <chart:series chart:style-name="ch9" chart:values-cell-range-address="Graph.X272:Graph.X276" chart:class="chart:bar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X</text:p>
              </table:table-cell>
            </table:table-row>
          </table:table-header-rows>
          <table:table-rows>
            <table:table-row>
              <table:table-cell office:value-type="string">
                <text:p>Element</text:p>
                <draw:g>
                  <svg:desc>Graph.U272:Graph.U276</svg:desc>
                </draw:g>
              </table:table-cell>
              <table:table-cell office:value-type="float" office:value="55.3459119496855">
                <text:p>55.3459119496855</text:p>
                <draw:g>
                  <svg:desc>Graph.X272:Graph.X276</svg:desc>
                </draw:g>
              </table:table-cell>
            </table:table-row>
            <table:table-row>
              <table:table-cell office:value-type="string">
                <text:p>Grove</text:p>
              </table:table-cell>
              <table:table-cell office:value-type="float" office:value="57.9207920792079">
                <text:p>57.9207920792079</text:p>
              </table:table-cell>
            </table:table-row>
            <table:table-row>
              <table:table-cell office:value-type="string">
                <text:p>Mech</text:p>
              </table:table-cell>
              <table:table-cell office:value-type="float" office:value="66.1710037174721">
                <text:p>66.1710037174721</text:p>
              </table:table-cell>
            </table:table-row>
            <table:table-row>
              <table:table-cell office:value-type="string">
                <text:p>Forsaken</text:p>
              </table:table-cell>
              <table:table-cell office:value-type="float" office:value="42.9245283018868">
                <text:p>42.9245283018868</text:p>
              </table:table-cell>
            </table:table-row>
            <table:table-row>
              <table:table-cell office:value-type="string">
                <text:p>Mastermind</text:p>
              </table:table-cell>
              <table:table-cell office:value-type="float" office:value="43.4782608695652">
                <text:p>43.478260869565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1.809cm" svg:height="21.957cm" xlink:href=".." xlink:type="simple" chart:class="chart:bar" chart:style-name="ch1">
        <chart:title svg:x="19.008cm" svg:y="0.575cm" chart:style-name="ch2">
          <text:p>Lvl game ended on</text:p>
        </chart:title>
        <chart:plot-area chart:style-name="ch3" table:cell-range-address="Graph.V373:Graph.V393" svg:x="1.874cm" svg:y="2.671cm" svg:width="38.263cm" svg:height="17.839cm">
          <chartooo:coordinate-region svg:x="2.681cm" svg:y="2.883cm" svg:width="37.456cm" svg:height="16.954cm"/>
          <chart:axis chart:dimension="x" chart:name="primary-x" chart:style-name="ch4">
            <chart:title svg:x="20.564cm" svg:y="20.95cm" chart:style-name="ch5">
              <text:p>Level</text:p>
            </chart:title>
          </chart:axis>
          <chart:axis chart:dimension="y" chart:name="primary-y" chart:style-name="ch6">
            <chart:title svg:x="0.451cm" svg:y="12.19cm" chart:style-name="ch7">
              <text:p>Games</text:p>
            </chart:title>
            <chart:grid chart:style-name="ch8" chart:class="major"/>
          </chart:axis>
          <chart:series chart:style-name="ch9" chart:values-cell-range-address="Graph.V373:Graph.V393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Graph.V373:Graph.V3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